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6.2988in" svg:height="3.5429in" svg:x="5.7343in" svg:y="0.0394in">
            <draw:object draw:notify-on-update-of-ranges="Sheet1.D2:Sheet1.D125 Sheet1.F1:Sheet1.F1 Sheet1.F2:Sheet1.F1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7004in" svg:y="3.5697in">
            <draw:object draw:notify-on-update-of-ranges="Sheet1.E2:Sheet1.E125 Sheet1.F1:Sheet1.F1 Sheet1.F2:Sheet1.F1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Distance </text:p>
          </table:table-cell>
          <table:table-cell office:value-type="string" calcext:value-type="string">
            <text:p>Moved</text:p>
          </table:table-cell>
          <table:table-cell office:value-type="string" calcext:value-type="string">
            <text:p>lower y</text:p>
          </table:table-cell>
          <table:table-cell office:value-type="string" calcext:value-type="string">
            <text:p>upper y</text:p>
          </table:table-cell>
          <table:table-cell office:value-type="string" calcext:value-type="string">
            <text:p>Distance 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95*2.56/100)+[.C2]" office:value-type="float" office:value="2.431572" calcext:value-type="float">
            <text:p>2.431572</text:p>
          </table:table-cell>
          <table:table-cell office:value-type="float" office:value="-0.000428" calcext:value-type="float">
            <text:p>-0.000428</text:p>
          </table:table-cell>
          <table:table-cell office:value-type="float" office:value="69.702446" calcext:value-type="float">
            <text:p>69.702446</text:p>
          </table:table-cell>
          <table:table-cell office:value-type="float" office:value="52.410149" calcext:value-type="float">
            <text:p>52.410149</text:p>
          </table:table-cell>
          <table:table-cell table:formula="of:=(95*2.56/100)+[.C2]" office:value-type="float" office:value="2.431572" calcext:value-type="float">
            <text:p>2.431572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formula="of:=(95*2.56/100)+[.C3]" office:value-type="float" office:value="2.419683" calcext:value-type="float">
            <text:p>2.419683</text:p>
          </table:table-cell>
          <table:table-cell office:value-type="float" office:value="-0.012317" calcext:value-type="float">
            <text:p>-0.012317</text:p>
          </table:table-cell>
          <table:table-cell office:value-type="float" office:value="69.616135" calcext:value-type="float">
            <text:p>69.616135</text:p>
          </table:table-cell>
          <table:table-cell office:value-type="float" office:value="52.355244" calcext:value-type="float">
            <text:p>52.355244</text:p>
          </table:table-cell>
          <table:table-cell table:formula="of:=(95*2.56/100)+[.C3]" office:value-type="float" office:value="2.419683" calcext:value-type="float">
            <text:p>2.4196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95*2.56/100)+[.C4]" office:value-type="float" office:value="2.410135" calcext:value-type="float">
            <text:p>2.410135</text:p>
          </table:table-cell>
          <table:table-cell office:value-type="float" office:value="-0.021865" calcext:value-type="float">
            <text:p>-0.021865</text:p>
          </table:table-cell>
          <table:table-cell office:value-type="float" office:value="68.903244" calcext:value-type="float">
            <text:p>68.903244</text:p>
          </table:table-cell>
          <table:table-cell office:value-type="float" office:value="52.566235" calcext:value-type="float">
            <text:p>52.566235</text:p>
          </table:table-cell>
          <table:table-cell table:formula="of:=(95*2.56/100)+[.C4]" office:value-type="float" office:value="2.410135" calcext:value-type="float">
            <text:p>2.410135</text:p>
          </table:table-cell>
        </table:table-row>
        <table:table-row table:style-name="ro1">
          <table:table-cell/>
          <table:table-cell table:formula="of:=(95*2.56/100)+[.C5]" office:value-type="float" office:value="2.385533" calcext:value-type="float">
            <text:p>2.385533</text:p>
          </table:table-cell>
          <table:table-cell office:value-type="float" office:value="-0.046467" calcext:value-type="float">
            <text:p>-0.046467</text:p>
          </table:table-cell>
          <table:table-cell office:value-type="float" office:value="69.776932" calcext:value-type="float">
            <text:p>69.776932</text:p>
          </table:table-cell>
          <table:table-cell office:value-type="float" office:value="52.27422" calcext:value-type="float">
            <text:p>52.27422</text:p>
          </table:table-cell>
          <table:table-cell table:formula="of:=(95*2.56/100)+[.C5]" office:value-type="float" office:value="2.385533" calcext:value-type="float">
            <text:p>2.385533</text:p>
          </table:table-cell>
        </table:table-row>
        <table:table-row table:style-name="ro1">
          <table:table-cell/>
          <table:table-cell table:formula="of:=(95*2.56/100)+[.C6]" office:value-type="float" office:value="2.350224" calcext:value-type="float">
            <text:p>2.350224</text:p>
          </table:table-cell>
          <table:table-cell office:value-type="float" office:value="-0.081776" calcext:value-type="float">
            <text:p>-0.081776</text:p>
          </table:table-cell>
          <table:table-cell office:value-type="float" office:value="70.961472" calcext:value-type="float">
            <text:p>70.961472</text:p>
          </table:table-cell>
          <table:table-cell office:value-type="float" office:value="53.857033" calcext:value-type="float">
            <text:p>53.857033</text:p>
          </table:table-cell>
          <table:table-cell table:formula="of:=(95*2.56/100)+[.C6]" office:value-type="float" office:value="2.350224" calcext:value-type="float">
            <text:p>2.350224</text:p>
          </table:table-cell>
        </table:table-row>
        <table:table-row table:style-name="ro1">
          <table:table-cell/>
          <table:table-cell table:formula="of:=(95*2.56/100)+[.C7]" office:value-type="float" office:value="2.323021" calcext:value-type="float">
            <text:p>2.323021</text:p>
          </table:table-cell>
          <table:table-cell office:value-type="float" office:value="-0.108979" calcext:value-type="float">
            <text:p>-0.108979</text:p>
          </table:table-cell>
          <table:table-cell office:value-type="float" office:value="70.973557" calcext:value-type="float">
            <text:p>70.973557</text:p>
          </table:table-cell>
          <table:table-cell office:value-type="float" office:value="53.465565" calcext:value-type="float">
            <text:p>53.465565</text:p>
          </table:table-cell>
          <table:table-cell table:formula="of:=(95*2.56/100)+[.C7]" office:value-type="float" office:value="2.323021" calcext:value-type="float">
            <text:p>2.323021</text:p>
          </table:table-cell>
        </table:table-row>
        <table:table-row table:style-name="ro1">
          <table:table-cell/>
          <table:table-cell table:formula="of:=(95*2.56/100)+[.C8]" office:value-type="float" office:value="2.291587" calcext:value-type="float">
            <text:p>2.291587</text:p>
          </table:table-cell>
          <table:table-cell office:value-type="float" office:value="-0.140413" calcext:value-type="float">
            <text:p>-0.140413</text:p>
          </table:table-cell>
          <table:table-cell office:value-type="float" office:value="71.290741" calcext:value-type="float">
            <text:p>71.290741</text:p>
          </table:table-cell>
          <table:table-cell office:value-type="float" office:value="54.113419" calcext:value-type="float">
            <text:p>54.113419</text:p>
          </table:table-cell>
          <table:table-cell table:formula="of:=(95*2.56/100)+[.C8]" office:value-type="float" office:value="2.291587" calcext:value-type="float">
            <text:p>2.291587</text:p>
          </table:table-cell>
        </table:table-row>
        <table:table-row table:style-name="ro1">
          <table:table-cell/>
          <table:table-cell table:formula="of:=(95*2.56/100)+[.C9]" office:value-type="float" office:value="2.246552" calcext:value-type="float">
            <text:p>2.246552</text:p>
          </table:table-cell>
          <table:table-cell office:value-type="float" office:value="-0.185448" calcext:value-type="float">
            <text:p>-0.185448</text:p>
          </table:table-cell>
          <table:table-cell office:value-type="float" office:value="72.158928" calcext:value-type="float">
            <text:p>72.158928</text:p>
          </table:table-cell>
          <table:table-cell office:value-type="float" office:value="54.406727" calcext:value-type="float">
            <text:p>54.406727</text:p>
          </table:table-cell>
          <table:table-cell table:formula="of:=(95*2.56/100)+[.C9]" office:value-type="float" office:value="2.246552" calcext:value-type="float">
            <text:p>2.246552</text:p>
          </table:table-cell>
        </table:table-row>
        <table:table-row table:style-name="ro1">
          <table:table-cell/>
          <table:table-cell table:formula="of:=(95*2.56/100)+[.C10]" office:value-type="float" office:value="2.220862" calcext:value-type="float">
            <text:p>2.220862</text:p>
          </table:table-cell>
          <table:table-cell office:value-type="float" office:value="-0.211138" calcext:value-type="float">
            <text:p>-0.211138</text:p>
          </table:table-cell>
          <table:table-cell office:value-type="float" office:value="72.458382" calcext:value-type="float">
            <text:p>72.458382</text:p>
          </table:table-cell>
          <table:table-cell office:value-type="float" office:value="54.454262" calcext:value-type="float">
            <text:p>54.454262</text:p>
          </table:table-cell>
          <table:table-cell table:formula="of:=(95*2.56/100)+[.C10]" office:value-type="float" office:value="2.220862" calcext:value-type="float">
            <text:p>2.220862</text:p>
          </table:table-cell>
        </table:table-row>
        <table:table-row table:style-name="ro1">
          <table:table-cell/>
          <table:table-cell table:formula="of:=(95*2.56/100)+[.C11]" office:value-type="float" office:value="2.187615" calcext:value-type="float">
            <text:p>2.187615</text:p>
          </table:table-cell>
          <table:table-cell office:value-type="float" office:value="-0.244385" calcext:value-type="float">
            <text:p>-0.244385</text:p>
          </table:table-cell>
          <table:table-cell office:value-type="float" office:value="73.927505" calcext:value-type="float">
            <text:p>73.927505</text:p>
          </table:table-cell>
          <table:table-cell office:value-type="float" office:value="55.274658" calcext:value-type="float">
            <text:p>55.274658</text:p>
          </table:table-cell>
          <table:table-cell table:formula="of:=(95*2.56/100)+[.C11]" office:value-type="float" office:value="2.187615" calcext:value-type="float">
            <text:p>2.187615</text:p>
          </table:table-cell>
        </table:table-row>
        <table:table-row table:style-name="ro1">
          <table:table-cell/>
          <table:table-cell table:formula="of:=(95*2.56/100)+[.C12]" office:value-type="float" office:value="2.161621" calcext:value-type="float">
            <text:p>2.161621</text:p>
          </table:table-cell>
          <table:table-cell office:value-type="float" office:value="-0.270379" calcext:value-type="float">
            <text:p>-0.270379</text:p>
          </table:table-cell>
          <table:table-cell office:value-type="float" office:value="73.724892" calcext:value-type="float">
            <text:p>73.724892</text:p>
          </table:table-cell>
          <table:table-cell office:value-type="float" office:value="55.547859" calcext:value-type="float">
            <text:p>55.547859</text:p>
          </table:table-cell>
          <table:table-cell table:formula="of:=(95*2.56/100)+[.C12]" office:value-type="float" office:value="2.161621" calcext:value-type="float">
            <text:p>2.161621</text:p>
          </table:table-cell>
        </table:table-row>
        <table:table-row table:style-name="ro1">
          <table:table-cell/>
          <table:table-cell table:formula="of:=(95*2.56/100)+[.C13]" office:value-type="float" office:value="2.115982" calcext:value-type="float">
            <text:p>2.115982</text:p>
          </table:table-cell>
          <table:table-cell office:value-type="float" office:value="-0.316018" calcext:value-type="float">
            <text:p>-0.316018</text:p>
          </table:table-cell>
          <table:table-cell office:value-type="float" office:value="74.823463" calcext:value-type="float">
            <text:p>74.823463</text:p>
          </table:table-cell>
          <table:table-cell office:value-type="float" office:value="55.820866" calcext:value-type="float">
            <text:p>55.820866</text:p>
          </table:table-cell>
          <table:table-cell table:formula="of:=(95*2.56/100)+[.C13]" office:value-type="float" office:value="2.115982" calcext:value-type="float">
            <text:p>2.115982</text:p>
          </table:table-cell>
        </table:table-row>
        <table:table-row table:style-name="ro1">
          <table:table-cell/>
          <table:table-cell table:formula="of:=(95*2.56/100)+[.C14]" office:value-type="float" office:value="2.089989" calcext:value-type="float">
            <text:p>2.089989</text:p>
          </table:table-cell>
          <table:table-cell office:value-type="float" office:value="-0.342011" calcext:value-type="float">
            <text:p>-0.342011</text:p>
          </table:table-cell>
          <table:table-cell office:value-type="float" office:value="74.919357" calcext:value-type="float">
            <text:p>74.919357</text:p>
          </table:table-cell>
          <table:table-cell office:value-type="float" office:value="55.29987" calcext:value-type="float">
            <text:p>55.29987</text:p>
          </table:table-cell>
          <table:table-cell table:formula="of:=(95*2.56/100)+[.C14]" office:value-type="float" office:value="2.089989" calcext:value-type="float">
            <text:p>2.089989</text:p>
          </table:table-cell>
        </table:table-row>
        <table:table-row table:style-name="ro1">
          <table:table-cell/>
          <table:table-cell table:formula="of:=(95*2.56/100)+[.C15]" office:value-type="float" office:value="2.055231" calcext:value-type="float">
            <text:p>2.055231</text:p>
          </table:table-cell>
          <table:table-cell office:value-type="float" office:value="-0.376769" calcext:value-type="float">
            <text:p>-0.376769</text:p>
          </table:table-cell>
          <table:table-cell office:value-type="float" office:value="77.082306" calcext:value-type="float">
            <text:p>77.082306</text:p>
          </table:table-cell>
          <table:table-cell office:value-type="float" office:value="57.152981" calcext:value-type="float">
            <text:p>57.152981</text:p>
          </table:table-cell>
          <table:table-cell table:formula="of:=(95*2.56/100)+[.C15]" office:value-type="float" office:value="2.055231" calcext:value-type="float">
            <text:p>2.055231</text:p>
          </table:table-cell>
        </table:table-row>
        <table:table-row table:style-name="ro1">
          <table:table-cell/>
          <table:table-cell table:formula="of:=(95*2.56/100)+[.C16]" office:value-type="float" office:value="2.030749" calcext:value-type="float">
            <text:p>2.030749</text:p>
          </table:table-cell>
          <table:table-cell office:value-type="float" office:value="-0.401251" calcext:value-type="float">
            <text:p>-0.401251</text:p>
          </table:table-cell>
          <table:table-cell office:value-type="float" office:value="78.427933" calcext:value-type="float">
            <text:p>78.427933</text:p>
          </table:table-cell>
          <table:table-cell office:value-type="float" office:value="58.132492" calcext:value-type="float">
            <text:p>58.132492</text:p>
          </table:table-cell>
          <table:table-cell table:formula="of:=(95*2.56/100)+[.C16]" office:value-type="float" office:value="2.030749" calcext:value-type="float">
            <text:p>2.030749</text:p>
          </table:table-cell>
        </table:table-row>
        <table:table-row table:style-name="ro1">
          <table:table-cell/>
          <table:table-cell table:formula="of:=(95*2.56/100)+[.C17]" office:value-type="float" office:value="1.98511" calcext:value-type="float">
            <text:p>1.98511</text:p>
          </table:table-cell>
          <table:table-cell office:value-type="float" office:value="-0.44689" calcext:value-type="float">
            <text:p>-0.44689</text:p>
          </table:table-cell>
          <table:table-cell office:value-type="float" office:value="78.445442" calcext:value-type="float">
            <text:p>78.445442</text:p>
          </table:table-cell>
          <table:table-cell office:value-type="float" office:value="59.157509" calcext:value-type="float">
            <text:p>59.157509</text:p>
          </table:table-cell>
          <table:table-cell table:formula="of:=(95*2.56/100)+[.C17]" office:value-type="float" office:value="1.98511" calcext:value-type="float">
            <text:p>1.98511</text:p>
          </table:table-cell>
        </table:table-row>
        <table:table-row table:style-name="ro1">
          <table:table-cell/>
          <table:table-cell table:formula="of:=(95*2.56/100)+[.C18]" office:value-type="float" office:value="1.972416" calcext:value-type="float">
            <text:p>1.972416</text:p>
          </table:table-cell>
          <table:table-cell office:value-type="float" office:value="-0.459584" calcext:value-type="float">
            <text:p>-0.459584</text:p>
          </table:table-cell>
          <table:table-cell office:value-type="float" office:value="78.043381" calcext:value-type="float">
            <text:p>78.043381</text:p>
          </table:table-cell>
          <table:table-cell office:value-type="float" office:value="60.211044" calcext:value-type="float">
            <text:p>60.211044</text:p>
          </table:table-cell>
          <table:table-cell table:formula="of:=(95*2.56/100)+[.C18]" office:value-type="float" office:value="1.972416" calcext:value-type="float">
            <text:p>1.972416</text:p>
          </table:table-cell>
        </table:table-row>
        <table:table-row table:style-name="ro1">
          <table:table-cell/>
          <table:table-cell table:formula="of:=(95*2.56/100)+[.C19]" office:value-type="float" office:value="1.952467" calcext:value-type="float">
            <text:p>1.952467</text:p>
          </table:table-cell>
          <table:table-cell office:value-type="float" office:value="-0.479533" calcext:value-type="float">
            <text:p>-0.479533</text:p>
          </table:table-cell>
          <table:table-cell office:value-type="float" office:value="78.856506" calcext:value-type="float">
            <text:p>78.856506</text:p>
          </table:table-cell>
          <table:table-cell office:value-type="float" office:value="59.492435" calcext:value-type="float">
            <text:p>59.492435</text:p>
          </table:table-cell>
          <table:table-cell table:formula="of:=(95*2.56/100)+[.C19]" office:value-type="float" office:value="1.952467" calcext:value-type="float">
            <text:p>1.952467</text:p>
          </table:table-cell>
        </table:table-row>
        <table:table-row table:style-name="ro1">
          <table:table-cell/>
          <table:table-cell table:formula="of:=(95*2.56/100)+[.C20]" office:value-type="float" office:value="1.939168" calcext:value-type="float">
            <text:p>1.939168</text:p>
          </table:table-cell>
          <table:table-cell office:value-type="float" office:value="-0.492832" calcext:value-type="float">
            <text:p>-0.492832</text:p>
          </table:table-cell>
          <table:table-cell office:value-type="float" office:value="78.655525" calcext:value-type="float">
            <text:p>78.655525</text:p>
          </table:table-cell>
          <table:table-cell office:value-type="float" office:value="60.141075" calcext:value-type="float">
            <text:p>60.141075</text:p>
          </table:table-cell>
          <table:table-cell table:formula="of:=(95*2.56/100)+[.C20]" office:value-type="float" office:value="1.939168" calcext:value-type="float">
            <text:p>1.939168</text:p>
          </table:table-cell>
        </table:table-row>
        <table:table-row table:style-name="ro1">
          <table:table-cell/>
          <table:table-cell table:formula="of:=(95*2.56/100)+[.C21]" office:value-type="float" office:value="1.926172" calcext:value-type="float">
            <text:p>1.926172</text:p>
          </table:table-cell>
          <table:table-cell office:value-type="float" office:value="-0.505828" calcext:value-type="float">
            <text:p>-0.505828</text:p>
          </table:table-cell>
          <table:table-cell office:value-type="float" office:value="79.277672" calcext:value-type="float">
            <text:p>79.277672</text:p>
          </table:table-cell>
          <table:table-cell office:value-type="float" office:value="59.503716" calcext:value-type="float">
            <text:p>59.503716</text:p>
          </table:table-cell>
          <table:table-cell table:formula="of:=(95*2.56/100)+[.C21]" office:value-type="float" office:value="1.926172" calcext:value-type="float">
            <text:p>1.926172</text:p>
          </table:table-cell>
        </table:table-row>
        <table:table-row table:style-name="ro1">
          <table:table-cell/>
          <table:table-cell table:formula="of:=(95*2.56/100)+[.C22]" office:value-type="float" office:value="1.892925" calcext:value-type="float">
            <text:p>1.892925</text:p>
          </table:table-cell>
          <table:table-cell office:value-type="float" office:value="-0.539075" calcext:value-type="float">
            <text:p>-0.539075</text:p>
          </table:table-cell>
          <table:table-cell office:value-type="float" office:value="80.091812" calcext:value-type="float">
            <text:p>80.091812</text:p>
          </table:table-cell>
          <table:table-cell office:value-type="float" office:value="59.953888" calcext:value-type="float">
            <text:p>59.953888</text:p>
          </table:table-cell>
          <table:table-cell table:formula="of:=(95*2.56/100)+[.C22]" office:value-type="float" office:value="1.892925" calcext:value-type="float">
            <text:p>1.892925</text:p>
          </table:table-cell>
        </table:table-row>
        <table:table-row table:style-name="ro1">
          <table:table-cell/>
          <table:table-cell table:formula="of:=(95*2.56/100)+[.C23]" office:value-type="float" office:value="1.880231" calcext:value-type="float">
            <text:p>1.880231</text:p>
          </table:table-cell>
          <table:table-cell office:value-type="float" office:value="-0.551769" calcext:value-type="float">
            <text:p>-0.551769</text:p>
          </table:table-cell>
          <table:table-cell office:value-type="float" office:value="79.777802" calcext:value-type="float">
            <text:p>79.777802</text:p>
          </table:table-cell>
          <table:table-cell office:value-type="float" office:value="60.158321" calcext:value-type="float">
            <text:p>60.158321</text:p>
          </table:table-cell>
          <table:table-cell table:formula="of:=(95*2.56/100)+[.C23]" office:value-type="float" office:value="1.880231" calcext:value-type="float">
            <text:p>1.880231</text:p>
          </table:table-cell>
        </table:table-row>
        <table:table-row table:style-name="ro1">
          <table:table-cell/>
          <table:table-cell table:formula="of:=(95*2.56/100)+[.C24]" office:value-type="float" office:value="1.866932" calcext:value-type="float">
            <text:p>1.866932</text:p>
          </table:table-cell>
          <table:table-cell office:value-type="float" office:value="-0.565068" calcext:value-type="float">
            <text:p>-0.565068</text:p>
          </table:table-cell>
          <table:table-cell office:value-type="float" office:value="81.670349" calcext:value-type="float">
            <text:p>81.670349</text:p>
          </table:table-cell>
          <table:table-cell office:value-type="float" office:value="60.681702" calcext:value-type="float">
            <text:p>60.681702</text:p>
          </table:table-cell>
          <table:table-cell table:formula="of:=(95*2.56/100)+[.C24]" office:value-type="float" office:value="1.866932" calcext:value-type="float">
            <text:p>1.866932</text:p>
          </table:table-cell>
        </table:table-row>
        <table:table-row table:style-name="ro1">
          <table:table-cell/>
          <table:table-cell table:formula="of:=(95*2.56/100)+[.C25]" office:value-type="float" office:value="1.84789" calcext:value-type="float">
            <text:p>1.84789</text:p>
          </table:table-cell>
          <table:table-cell office:value-type="float" office:value="-0.58411" calcext:value-type="float">
            <text:p>-0.58411</text:p>
          </table:table-cell>
          <table:table-cell office:value-type="float" office:value="81.783035" calcext:value-type="float">
            <text:p>81.783035</text:p>
          </table:table-cell>
          <table:table-cell office:value-type="float" office:value="60.955898" calcext:value-type="float">
            <text:p>60.955898</text:p>
          </table:table-cell>
          <table:table-cell table:formula="of:=(95*2.56/100)+[.C25]" office:value-type="float" office:value="1.84789" calcext:value-type="float">
            <text:p>1.84789</text:p>
          </table:table-cell>
        </table:table-row>
        <table:table-row table:style-name="ro1">
          <table:table-cell/>
          <table:table-cell table:formula="of:=(95*2.56/100)+[.C26]" office:value-type="float" office:value="1.821293" calcext:value-type="float">
            <text:p>1.821293</text:p>
          </table:table-cell>
          <table:table-cell office:value-type="float" office:value="-0.610707" calcext:value-type="float">
            <text:p>-0.610707</text:p>
          </table:table-cell>
          <table:table-cell office:value-type="float" office:value="83.29245" calcext:value-type="float">
            <text:p>83.29245</text:p>
          </table:table-cell>
          <table:table-cell office:value-type="float" office:value="61.78624" calcext:value-type="float">
            <text:p>61.78624</text:p>
          </table:table-cell>
          <table:table-cell table:formula="of:=(95*2.56/100)+[.C26]" office:value-type="float" office:value="1.821293" calcext:value-type="float">
            <text:p>1.821293</text:p>
          </table:table-cell>
        </table:table-row>
        <table:table-row table:style-name="ro1">
          <table:table-cell/>
          <table:table-cell table:formula="of:=(95*2.56/100)+[.C27]" office:value-type="float" office:value="1.801647" calcext:value-type="float">
            <text:p>1.801647</text:p>
          </table:table-cell>
          <table:table-cell office:value-type="float" office:value="-0.630353" calcext:value-type="float">
            <text:p>-0.630353</text:p>
          </table:table-cell>
          <table:table-cell office:value-type="float" office:value="84.215714" calcext:value-type="float">
            <text:p>84.215714</text:p>
          </table:table-cell>
          <table:table-cell office:value-type="float" office:value="62.700882" calcext:value-type="float">
            <text:p>62.700882</text:p>
          </table:table-cell>
          <table:table-cell table:formula="of:=(95*2.56/100)+[.C27]" office:value-type="float" office:value="1.801647" calcext:value-type="float">
            <text:p>1.801647</text:p>
          </table:table-cell>
        </table:table-row>
        <table:table-row table:style-name="ro1">
          <table:table-cell/>
          <table:table-cell table:formula="of:=(95*2.56/100)+[.C28]" office:value-type="float" office:value="1.788348" calcext:value-type="float">
            <text:p>1.788348</text:p>
          </table:table-cell>
          <table:table-cell office:value-type="float" office:value="-0.643652" calcext:value-type="float">
            <text:p>-0.643652</text:p>
          </table:table-cell>
          <table:table-cell office:value-type="float" office:value="84.604042" calcext:value-type="float">
            <text:p>84.604042</text:p>
          </table:table-cell>
          <table:table-cell office:value-type="float" office:value="62.458824" calcext:value-type="float">
            <text:p>62.458824</text:p>
          </table:table-cell>
          <table:table-cell table:formula="of:=(95*2.56/100)+[.C28]" office:value-type="float" office:value="1.788348" calcext:value-type="float">
            <text:p>1.788348</text:p>
          </table:table-cell>
        </table:table-row>
        <table:table-row table:style-name="ro1">
          <table:table-cell/>
          <table:table-cell table:formula="of:=(95*2.56/100)+[.C29]" office:value-type="float" office:value="1.756008" calcext:value-type="float">
            <text:p>1.756008</text:p>
          </table:table-cell>
          <table:table-cell office:value-type="float" office:value="-0.675992" calcext:value-type="float">
            <text:p>-0.675992</text:p>
          </table:table-cell>
          <table:table-cell office:value-type="float" office:value="85.818741" calcext:value-type="float">
            <text:p>85.818741</text:p>
          </table:table-cell>
          <table:table-cell office:value-type="float" office:value="63.163834" calcext:value-type="float">
            <text:p>63.163834</text:p>
          </table:table-cell>
          <table:table-cell table:formula="of:=(95*2.56/100)+[.C29]" office:value-type="float" office:value="1.756008" calcext:value-type="float">
            <text:p>1.756008</text:p>
          </table:table-cell>
        </table:table-row>
        <table:table-row table:style-name="ro1">
          <table:table-cell/>
          <table:table-cell table:formula="of:=(95*2.56/100)+[.C30]" office:value-type="float" office:value="1.741803" calcext:value-type="float">
            <text:p>1.741803</text:p>
          </table:table-cell>
          <table:table-cell office:value-type="float" office:value="-0.690197" calcext:value-type="float">
            <text:p>-0.690197</text:p>
          </table:table-cell>
          <table:table-cell office:value-type="float" office:value="86.798683" calcext:value-type="float">
            <text:p>86.798683</text:p>
          </table:table-cell>
          <table:table-cell office:value-type="float" office:value="64.251259" calcext:value-type="float">
            <text:p>64.251259</text:p>
          </table:table-cell>
          <table:table-cell table:formula="of:=(95*2.56/100)+[.C30]" office:value-type="float" office:value="1.741803" calcext:value-type="float">
            <text:p>1.741803</text:p>
          </table:table-cell>
        </table:table-row>
        <table:table-row table:style-name="ro1">
          <table:table-cell/>
          <table:table-cell table:formula="of:=(95*2.56/100)+[.C31]" office:value-type="float" office:value="1.72397" calcext:value-type="float">
            <text:p>1.72397</text:p>
          </table:table-cell>
          <table:table-cell office:value-type="float" office:value="-0.70803" calcext:value-type="float">
            <text:p>-0.70803</text:p>
          </table:table-cell>
          <table:table-cell office:value-type="float" office:value="86.19838" calcext:value-type="float">
            <text:p>86.19838</text:p>
          </table:table-cell>
          <table:table-cell office:value-type="float" office:value="63.543472" calcext:value-type="float">
            <text:p>63.543472</text:p>
          </table:table-cell>
          <table:table-cell table:formula="of:=(95*2.56/100)+[.C31]" office:value-type="float" office:value="1.72397" calcext:value-type="float">
            <text:p>1.72397</text:p>
          </table:table-cell>
        </table:table-row>
        <table:table-row table:style-name="ro1">
          <table:table-cell/>
          <table:table-cell table:formula="of:=(95*2.56/100)+[.C32]" office:value-type="float" office:value="1.708858" calcext:value-type="float">
            <text:p>1.708858</text:p>
          </table:table-cell>
          <table:table-cell office:value-type="float" office:value="-0.723142" calcext:value-type="float">
            <text:p>-0.723142</text:p>
          </table:table-cell>
          <table:table-cell office:value-type="float" office:value="86.122803" calcext:value-type="float">
            <text:p>86.122803</text:p>
          </table:table-cell>
          <table:table-cell office:value-type="float" office:value="64.346741" calcext:value-type="float">
            <text:p>64.346741</text:p>
          </table:table-cell>
          <table:table-cell table:formula="of:=(95*2.56/100)+[.C32]" office:value-type="float" office:value="1.708858" calcext:value-type="float">
            <text:p>1.708858</text:p>
          </table:table-cell>
        </table:table-row>
        <table:table-row table:style-name="ro1">
          <table:table-cell/>
          <table:table-cell table:formula="of:=(95*2.56/100)+[.C33]" office:value-type="float" office:value="1.690422" calcext:value-type="float">
            <text:p>1.690422</text:p>
          </table:table-cell>
          <table:table-cell office:value-type="float" office:value="-0.741578" calcext:value-type="float">
            <text:p>-0.741578</text:p>
          </table:table-cell>
          <table:table-cell office:value-type="float" office:value="86.844681" calcext:value-type="float">
            <text:p>86.844681</text:p>
          </table:table-cell>
          <table:table-cell office:value-type="float" office:value="64.146896" calcext:value-type="float">
            <text:p>64.146896</text:p>
          </table:table-cell>
          <table:table-cell table:formula="of:=(95*2.56/100)+[.C33]" office:value-type="float" office:value="1.690422" calcext:value-type="float">
            <text:p>1.690422</text:p>
          </table:table-cell>
        </table:table-row>
        <table:table-row table:style-name="ro1">
          <table:table-cell/>
          <table:table-cell table:formula="of:=(95*2.56/100)+[.C34]" office:value-type="float" office:value="1.67803" calcext:value-type="float">
            <text:p>1.67803</text:p>
          </table:table-cell>
          <table:table-cell office:value-type="float" office:value="-0.75397" calcext:value-type="float">
            <text:p>-0.75397</text:p>
          </table:table-cell>
          <table:table-cell office:value-type="float" office:value="85.945824" calcext:value-type="float">
            <text:p>85.945824</text:p>
          </table:table-cell>
          <table:table-cell office:value-type="float" office:value="64.765953" calcext:value-type="float">
            <text:p>64.765953</text:p>
          </table:table-cell>
          <table:table-cell table:formula="of:=(95*2.56/100)+[.C34]" office:value-type="float" office:value="1.67803" calcext:value-type="float">
            <text:p>1.67803</text:p>
          </table:table-cell>
        </table:table-row>
        <table:table-row table:style-name="ro1">
          <table:table-cell/>
          <table:table-cell table:formula="of:=(95*2.56/100)+[.C35]" office:value-type="float" office:value="1.662918" calcext:value-type="float">
            <text:p>1.662918</text:p>
          </table:table-cell>
          <table:table-cell office:value-type="float" office:value="-0.769082" calcext:value-type="float">
            <text:p>-0.769082</text:p>
          </table:table-cell>
          <table:table-cell office:value-type="float" office:value="87.571281" calcext:value-type="float">
            <text:p>87.571281</text:p>
          </table:table-cell>
          <table:table-cell office:value-type="float" office:value="65.285332" calcext:value-type="float">
            <text:p>65.285332</text:p>
          </table:table-cell>
          <table:table-cell table:formula="of:=(95*2.56/100)+[.C35]" office:value-type="float" office:value="1.662918" calcext:value-type="float">
            <text:p>1.662918</text:p>
          </table:table-cell>
        </table:table-row>
        <table:table-row table:style-name="ro1">
          <table:table-cell/>
          <table:table-cell table:formula="of:=(95*2.56/100)+[.C36]" office:value-type="float" office:value="1.64297" calcext:value-type="float">
            <text:p>1.64297</text:p>
          </table:table-cell>
          <table:table-cell office:value-type="float" office:value="-0.78903" calcext:value-type="float">
            <text:p>-0.78903</text:p>
          </table:table-cell>
          <table:table-cell office:value-type="float" office:value="88.706558" calcext:value-type="float">
            <text:p>88.706558</text:p>
          </table:table-cell>
          <table:table-cell office:value-type="float" office:value="65.242004" calcext:value-type="float">
            <text:p>65.242004</text:p>
          </table:table-cell>
          <table:table-cell table:formula="of:=(95*2.56/100)+[.C36]" office:value-type="float" office:value="1.64297" calcext:value-type="float">
            <text:p>1.64297</text:p>
          </table:table-cell>
        </table:table-row>
        <table:table-row table:style-name="ro1">
          <table:table-cell/>
          <table:table-cell table:formula="of:=(95*2.56/100)+[.C37]" office:value-type="float" office:value="1.631485" calcext:value-type="float">
            <text:p>1.631485</text:p>
          </table:table-cell>
          <table:table-cell office:value-type="float" office:value="-0.800515" calcext:value-type="float">
            <text:p>-0.800515</text:p>
          </table:table-cell>
          <table:table-cell office:value-type="float" office:value="89.206161" calcext:value-type="float">
            <text:p>89.206161</text:p>
          </table:table-cell>
          <table:table-cell office:value-type="float" office:value="66.206772" calcext:value-type="float">
            <text:p>66.206772</text:p>
          </table:table-cell>
          <table:table-cell table:formula="of:=(95*2.56/100)+[.C37]" office:value-type="float" office:value="1.631485" calcext:value-type="float">
            <text:p>1.631485</text:p>
          </table:table-cell>
        </table:table-row>
        <table:table-row table:style-name="ro1">
          <table:table-cell/>
          <table:table-cell table:formula="of:=(95*2.56/100)+[.C38]" office:value-type="float" office:value="1.597635" calcext:value-type="float">
            <text:p>1.597635</text:p>
          </table:table-cell>
          <table:table-cell office:value-type="float" office:value="-0.834365" calcext:value-type="float">
            <text:p>-0.834365</text:p>
          </table:table-cell>
          <table:table-cell office:value-type="float" office:value="89.777519" calcext:value-type="float">
            <text:p>89.777519</text:p>
          </table:table-cell>
          <table:table-cell office:value-type="float" office:value="66.371483" calcext:value-type="float">
            <text:p>66.371483</text:p>
          </table:table-cell>
          <table:table-cell table:formula="of:=(95*2.56/100)+[.C38]" office:value-type="float" office:value="1.597635" calcext:value-type="float">
            <text:p>1.597635</text:p>
          </table:table-cell>
        </table:table-row>
        <table:table-row table:style-name="ro1">
          <table:table-cell/>
          <table:table-cell table:formula="of:=(95*2.56/100)+[.C39]" office:value-type="float" office:value="1.557437" calcext:value-type="float">
            <text:p>1.557437</text:p>
          </table:table-cell>
          <table:table-cell office:value-type="float" office:value="-0.874563" calcext:value-type="float">
            <text:p>-0.874563</text:p>
          </table:table-cell>
          <table:table-cell office:value-type="float" office:value="91.004944" calcext:value-type="float">
            <text:p>91.004944</text:p>
          </table:table-cell>
          <table:table-cell office:value-type="float" office:value="67.831909" calcext:value-type="float">
            <text:p>67.831909</text:p>
          </table:table-cell>
          <table:table-cell table:formula="of:=(95*2.56/100)+[.C39]" office:value-type="float" office:value="1.557437" calcext:value-type="float">
            <text:p>1.557437</text:p>
          </table:table-cell>
        </table:table-row>
        <table:table-row table:style-name="ro1">
          <table:table-cell/>
          <table:table-cell table:formula="of:=(95*2.56/100)+[.C40]" office:value-type="float" office:value="1.538396" calcext:value-type="float">
            <text:p>1.538396</text:p>
          </table:table-cell>
          <table:table-cell office:value-type="float" office:value="-0.893604" calcext:value-type="float">
            <text:p>-0.893604</text:p>
          </table:table-cell>
          <table:table-cell office:value-type="float" office:value="91.53186" calcext:value-type="float">
            <text:p>91.53186</text:p>
          </table:table-cell>
          <table:table-cell office:value-type="float" office:value="69.161163" calcext:value-type="float">
            <text:p>69.161163</text:p>
          </table:table-cell>
          <table:table-cell table:formula="of:=(95*2.56/100)+[.C40]" office:value-type="float" office:value="1.538396" calcext:value-type="float">
            <text:p>1.538396</text:p>
          </table:table-cell>
        </table:table-row>
        <table:table-row table:style-name="ro1">
          <table:table-cell/>
          <table:table-cell table:formula="of:=(95*2.56/100)+[.C41]" office:value-type="float" office:value="1.526608" calcext:value-type="float">
            <text:p>1.526608</text:p>
          </table:table-cell>
          <table:table-cell office:value-type="float" office:value="-0.905392" calcext:value-type="float">
            <text:p>-0.905392</text:p>
          </table:table-cell>
          <table:table-cell office:value-type="float" office:value="91.824013" calcext:value-type="float">
            <text:p>91.824013</text:p>
          </table:table-cell>
          <table:table-cell office:value-type="float" office:value="67.738747" calcext:value-type="float">
            <text:p>67.738747</text:p>
          </table:table-cell>
          <table:table-cell table:formula="of:=(95*2.56/100)+[.C41]" office:value-type="float" office:value="1.526608" calcext:value-type="float">
            <text:p>1.526608</text:p>
          </table:table-cell>
        </table:table-row>
        <table:table-row table:style-name="ro1">
          <table:table-cell/>
          <table:table-cell table:formula="of:=(95*2.56/100)+[.C42]" office:value-type="float" office:value="1.499407" calcext:value-type="float">
            <text:p>1.499407</text:p>
          </table:table-cell>
          <table:table-cell office:value-type="float" office:value="-0.932593" calcext:value-type="float">
            <text:p>-0.932593</text:p>
          </table:table-cell>
          <table:table-cell office:value-type="float" office:value="93.352005" calcext:value-type="float">
            <text:p>93.352005</text:p>
          </table:table-cell>
          <table:table-cell office:value-type="float" office:value="69.29657" calcext:value-type="float">
            <text:p>69.29657</text:p>
          </table:table-cell>
          <table:table-cell table:formula="of:=(95*2.56/100)+[.C42]" office:value-type="float" office:value="1.499407" calcext:value-type="float">
            <text:p>1.499407</text:p>
          </table:table-cell>
        </table:table-row>
        <table:table-row table:style-name="ro1">
          <table:table-cell/>
          <table:table-cell table:formula="of:=(95*2.56/100)+[.C43]" office:value-type="float" office:value="1.467067" calcext:value-type="float">
            <text:p>1.467067</text:p>
          </table:table-cell>
          <table:table-cell office:value-type="float" office:value="-0.964933" calcext:value-type="float">
            <text:p>-0.964933</text:p>
          </table:table-cell>
          <table:table-cell office:value-type="float" office:value="94.49276" calcext:value-type="float">
            <text:p>94.49276</text:p>
          </table:table-cell>
          <table:table-cell office:value-type="float" office:value="69.714348" calcext:value-type="float">
            <text:p>69.714348</text:p>
          </table:table-cell>
          <table:table-cell table:formula="of:=(95*2.56/100)+[.C43]" office:value-type="float" office:value="1.467067" calcext:value-type="float">
            <text:p>1.467067</text:p>
          </table:table-cell>
        </table:table-row>
        <table:table-row table:style-name="ro1">
          <table:table-cell/>
          <table:table-cell table:formula="of:=(95*2.56/100)+[.C44]" office:value-type="float" office:value="1.453768" calcext:value-type="float">
            <text:p>1.453768</text:p>
          </table:table-cell>
          <table:table-cell office:value-type="float" office:value="-0.978232" calcext:value-type="float">
            <text:p>-0.978232</text:p>
          </table:table-cell>
          <table:table-cell office:value-type="float" office:value="92.883194" calcext:value-type="float">
            <text:p>92.883194</text:p>
          </table:table-cell>
          <table:table-cell office:value-type="float" office:value="71.319519" calcext:value-type="float">
            <text:p>71.319519</text:p>
          </table:table-cell>
          <table:table-cell table:formula="of:=(95*2.56/100)+[.C44]" office:value-type="float" office:value="1.453768" calcext:value-type="float">
            <text:p>1.453768</text:p>
          </table:table-cell>
        </table:table-row>
        <table:table-row table:style-name="ro1">
          <table:table-cell/>
          <table:table-cell table:formula="of:=(95*2.56/100)+[.C45]" office:value-type="float" office:value="1.435332" calcext:value-type="float">
            <text:p>1.435332</text:p>
          </table:table-cell>
          <table:table-cell office:value-type="float" office:value="-0.996668" calcext:value-type="float">
            <text:p>-0.996668</text:p>
          </table:table-cell>
          <table:table-cell office:value-type="float" office:value="91.199448" calcext:value-type="float">
            <text:p>91.199448</text:p>
          </table:table-cell>
          <table:table-cell office:value-type="float" office:value="72.684998" calcext:value-type="float">
            <text:p>72.684998</text:p>
          </table:table-cell>
          <table:table-cell table:formula="of:=(95*2.56/100)+[.C45]" office:value-type="float" office:value="1.435332" calcext:value-type="float">
            <text:p>1.435332</text:p>
          </table:table-cell>
        </table:table-row>
        <table:table-row table:style-name="ro1">
          <table:table-cell/>
          <table:table-cell table:formula="of:=(95*2.56/100)+[.C46]" office:value-type="float" office:value="1.422939" calcext:value-type="float">
            <text:p>1.422939</text:p>
          </table:table-cell>
          <table:table-cell office:value-type="float" office:value="-1.009061" calcext:value-type="float">
            <text:p>-1.009061</text:p>
          </table:table-cell>
          <table:table-cell office:value-type="float" office:value="95.136459" calcext:value-type="float">
            <text:p>95.136459</text:p>
          </table:table-cell>
          <table:table-cell office:value-type="float" office:value="69.738037" calcext:value-type="float">
            <text:p>69.738037</text:p>
          </table:table-cell>
          <table:table-cell table:formula="of:=(95*2.56/100)+[.C46]" office:value-type="float" office:value="1.422939" calcext:value-type="float">
            <text:p>1.422939</text:p>
          </table:table-cell>
        </table:table-row>
        <table:table-row table:style-name="ro1">
          <table:table-cell/>
          <table:table-cell table:formula="of:=(95*2.56/100)+[.C47]" office:value-type="float" office:value="1.407827" calcext:value-type="float">
            <text:p>1.407827</text:p>
          </table:table-cell>
          <table:table-cell office:value-type="float" office:value="-1.024173" calcext:value-type="float">
            <text:p>-1.024173</text:p>
          </table:table-cell>
          <table:table-cell office:value-type="float" office:value="93.827347" calcext:value-type="float">
            <text:p>93.827347</text:p>
          </table:table-cell>
          <table:table-cell office:value-type="float" office:value="70.827972" calcext:value-type="float">
            <text:p>70.827972</text:p>
          </table:table-cell>
          <table:table-cell table:formula="of:=(95*2.56/100)+[.C47]" office:value-type="float" office:value="1.407827" calcext:value-type="float">
            <text:p>1.407827</text:p>
          </table:table-cell>
        </table:table-row>
        <table:table-row table:style-name="ro1">
          <table:table-cell/>
          <table:table-cell table:formula="of:=(95*2.56/100)+[.C48]" office:value-type="float" office:value="1.388181" calcext:value-type="float">
            <text:p>1.388181</text:p>
          </table:table-cell>
          <table:table-cell office:value-type="float" office:value="-1.043819" calcext:value-type="float">
            <text:p>-1.043819</text:p>
          </table:table-cell>
          <table:table-cell office:value-type="float" office:value="96.746109" calcext:value-type="float">
            <text:p>96.746109</text:p>
          </table:table-cell>
          <table:table-cell office:value-type="float" office:value="70.22406" calcext:value-type="float">
            <text:p>70.22406</text:p>
          </table:table-cell>
          <table:table-cell table:formula="of:=(95*2.56/100)+[.C48]" office:value-type="float" office:value="1.388181" calcext:value-type="float">
            <text:p>1.388181</text:p>
          </table:table-cell>
        </table:table-row>
        <table:table-row table:style-name="ro1">
          <table:table-cell/>
          <table:table-cell table:formula="of:=(95*2.56/100)+[.C49]" office:value-type="float" office:value="1.374882" calcext:value-type="float">
            <text:p>1.374882</text:p>
          </table:table-cell>
          <table:table-cell office:value-type="float" office:value="-1.057118" calcext:value-type="float">
            <text:p>-1.057118</text:p>
          </table:table-cell>
          <table:table-cell office:value-type="float" office:value="95.019753" calcext:value-type="float">
            <text:p>95.019753</text:p>
          </table:table-cell>
          <table:table-cell office:value-type="float" office:value="71.585365" calcext:value-type="float">
            <text:p>71.585365</text:p>
          </table:table-cell>
          <table:table-cell table:formula="of:=(95*2.56/100)+[.C49]" office:value-type="float" office:value="1.374882" calcext:value-type="float">
            <text:p>1.374882</text:p>
          </table:table-cell>
        </table:table-row>
        <table:table-row table:style-name="ro1">
          <table:table-cell/>
          <table:table-cell table:formula="of:=(95*2.56/100)+[.C50]" office:value-type="float" office:value="1.362188" calcext:value-type="float">
            <text:p>1.362188</text:p>
          </table:table-cell>
          <table:table-cell office:value-type="float" office:value="-1.069812" calcext:value-type="float">
            <text:p>-1.069812</text:p>
          </table:table-cell>
          <table:table-cell office:value-type="float" office:value="97.973564" calcext:value-type="float">
            <text:p>97.973564</text:p>
          </table:table-cell>
          <table:table-cell office:value-type="float" office:value="71.54142" calcext:value-type="float">
            <text:p>71.54142</text:p>
          </table:table-cell>
          <table:table-cell table:formula="of:=(95*2.56/100)+[.C50]" office:value-type="float" office:value="1.362188" calcext:value-type="float">
            <text:p>1.362188</text:p>
          </table:table-cell>
        </table:table-row>
        <table:table-row table:style-name="ro1">
          <table:table-cell/>
          <table:table-cell table:formula="of:=(95*2.56/100)+[.C51]" office:value-type="float" office:value="1.342542" calcext:value-type="float">
            <text:p>1.342542</text:p>
          </table:table-cell>
          <table:table-cell office:value-type="float" office:value="-1.089458" calcext:value-type="float">
            <text:p>-1.089458</text:p>
          </table:table-cell>
          <table:table-cell office:value-type="float" office:value="95.942535" calcext:value-type="float">
            <text:p>95.942535</text:p>
          </table:table-cell>
          <table:table-cell office:value-type="float" office:value="72.496811" calcext:value-type="float">
            <text:p>72.496811</text:p>
          </table:table-cell>
          <table:table-cell table:formula="of:=(95*2.56/100)+[.C51]" office:value-type="float" office:value="1.342542" calcext:value-type="float">
            <text:p>1.342542</text:p>
          </table:table-cell>
        </table:table-row>
        <table:table-row table:style-name="ro1">
          <table:table-cell/>
          <table:table-cell table:formula="of:=(95*2.56/100)+[.C52]" office:value-type="float" office:value="1.330754" calcext:value-type="float">
            <text:p>1.330754</text:p>
          </table:table-cell>
          <table:table-cell office:value-type="float" office:value="-1.101246" calcext:value-type="float">
            <text:p>-1.101246</text:p>
          </table:table-cell>
          <table:table-cell office:value-type="float" office:value="100.419174" calcext:value-type="float">
            <text:p>100.419174</text:p>
          </table:table-cell>
          <table:table-cell office:value-type="float" office:value="72.548935" calcext:value-type="float">
            <text:p>72.548935</text:p>
          </table:table-cell>
          <table:table-cell table:formula="of:=(95*2.56/100)+[.C52]" office:value-type="float" office:value="1.330754" calcext:value-type="float">
            <text:p>1.330754</text:p>
          </table:table-cell>
        </table:table-row>
        <table:table-row table:style-name="ro1">
          <table:table-cell/>
          <table:table-cell table:formula="of:=(95*2.56/100)+[.C53]" office:value-type="float" office:value="1.317455" calcext:value-type="float">
            <text:p>1.317455</text:p>
          </table:table-cell>
          <table:table-cell office:value-type="float" office:value="-1.114545" calcext:value-type="float">
            <text:p>-1.114545</text:p>
          </table:table-cell>
          <table:table-cell office:value-type="float" office:value="99.316689" calcext:value-type="float">
            <text:p>99.316689</text:p>
          </table:table-cell>
          <table:table-cell office:value-type="float" office:value="73.498268" calcext:value-type="float">
            <text:p>73.498268</text:p>
          </table:table-cell>
          <table:table-cell table:formula="of:=(95*2.56/100)+[.C53]" office:value-type="float" office:value="1.317455" calcext:value-type="float">
            <text:p>1.317455</text:p>
          </table:table-cell>
        </table:table-row>
        <table:table-row table:style-name="ro1">
          <table:table-cell/>
          <table:table-cell table:formula="of:=(95*2.56/100)+[.C54]" office:value-type="float" office:value="1.298111" calcext:value-type="float">
            <text:p>1.298111</text:p>
          </table:table-cell>
          <table:table-cell office:value-type="float" office:value="-1.133889" calcext:value-type="float">
            <text:p>-1.133889</text:p>
          </table:table-cell>
          <table:table-cell office:value-type="float" office:value="102.142731" calcext:value-type="float">
            <text:p>102.142731</text:p>
          </table:table-cell>
          <table:table-cell office:value-type="float" office:value="73.157181" calcext:value-type="float">
            <text:p>73.157181</text:p>
          </table:table-cell>
          <table:table-cell table:formula="of:=(95*2.56/100)+[.C54]" office:value-type="float" office:value="1.298111" calcext:value-type="float">
            <text:p>1.298111</text:p>
          </table:table-cell>
        </table:table-row>
        <table:table-row table:style-name="ro1">
          <table:table-cell/>
          <table:table-cell table:formula="of:=(95*2.56/100)+[.C55]" office:value-type="float" office:value="1.285114" calcext:value-type="float">
            <text:p>1.285114</text:p>
          </table:table-cell>
          <table:table-cell office:value-type="float" office:value="-1.146886" calcext:value-type="float">
            <text:p>-1.146886</text:p>
          </table:table-cell>
          <table:table-cell office:value-type="float" office:value="101.844513" calcext:value-type="float">
            <text:p>101.844513</text:p>
          </table:table-cell>
          <table:table-cell office:value-type="float" office:value="74.510941" calcext:value-type="float">
            <text:p>74.510941</text:p>
          </table:table-cell>
          <table:table-cell table:formula="of:=(95*2.56/100)+[.C55]" office:value-type="float" office:value="1.285114" calcext:value-type="float">
            <text:p>1.285114</text:p>
          </table:table-cell>
        </table:table-row>
        <table:table-row table:style-name="ro1">
          <table:table-cell/>
          <table:table-cell table:formula="of:=(95*2.56/100)+[.C56]" office:value-type="float" office:value="1.27242" calcext:value-type="float">
            <text:p>1.27242</text:p>
          </table:table-cell>
          <table:table-cell office:value-type="float" office:value="-1.15958" calcext:value-type="float">
            <text:p>-1.15958</text:p>
          </table:table-cell>
          <table:table-cell office:value-type="float" office:value="104.287926" calcext:value-type="float">
            <text:p>104.287926</text:p>
          </table:table-cell>
          <table:table-cell office:value-type="float" office:value="75.097786" calcext:value-type="float">
            <text:p>75.097786</text:p>
          </table:table-cell>
          <table:table-cell table:formula="of:=(95*2.56/100)+[.C56]" office:value-type="float" office:value="1.27242" calcext:value-type="float">
            <text:p>1.27242</text:p>
          </table:table-cell>
        </table:table-row>
        <table:table-row table:style-name="ro1">
          <table:table-cell/>
          <table:table-cell table:formula="of:=(95*2.56/100)+[.C57]" office:value-type="float" office:value="1.253076" calcext:value-type="float">
            <text:p>1.253076</text:p>
          </table:table-cell>
          <table:table-cell office:value-type="float" office:value="-1.178924" calcext:value-type="float">
            <text:p>-1.178924</text:p>
          </table:table-cell>
          <table:table-cell office:value-type="float" office:value="103.628769" calcext:value-type="float">
            <text:p>103.628769</text:p>
          </table:table-cell>
          <table:table-cell office:value-type="float" office:value="76.277435" calcext:value-type="float">
            <text:p>76.277435</text:p>
          </table:table-cell>
          <table:table-cell table:formula="of:=(95*2.56/100)+[.C57]" office:value-type="float" office:value="1.253076" calcext:value-type="float">
            <text:p>1.253076</text:p>
          </table:table-cell>
        </table:table-row>
        <table:table-row table:style-name="ro1">
          <table:table-cell/>
          <table:table-cell table:formula="of:=(95*2.56/100)+[.C58]" office:value-type="float" office:value="1.240683" calcext:value-type="float">
            <text:p>1.240683</text:p>
          </table:table-cell>
          <table:table-cell office:value-type="float" office:value="-1.191317" calcext:value-type="float">
            <text:p>-1.191317</text:p>
          </table:table-cell>
          <table:table-cell office:value-type="float" office:value="105.776237" calcext:value-type="float">
            <text:p>105.776237</text:p>
          </table:table-cell>
          <table:table-cell office:value-type="float" office:value="75.610359" calcext:value-type="float">
            <text:p>75.610359</text:p>
          </table:table-cell>
          <table:table-cell table:formula="of:=(95*2.56/100)+[.C58]" office:value-type="float" office:value="1.240683" calcext:value-type="float">
            <text:p>1.240683</text:p>
          </table:table-cell>
        </table:table-row>
        <table:table-row table:style-name="ro1">
          <table:table-cell/>
          <table:table-cell table:formula="of:=(95*2.56/100)+[.C59]" office:value-type="float" office:value="1.227989" calcext:value-type="float">
            <text:p>1.227989</text:p>
          </table:table-cell>
          <table:table-cell office:value-type="float" office:value="-1.204011" calcext:value-type="float">
            <text:p>-1.204011</text:p>
          </table:table-cell>
          <table:table-cell office:value-type="float" office:value="106.383156" calcext:value-type="float">
            <text:p>106.383156</text:p>
          </table:table-cell>
          <table:table-cell office:value-type="float" office:value="76.633598" calcext:value-type="float">
            <text:p>76.633598</text:p>
          </table:table-cell>
          <table:table-cell table:formula="of:=(95*2.56/100)+[.C59]" office:value-type="float" office:value="1.227989" calcext:value-type="float">
            <text:p>1.227989</text:p>
          </table:table-cell>
        </table:table-row>
        <table:table-row table:style-name="ro1">
          <table:table-cell/>
          <table:table-cell table:formula="of:=(95*2.56/100)+[.C60]" office:value-type="float" office:value="1.206227" calcext:value-type="float">
            <text:p>1.206227</text:p>
          </table:table-cell>
          <table:table-cell office:value-type="float" office:value="-1.225773" calcext:value-type="float">
            <text:p>-1.225773</text:p>
          </table:table-cell>
          <table:table-cell office:value-type="float" office:value="107.142288" calcext:value-type="float">
            <text:p>107.142288</text:p>
          </table:table-cell>
          <table:table-cell office:value-type="float" office:value="76.64003" calcext:value-type="float">
            <text:p>76.64003</text:p>
          </table:table-cell>
          <table:table-cell table:formula="of:=(95*2.56/100)+[.C60]" office:value-type="float" office:value="1.206227" calcext:value-type="float">
            <text:p>1.206227</text:p>
          </table:table-cell>
        </table:table-row>
        <table:table-row table:style-name="ro1">
          <table:table-cell/>
          <table:table-cell table:formula="of:=(95*2.56/100)+[.C61]" office:value-type="float" office:value="1.194439" calcext:value-type="float">
            <text:p>1.194439</text:p>
          </table:table-cell>
          <table:table-cell office:value-type="float" office:value="-1.237561" calcext:value-type="float">
            <text:p>-1.237561</text:p>
          </table:table-cell>
          <table:table-cell office:value-type="float" office:value="106.910233" calcext:value-type="float">
            <text:p>106.910233</text:p>
          </table:table-cell>
          <table:table-cell office:value-type="float" office:value="76.277588" calcext:value-type="float">
            <text:p>76.277588</text:p>
          </table:table-cell>
          <table:table-cell table:formula="of:=(95*2.56/100)+[.C61]" office:value-type="float" office:value="1.194439" calcext:value-type="float">
            <text:p>1.194439</text:p>
          </table:table-cell>
        </table:table-row>
        <table:table-row table:style-name="ro1">
          <table:table-cell/>
          <table:table-cell table:formula="of:=(95*2.56/100)+[.C62]" office:value-type="float" office:value="1.18114" calcext:value-type="float">
            <text:p>1.18114</text:p>
          </table:table-cell>
          <table:table-cell office:value-type="float" office:value="-1.25086" calcext:value-type="float">
            <text:p>-1.25086</text:p>
          </table:table-cell>
          <table:table-cell office:value-type="float" office:value="106.25518" calcext:value-type="float">
            <text:p>106.25518</text:p>
          </table:table-cell>
          <table:table-cell office:value-type="float" office:value="77.213936" calcext:value-type="float">
            <text:p>77.213936</text:p>
          </table:table-cell>
          <table:table-cell table:formula="of:=(95*2.56/100)+[.C62]" office:value-type="float" office:value="1.18114" calcext:value-type="float">
            <text:p>1.18114</text:p>
          </table:table-cell>
        </table:table-row>
        <table:table-row table:style-name="ro1">
          <table:table-cell/>
          <table:table-cell table:formula="of:=(95*2.56/100)+[.C63]" office:value-type="float" office:value="1.162098" calcext:value-type="float">
            <text:p>1.162098</text:p>
          </table:table-cell>
          <table:table-cell office:value-type="float" office:value="-1.269902" calcext:value-type="float">
            <text:p>-1.269902</text:p>
          </table:table-cell>
          <table:table-cell office:value-type="float" office:value="107.995354" calcext:value-type="float">
            <text:p>107.995354</text:p>
          </table:table-cell>
          <table:table-cell office:value-type="float" office:value="76.552666" calcext:value-type="float">
            <text:p>76.552666</text:p>
          </table:table-cell>
          <table:table-cell table:formula="of:=(95*2.56/100)+[.C63]" office:value-type="float" office:value="1.162098" calcext:value-type="float">
            <text:p>1.162098</text:p>
          </table:table-cell>
        </table:table-row>
        <table:table-row table:style-name="ro1">
          <table:table-cell/>
          <table:table-cell table:formula="of:=(95*2.56/100)+[.C64]" office:value-type="float" office:value="1.146986" calcext:value-type="float">
            <text:p>1.146986</text:p>
          </table:table-cell>
          <table:table-cell office:value-type="float" office:value="-1.285014" calcext:value-type="float">
            <text:p>-1.285014</text:p>
          </table:table-cell>
          <table:table-cell office:value-type="float" office:value="107.520256" calcext:value-type="float">
            <text:p>107.520256</text:p>
          </table:table-cell>
          <table:table-cell office:value-type="float" office:value="77.386833" calcext:value-type="float">
            <text:p>77.386833</text:p>
          </table:table-cell>
          <table:table-cell table:formula="of:=(95*2.56/100)+[.C64]" office:value-type="float" office:value="1.146986" calcext:value-type="float">
            <text:p>1.146986</text:p>
          </table:table-cell>
        </table:table-row>
        <table:table-row table:style-name="ro1">
          <table:table-cell/>
          <table:table-cell table:formula="of:=(95*2.56/100)+[.C65]" office:value-type="float" office:value="1.135198" calcext:value-type="float">
            <text:p>1.135198</text:p>
          </table:table-cell>
          <table:table-cell office:value-type="float" office:value="-1.296802" calcext:value-type="float">
            <text:p>-1.296802</text:p>
          </table:table-cell>
          <table:table-cell office:value-type="float" office:value="111.338333" calcext:value-type="float">
            <text:p>111.338333</text:p>
          </table:table-cell>
          <table:table-cell office:value-type="float" office:value="78.397369" calcext:value-type="float">
            <text:p>78.397369</text:p>
          </table:table-cell>
          <table:table-cell table:formula="of:=(95*2.56/100)+[.C65]" office:value-type="float" office:value="1.135198" calcext:value-type="float">
            <text:p>1.135198</text:p>
          </table:table-cell>
        </table:table-row>
        <table:table-row table:style-name="ro1">
          <table:table-cell/>
          <table:table-cell table:formula="of:=(95*2.56/100)+[.C66]" office:value-type="float" office:value="1.10316" calcext:value-type="float">
            <text:p>1.10316</text:p>
          </table:table-cell>
          <table:table-cell office:value-type="float" office:value="-1.32884" calcext:value-type="float">
            <text:p>-1.32884</text:p>
          </table:table-cell>
          <table:table-cell office:value-type="float" office:value="113.154846" calcext:value-type="float">
            <text:p>113.154846</text:p>
          </table:table-cell>
          <table:table-cell office:value-type="float" office:value="78.938507" calcext:value-type="float">
            <text:p>78.938507</text:p>
          </table:table-cell>
          <table:table-cell table:formula="of:=(95*2.56/100)+[.C66]" office:value-type="float" office:value="1.10316" calcext:value-type="float">
            <text:p>1.10316</text:p>
          </table:table-cell>
        </table:table-row>
        <table:table-row table:style-name="ro1">
          <table:table-cell/>
          <table:table-cell table:formula="of:=(95*2.56/100)+[.C67]" office:value-type="float" office:value="1.089861" calcext:value-type="float">
            <text:p>1.089861</text:p>
          </table:table-cell>
          <table:table-cell office:value-type="float" office:value="-1.342139" calcext:value-type="float">
            <text:p>-1.342139</text:p>
          </table:table-cell>
          <table:table-cell office:value-type="float" office:value="113.709625" calcext:value-type="float">
            <text:p>113.709625</text:p>
          </table:table-cell>
          <table:table-cell office:value-type="float" office:value="79.861526" calcext:value-type="float">
            <text:p>79.861526</text:p>
          </table:table-cell>
          <table:table-cell table:formula="of:=(95*2.56/100)+[.C67]" office:value-type="float" office:value="1.089861" calcext:value-type="float">
            <text:p>1.089861</text:p>
          </table:table-cell>
        </table:table-row>
        <table:table-row table:style-name="ro1">
          <table:table-cell/>
          <table:table-cell table:formula="of:=(95*2.56/100)+[.C68]" office:value-type="float" office:value="1.076562" calcext:value-type="float">
            <text:p>1.076562</text:p>
          </table:table-cell>
          <table:table-cell office:value-type="float" office:value="-1.355438" calcext:value-type="float">
            <text:p>-1.355438</text:p>
          </table:table-cell>
          <table:table-cell office:value-type="float" office:value="115.249542" calcext:value-type="float">
            <text:p>115.249542</text:p>
          </table:table-cell>
          <table:table-cell office:value-type="float" office:value="80.568512" calcext:value-type="float">
            <text:p>80.568512</text:p>
          </table:table-cell>
          <table:table-cell table:formula="of:=(95*2.56/100)+[.C68]" office:value-type="float" office:value="1.076562" calcext:value-type="float">
            <text:p>1.076562</text:p>
          </table:table-cell>
        </table:table-row>
        <table:table-row table:style-name="ro1">
          <table:table-cell/>
          <table:table-cell table:formula="of:=(95*2.56/100)+[.C69]" office:value-type="float" office:value="1.057218" calcext:value-type="float">
            <text:p>1.057218</text:p>
          </table:table-cell>
          <table:table-cell office:value-type="float" office:value="-1.374782" calcext:value-type="float">
            <text:p>-1.374782</text:p>
          </table:table-cell>
          <table:table-cell office:value-type="float" office:value="116.52317" calcext:value-type="float">
            <text:p>116.52317</text:p>
          </table:table-cell>
          <table:table-cell office:value-type="float" office:value="79.788139" calcext:value-type="float">
            <text:p>79.788139</text:p>
          </table:table-cell>
          <table:table-cell table:formula="of:=(95*2.56/100)+[.C69]" office:value-type="float" office:value="1.057218" calcext:value-type="float">
            <text:p>1.057218</text:p>
          </table:table-cell>
        </table:table-row>
        <table:table-row table:style-name="ro1">
          <table:table-cell/>
          <table:table-cell table:formula="of:=(95*2.56/100)+[.C70]" office:value-type="float" office:value="1.044222" calcext:value-type="float">
            <text:p>1.044222</text:p>
          </table:table-cell>
          <table:table-cell office:value-type="float" office:value="-1.387778" calcext:value-type="float">
            <text:p>-1.387778</text:p>
          </table:table-cell>
          <table:table-cell office:value-type="float" office:value="116.188004" calcext:value-type="float">
            <text:p>116.188004</text:p>
          </table:table-cell>
          <table:table-cell office:value-type="float" office:value="80.275909" calcext:value-type="float">
            <text:p>80.275909</text:p>
          </table:table-cell>
          <table:table-cell table:formula="of:=(95*2.56/100)+[.C70]" office:value-type="float" office:value="1.044222" calcext:value-type="float">
            <text:p>1.044222</text:p>
          </table:table-cell>
        </table:table-row>
        <table:table-row table:style-name="ro1">
          <table:table-cell/>
          <table:table-cell table:formula="of:=(95*2.56/100)+[.C71]" office:value-type="float" office:value="1.023064" calcext:value-type="float">
            <text:p>1.023064</text:p>
          </table:table-cell>
          <table:table-cell office:value-type="float" office:value="-1.408936" calcext:value-type="float">
            <text:p>-1.408936</text:p>
          </table:table-cell>
          <table:table-cell office:value-type="float" office:value="115.920128" calcext:value-type="float">
            <text:p>115.920128</text:p>
          </table:table-cell>
          <table:table-cell office:value-type="float" office:value="80.722298" calcext:value-type="float">
            <text:p>80.722298</text:p>
          </table:table-cell>
          <table:table-cell table:formula="of:=(95*2.56/100)+[.C71]" office:value-type="float" office:value="1.023064" calcext:value-type="float">
            <text:p>1.023064</text:p>
          </table:table-cell>
        </table:table-row>
        <table:table-row table:style-name="ro1">
          <table:table-cell/>
          <table:table-cell table:formula="of:=(95*2.56/100)+[.C72]" office:value-type="float" office:value="1.011881" calcext:value-type="float">
            <text:p>1.011881</text:p>
          </table:table-cell>
          <table:table-cell office:value-type="float" office:value="-1.420119" calcext:value-type="float">
            <text:p>-1.420119</text:p>
          </table:table-cell>
          <table:table-cell office:value-type="float" office:value="116.45002" calcext:value-type="float">
            <text:p>116.45002</text:p>
          </table:table-cell>
          <table:table-cell office:value-type="float" office:value="81.1576" calcext:value-type="float">
            <text:p>81.1576</text:p>
          </table:table-cell>
          <table:table-cell table:formula="of:=(95*2.56/100)+[.C72]" office:value-type="float" office:value="1.011881" calcext:value-type="float">
            <text:p>1.011881</text:p>
          </table:table-cell>
        </table:table-row>
        <table:table-row table:style-name="ro1">
          <table:table-cell/>
          <table:table-cell table:formula="of:=(95*2.56/100)+[.C73]" office:value-type="float" office:value="0.999187000000001" calcext:value-type="float">
            <text:p>0.999187000000001</text:p>
          </table:table-cell>
          <table:table-cell office:value-type="float" office:value="-1.432813" calcext:value-type="float">
            <text:p>-1.432813</text:p>
          </table:table-cell>
          <table:table-cell office:value-type="float" office:value="118.888176" calcext:value-type="float">
            <text:p>118.888176</text:p>
          </table:table-cell>
          <table:table-cell office:value-type="float" office:value="81.810127" calcext:value-type="float">
            <text:p>81.810127</text:p>
          </table:table-cell>
          <table:table-cell table:formula="of:=(95*2.56/100)+[.C73]" office:value-type="float" office:value="0.999187000000001" calcext:value-type="float">
            <text:p>0.999187000000001</text:p>
          </table:table-cell>
        </table:table-row>
        <table:table-row table:style-name="ro1">
          <table:table-cell/>
          <table:table-cell table:formula="of:=(95*2.56/100)+[.C74]" office:value-type="float" office:value="0.984377" calcext:value-type="float">
            <text:p>0.984377</text:p>
          </table:table-cell>
          <table:table-cell office:value-type="float" office:value="-1.447623" calcext:value-type="float">
            <text:p>-1.447623</text:p>
          </table:table-cell>
          <table:table-cell office:value-type="float" office:value="117.178139" calcext:value-type="float">
            <text:p>117.178139</text:p>
          </table:table-cell>
          <table:table-cell office:value-type="float" office:value="82.497108" calcext:value-type="float">
            <text:p>82.497108</text:p>
          </table:table-cell>
          <table:table-cell table:formula="of:=(95*2.56/100)+[.C74]" office:value-type="float" office:value="0.984377" calcext:value-type="float">
            <text:p>0.984377</text:p>
          </table:table-cell>
        </table:table-row>
        <table:table-row table:style-name="ro1">
          <table:table-cell/>
          <table:table-cell table:formula="of:=(95*2.56/100)+[.C75]" office:value-type="float" office:value="0.965940000000001" calcext:value-type="float">
            <text:p>0.965940000000001</text:p>
          </table:table-cell>
          <table:table-cell office:value-type="float" office:value="-1.46606" calcext:value-type="float">
            <text:p>-1.46606</text:p>
          </table:table-cell>
          <table:table-cell office:value-type="float" office:value="121.513931" calcext:value-type="float">
            <text:p>121.513931</text:p>
          </table:table-cell>
          <table:table-cell office:value-type="float" office:value="83.169891" calcext:value-type="float">
            <text:p>83.169891</text:p>
          </table:table-cell>
          <table:table-cell table:formula="of:=(95*2.56/100)+[.C75]" office:value-type="float" office:value="0.965940000000001" calcext:value-type="float">
            <text:p>0.965940000000001</text:p>
          </table:table-cell>
        </table:table-row>
        <table:table-row table:style-name="ro1">
          <table:table-cell/>
          <table:table-cell table:formula="of:=(95*2.56/100)+[.C76]" office:value-type="float" office:value="0.953245" calcext:value-type="float">
            <text:p>0.953245</text:p>
          </table:table-cell>
          <table:table-cell office:value-type="float" office:value="-1.478755" calcext:value-type="float">
            <text:p>-1.478755</text:p>
          </table:table-cell>
          <table:table-cell office:value-type="float" office:value="121.821472" calcext:value-type="float">
            <text:p>121.821472</text:p>
          </table:table-cell>
          <table:table-cell office:value-type="float" office:value="85.232697" calcext:value-type="float">
            <text:p>85.232697</text:p>
          </table:table-cell>
          <table:table-cell table:formula="of:=(95*2.56/100)+[.C76]" office:value-type="float" office:value="0.953245" calcext:value-type="float">
            <text:p>0.953245</text:p>
          </table:table-cell>
        </table:table-row>
        <table:table-row table:style-name="ro1">
          <table:table-cell/>
          <table:table-cell table:formula="of:=(95*2.56/100)+[.C77]" office:value-type="float" office:value="0.940249" calcext:value-type="float">
            <text:p>0.940249</text:p>
          </table:table-cell>
          <table:table-cell office:value-type="float" office:value="-1.491751" calcext:value-type="float">
            <text:p>-1.491751</text:p>
          </table:table-cell>
          <table:table-cell office:value-type="float" office:value="123.618759" calcext:value-type="float">
            <text:p>123.618759</text:p>
          </table:table-cell>
          <table:table-cell office:value-type="float" office:value="84.156509" calcext:value-type="float">
            <text:p>84.156509</text:p>
          </table:table-cell>
          <table:table-cell table:formula="of:=(95*2.56/100)+[.C77]" office:value-type="float" office:value="0.940249" calcext:value-type="float">
            <text:p>0.940249</text:p>
          </table:table-cell>
        </table:table-row>
        <table:table-row table:style-name="ro1">
          <table:table-cell/>
          <table:table-cell table:formula="of:=(95*2.56/100)+[.C78]" office:value-type="float" office:value="0.920905" calcext:value-type="float">
            <text:p>0.920905</text:p>
          </table:table-cell>
          <table:table-cell office:value-type="float" office:value="-1.511095" calcext:value-type="float">
            <text:p>-1.511095</text:p>
          </table:table-cell>
          <table:table-cell office:value-type="float" office:value="122.645157" calcext:value-type="float">
            <text:p>122.645157</text:p>
          </table:table-cell>
          <table:table-cell office:value-type="float" office:value="85.665359" calcext:value-type="float">
            <text:p>85.665359</text:p>
          </table:table-cell>
          <table:table-cell table:formula="of:=(95*2.56/100)+[.C78]" office:value-type="float" office:value="0.920905" calcext:value-type="float">
            <text:p>0.920905</text:p>
          </table:table-cell>
        </table:table-row>
        <table:table-row table:style-name="ro1">
          <table:table-cell/>
          <table:table-cell table:formula="of:=(95*2.56/100)+[.C79]" office:value-type="float" office:value="0.907304" calcext:value-type="float">
            <text:p>0.907304</text:p>
          </table:table-cell>
          <table:table-cell office:value-type="float" office:value="-1.524696" calcext:value-type="float">
            <text:p>-1.524696</text:p>
          </table:table-cell>
          <table:table-cell office:value-type="float" office:value="127.294106" calcext:value-type="float">
            <text:p>127.294106</text:p>
          </table:table-cell>
          <table:table-cell office:value-type="float" office:value="84.501152" calcext:value-type="float">
            <text:p>84.501152</text:p>
          </table:table-cell>
          <table:table-cell table:formula="of:=(95*2.56/100)+[.C79]" office:value-type="float" office:value="0.907304" calcext:value-type="float">
            <text:p>0.907304</text:p>
          </table:table-cell>
        </table:table-row>
        <table:table-row table:style-name="ro1">
          <table:table-cell/>
          <table:table-cell table:formula="of:=(95*2.56/100)+[.C80]" office:value-type="float" office:value="0.89461" calcext:value-type="float">
            <text:p>0.89461</text:p>
          </table:table-cell>
          <table:table-cell office:value-type="float" office:value="-1.53739" calcext:value-type="float">
            <text:p>-1.53739</text:p>
          </table:table-cell>
          <table:table-cell office:value-type="float" office:value="127.464455" calcext:value-type="float">
            <text:p>127.464455</text:p>
          </table:table-cell>
          <table:table-cell office:value-type="float" office:value="84.671501" calcext:value-type="float">
            <text:p>84.671501</text:p>
          </table:table-cell>
          <table:table-cell table:formula="of:=(95*2.56/100)+[.C80]" office:value-type="float" office:value="0.89461" calcext:value-type="float">
            <text:p>0.89461</text:p>
          </table:table-cell>
        </table:table-row>
        <table:table-row table:style-name="ro1">
          <table:table-cell/>
          <table:table-cell table:formula="of:=(95*2.56/100)+[.C81]" office:value-type="float" office:value="0.874964" calcext:value-type="float">
            <text:p>0.874964</text:p>
          </table:table-cell>
          <table:table-cell office:value-type="float" office:value="-1.557036" calcext:value-type="float">
            <text:p>-1.557036</text:p>
          </table:table-cell>
          <table:table-cell office:value-type="float" office:value="129.102158" calcext:value-type="float">
            <text:p>129.102158</text:p>
          </table:table-cell>
          <table:table-cell office:value-type="float" office:value="86.908493" calcext:value-type="float">
            <text:p>86.908493</text:p>
          </table:table-cell>
          <table:table-cell table:formula="of:=(95*2.56/100)+[.C81]" office:value-type="float" office:value="0.874964" calcext:value-type="float">
            <text:p>0.874964</text:p>
          </table:table-cell>
        </table:table-row>
        <table:table-row table:style-name="ro1">
          <table:table-cell/>
          <table:table-cell table:formula="of:=(95*2.56/100)+[.C82]" office:value-type="float" office:value="0.861968" calcext:value-type="float">
            <text:p>0.861968</text:p>
          </table:table-cell>
          <table:table-cell office:value-type="float" office:value="-1.570032" calcext:value-type="float">
            <text:p>-1.570032</text:p>
          </table:table-cell>
          <table:table-cell office:value-type="float" office:value="129.208771" calcext:value-type="float">
            <text:p>129.208771</text:p>
          </table:table-cell>
          <table:table-cell office:value-type="float" office:value="88.828117" calcext:value-type="float">
            <text:p>88.828117</text:p>
          </table:table-cell>
          <table:table-cell table:formula="of:=(95*2.56/100)+[.C82]" office:value-type="float" office:value="0.861968" calcext:value-type="float">
            <text:p>0.861968</text:p>
          </table:table-cell>
        </table:table-row>
        <table:table-row table:style-name="ro1">
          <table:table-cell/>
          <table:table-cell table:formula="of:=(95*2.56/100)+[.C83]" office:value-type="float" office:value="0.848367" calcext:value-type="float">
            <text:p>0.848367</text:p>
          </table:table-cell>
          <table:table-cell office:value-type="float" office:value="-1.583633" calcext:value-type="float">
            <text:p>-1.583633</text:p>
          </table:table-cell>
          <table:table-cell office:value-type="float" office:value="128.424973" calcext:value-type="float">
            <text:p>128.424973</text:p>
          </table:table-cell>
          <table:table-cell office:value-type="float" office:value="88.618233" calcext:value-type="float">
            <text:p>88.618233</text:p>
          </table:table-cell>
          <table:table-cell table:formula="of:=(95*2.56/100)+[.C83]" office:value-type="float" office:value="0.848367" calcext:value-type="float">
            <text:p>0.848367</text:p>
          </table:table-cell>
        </table:table-row>
        <table:table-row table:style-name="ro1">
          <table:table-cell/>
          <table:table-cell table:formula="of:=(95*2.56/100)+[.C84]" office:value-type="float" office:value="0.828721000000001" calcext:value-type="float">
            <text:p>0.828721000000001</text:p>
          </table:table-cell>
          <table:table-cell office:value-type="float" office:value="-1.603279" calcext:value-type="float">
            <text:p>-1.603279</text:p>
          </table:table-cell>
          <table:table-cell office:value-type="float" office:value="132.706421" calcext:value-type="float">
            <text:p>132.706421</text:p>
          </table:table-cell>
          <table:table-cell office:value-type="float" office:value="88.303558" calcext:value-type="float">
            <text:p>88.303558</text:p>
          </table:table-cell>
          <table:table-cell table:formula="of:=(95*2.56/100)+[.C84]" office:value-type="float" office:value="0.828721000000001" calcext:value-type="float">
            <text:p>0.828721000000001</text:p>
          </table:table-cell>
        </table:table-row>
        <table:table-row table:style-name="ro1">
          <table:table-cell/>
          <table:table-cell table:formula="of:=(95*2.56/100)+[.C85]" office:value-type="float" office:value="0.815725000000001" calcext:value-type="float">
            <text:p>0.815725000000001</text:p>
          </table:table-cell>
          <table:table-cell office:value-type="float" office:value="-1.616275" calcext:value-type="float">
            <text:p>-1.616275</text:p>
          </table:table-cell>
          <table:table-cell office:value-type="float" office:value="131.620239" calcext:value-type="float">
            <text:p>131.620239</text:p>
          </table:table-cell>
          <table:table-cell office:value-type="float" office:value="90.126778" calcext:value-type="float">
            <text:p>90.126778</text:p>
          </table:table-cell>
          <table:table-cell table:formula="of:=(95*2.56/100)+[.C85]" office:value-type="float" office:value="0.815725000000001" calcext:value-type="float">
            <text:p>0.815725000000001</text:p>
          </table:table-cell>
        </table:table-row>
        <table:table-row table:style-name="ro1">
          <table:table-cell/>
          <table:table-cell table:formula="of:=(95*2.56/100)+[.C86]" office:value-type="float" office:value="0.803031000000001" calcext:value-type="float">
            <text:p>0.803031000000001</text:p>
          </table:table-cell>
          <table:table-cell office:value-type="float" office:value="-1.628969" calcext:value-type="float">
            <text:p>-1.628969</text:p>
          </table:table-cell>
          <table:table-cell office:value-type="float" office:value="135.593491" calcext:value-type="float">
            <text:p>135.593491</text:p>
          </table:table-cell>
          <table:table-cell office:value-type="float" office:value="90.11216" calcext:value-type="float">
            <text:p>90.11216</text:p>
          </table:table-cell>
          <table:table-cell table:formula="of:=(95*2.56/100)+[.C86]" office:value-type="float" office:value="0.803031000000001" calcext:value-type="float">
            <text:p>0.803031000000001</text:p>
          </table:table-cell>
        </table:table-row>
        <table:table-row table:style-name="ro1">
          <table:table-cell/>
          <table:table-cell table:formula="of:=(95*2.56/100)+[.C87]" office:value-type="float" office:value="0.788221" calcext:value-type="float">
            <text:p>0.788221</text:p>
          </table:table-cell>
          <table:table-cell office:value-type="float" office:value="-1.643779" calcext:value-type="float">
            <text:p>-1.643779</text:p>
          </table:table-cell>
          <table:table-cell office:value-type="float" office:value="134.69278" calcext:value-type="float">
            <text:p>134.69278</text:p>
          </table:table-cell>
          <table:table-cell office:value-type="float" office:value="90.458473" calcext:value-type="float">
            <text:p>90.458473</text:p>
          </table:table-cell>
          <table:table-cell table:formula="of:=(95*2.56/100)+[.C87]" office:value-type="float" office:value="0.788221" calcext:value-type="float">
            <text:p>0.788221</text:p>
          </table:table-cell>
        </table:table-row>
        <table:table-row table:style-name="ro1">
          <table:table-cell/>
          <table:table-cell table:formula="of:=(95*2.56/100)+[.C88]" office:value-type="float" office:value="0.770389" calcext:value-type="float">
            <text:p>0.770389</text:p>
          </table:table-cell>
          <table:table-cell office:value-type="float" office:value="-1.661611" calcext:value-type="float">
            <text:p>-1.661611</text:p>
          </table:table-cell>
          <table:table-cell office:value-type="float" office:value="139.190033" calcext:value-type="float">
            <text:p>139.190033</text:p>
          </table:table-cell>
          <table:table-cell office:value-type="float" office:value="92.553101" calcext:value-type="float">
            <text:p>92.553101</text:p>
          </table:table-cell>
          <table:table-cell table:formula="of:=(95*2.56/100)+[.C88]" office:value-type="float" office:value="0.770389" calcext:value-type="float">
            <text:p>0.770389</text:p>
          </table:table-cell>
        </table:table-row>
        <table:table-row table:style-name="ro1">
          <table:table-cell/>
          <table:table-cell table:formula="of:=(95*2.56/100)+[.C89]" office:value-type="float" office:value="0.757997000000001" calcext:value-type="float">
            <text:p>0.757997000000001</text:p>
          </table:table-cell>
          <table:table-cell office:value-type="float" office:value="-1.674003" calcext:value-type="float">
            <text:p>-1.674003</text:p>
          </table:table-cell>
          <table:table-cell office:value-type="float" office:value="139.207443" calcext:value-type="float">
            <text:p>139.207443</text:p>
          </table:table-cell>
          <table:table-cell office:value-type="float" office:value="93.201691" calcext:value-type="float">
            <text:p>93.201691</text:p>
          </table:table-cell>
          <table:table-cell table:formula="of:=(95*2.56/100)+[.C89]" office:value-type="float" office:value="0.757997000000001" calcext:value-type="float">
            <text:p>0.757997000000001</text:p>
          </table:table-cell>
        </table:table-row>
        <table:table-row table:style-name="ro1">
          <table:table-cell/>
          <table:table-cell table:formula="of:=(95*2.56/100)+[.C90]" office:value-type="float" office:value="0.738351" calcext:value-type="float">
            <text:p>0.738351</text:p>
          </table:table-cell>
          <table:table-cell office:value-type="float" office:value="-1.693649" calcext:value-type="float">
            <text:p>-1.693649</text:p>
          </table:table-cell>
          <table:table-cell office:value-type="float" office:value="142.731415" calcext:value-type="float">
            <text:p>142.731415</text:p>
          </table:table-cell>
          <table:table-cell office:value-type="float" office:value="92.563171" calcext:value-type="float">
            <text:p>92.563171</text:p>
          </table:table-cell>
          <table:table-cell table:formula="of:=(95*2.56/100)+[.C90]" office:value-type="float" office:value="0.738351" calcext:value-type="float">
            <text:p>0.738351</text:p>
          </table:table-cell>
        </table:table-row>
        <table:table-row table:style-name="ro1">
          <table:table-cell/>
          <table:table-cell table:formula="of:=(95*2.56/100)+[.C91]" office:value-type="float" office:value="0.725354" calcext:value-type="float">
            <text:p>0.725354</text:p>
          </table:table-cell>
          <table:table-cell office:value-type="float" office:value="-1.706646" calcext:value-type="float">
            <text:p>-1.706646</text:p>
          </table:table-cell>
          <table:table-cell office:value-type="float" office:value="141.802032" calcext:value-type="float">
            <text:p>141.802032</text:p>
          </table:table-cell>
          <table:table-cell office:value-type="float" office:value="92.967949" calcext:value-type="float">
            <text:p>92.967949</text:p>
          </table:table-cell>
          <table:table-cell table:formula="of:=(95*2.56/100)+[.C91]" office:value-type="float" office:value="0.725354" calcext:value-type="float">
            <text:p>0.725354</text:p>
          </table:table-cell>
        </table:table-row>
        <table:table-row table:style-name="ro1">
          <table:table-cell/>
          <table:table-cell table:formula="of:=(95*2.56/100)+[.C92]" office:value-type="float" office:value="0.712055" calcext:value-type="float">
            <text:p>0.712055</text:p>
          </table:table-cell>
          <table:table-cell office:value-type="float" office:value="-1.719945" calcext:value-type="float">
            <text:p>-1.719945</text:p>
          </table:table-cell>
          <table:table-cell office:value-type="float" office:value="146.343719" calcext:value-type="float">
            <text:p>146.343719</text:p>
          </table:table-cell>
          <table:table-cell office:value-type="float" office:value="95.123932" calcext:value-type="float">
            <text:p>95.123932</text:p>
          </table:table-cell>
          <table:table-cell table:formula="of:=(95*2.56/100)+[.C92]" office:value-type="float" office:value="0.712055" calcext:value-type="float">
            <text:p>0.712055</text:p>
          </table:table-cell>
        </table:table-row>
        <table:table-row table:style-name="ro1">
          <table:table-cell/>
          <table:table-cell table:formula="of:=(95*2.56/100)+[.C93]" office:value-type="float" office:value="0.693014000000001" calcext:value-type="float">
            <text:p>0.693014000000001</text:p>
          </table:table-cell>
          <table:table-cell office:value-type="float" office:value="-1.738986" calcext:value-type="float">
            <text:p>-1.738986</text:p>
          </table:table-cell>
          <table:table-cell office:value-type="float" office:value="145.861618" calcext:value-type="float">
            <text:p>145.861618</text:p>
          </table:table-cell>
          <table:table-cell office:value-type="float" office:value="96.182938" calcext:value-type="float">
            <text:p>96.182938</text:p>
          </table:table-cell>
          <table:table-cell table:formula="of:=(95*2.56/100)+[.C93]" office:value-type="float" office:value="0.693014000000001" calcext:value-type="float">
            <text:p>0.693014000000001</text:p>
          </table:table-cell>
        </table:table-row>
        <table:table-row table:style-name="ro1">
          <table:table-cell/>
          <table:table-cell table:formula="of:=(95*2.56/100)+[.C94]" office:value-type="float" office:value="0.678506" calcext:value-type="float">
            <text:p>0.678506</text:p>
          </table:table-cell>
          <table:table-cell office:value-type="float" office:value="-1.753494" calcext:value-type="float">
            <text:p>-1.753494</text:p>
          </table:table-cell>
          <table:table-cell office:value-type="float" office:value="150.259201" calcext:value-type="float">
            <text:p>150.259201</text:p>
          </table:table-cell>
          <table:table-cell office:value-type="float" office:value="96.730103" calcext:value-type="float">
            <text:p>96.730103</text:p>
          </table:table-cell>
          <table:table-cell table:formula="of:=(95*2.56/100)+[.C94]" office:value-type="float" office:value="0.678506" calcext:value-type="float">
            <text:p>0.678506</text:p>
          </table:table-cell>
        </table:table-row>
        <table:table-row table:style-name="ro1">
          <table:table-cell/>
          <table:table-cell table:formula="of:=(95*2.56/100)+[.C95]" office:value-type="float" office:value="0.667323" calcext:value-type="float">
            <text:p>0.667323</text:p>
          </table:table-cell>
          <table:table-cell office:value-type="float" office:value="-1.764677" calcext:value-type="float">
            <text:p>-1.764677</text:p>
          </table:table-cell>
          <table:table-cell office:value-type="float" office:value="150.180984" calcext:value-type="float">
            <text:p>150.180984</text:p>
          </table:table-cell>
          <table:table-cell office:value-type="float" office:value="96.876358" calcext:value-type="float">
            <text:p>96.876358</text:p>
          </table:table-cell>
          <table:table-cell table:formula="of:=(95*2.56/100)+[.C95]" office:value-type="float" office:value="0.667323" calcext:value-type="float">
            <text:p>0.667323</text:p>
          </table:table-cell>
        </table:table-row>
        <table:table-row table:style-name="ro1">
          <table:table-cell/>
          <table:table-cell table:formula="of:=(95*2.56/100)+[.C96]" office:value-type="float" office:value="0.654326" calcext:value-type="float">
            <text:p>0.654326</text:p>
          </table:table-cell>
          <table:table-cell office:value-type="float" office:value="-1.777674" calcext:value-type="float">
            <text:p>-1.777674</text:p>
          </table:table-cell>
          <table:table-cell office:value-type="float" office:value="155.065002" calcext:value-type="float">
            <text:p>155.065002</text:p>
          </table:table-cell>
          <table:table-cell office:value-type="float" office:value="100.305885" calcext:value-type="float">
            <text:p>100.305885</text:p>
          </table:table-cell>
          <table:table-cell table:formula="of:=(95*2.56/100)+[.C96]" office:value-type="float" office:value="0.654326" calcext:value-type="float">
            <text:p>0.654326</text:p>
          </table:table-cell>
        </table:table-row>
        <table:table-row table:style-name="ro1">
          <table:table-cell/>
          <table:table-cell table:formula="of:=(95*2.56/100)+[.C97]" office:value-type="float" office:value="0.633471" calcext:value-type="float">
            <text:p>0.633471</text:p>
          </table:table-cell>
          <table:table-cell office:value-type="float" office:value="-1.798529" calcext:value-type="float">
            <text:p>-1.798529</text:p>
          </table:table-cell>
          <table:table-cell office:value-type="float" office:value="155.729523" calcext:value-type="float">
            <text:p>155.729523</text:p>
          </table:table-cell>
          <table:table-cell office:value-type="float" office:value="99.089615" calcext:value-type="float">
            <text:p>99.089615</text:p>
          </table:table-cell>
          <table:table-cell table:formula="of:=(95*2.56/100)+[.C97]" office:value-type="float" office:value="0.633471" calcext:value-type="float">
            <text:p>0.633471</text:p>
          </table:table-cell>
        </table:table-row>
        <table:table-row table:style-name="ro1">
          <table:table-cell/>
          <table:table-cell table:formula="of:=(95*2.56/100)+[.C98]" office:value-type="float" office:value="0.62259" calcext:value-type="float">
            <text:p>0.62259</text:p>
          </table:table-cell>
          <table:table-cell office:value-type="float" office:value="-1.80941" calcext:value-type="float">
            <text:p>-1.80941</text:p>
          </table:table-cell>
          <table:table-cell office:value-type="float" office:value="154.912369" calcext:value-type="float">
            <text:p>154.912369</text:p>
          </table:table-cell>
          <table:table-cell office:value-type="float" office:value="100.900009" calcext:value-type="float">
            <text:p>100.900009</text:p>
          </table:table-cell>
          <table:table-cell table:formula="of:=(95*2.56/100)+[.C98]" office:value-type="float" office:value="0.62259" calcext:value-type="float">
            <text:p>0.62259</text:p>
          </table:table-cell>
        </table:table-row>
        <table:table-row table:style-name="ro1">
          <table:table-cell/>
          <table:table-cell table:formula="of:=(95*2.56/100)+[.C99]" office:value-type="float" office:value="0.609291000000001" calcext:value-type="float">
            <text:p>0.609291000000001</text:p>
          </table:table-cell>
          <table:table-cell office:value-type="float" office:value="-1.822709" calcext:value-type="float">
            <text:p>-1.822709</text:p>
          </table:table-cell>
          <table:table-cell office:value-type="float" office:value="159.677246" calcext:value-type="float">
            <text:p>159.677246</text:p>
          </table:table-cell>
          <table:table-cell office:value-type="float" office:value="102.333618" calcext:value-type="float">
            <text:p>102.333618</text:p>
          </table:table-cell>
          <table:table-cell table:formula="of:=(95*2.56/100)+[.C99]" office:value-type="float" office:value="0.609291000000001" calcext:value-type="float">
            <text:p>0.609291000000001</text:p>
          </table:table-cell>
        </table:table-row>
        <table:table-row table:style-name="ro1">
          <table:table-cell/>
          <table:table-cell table:formula="of:=(95*2.56/100)+[.C100]" office:value-type="float" office:value="0.589342000000001" calcext:value-type="float">
            <text:p>0.589342000000001</text:p>
          </table:table-cell>
          <table:table-cell office:value-type="float" office:value="-1.842658" calcext:value-type="float">
            <text:p>-1.842658</text:p>
          </table:table-cell>
          <table:table-cell office:value-type="float" office:value="158.416458" calcext:value-type="float">
            <text:p>158.416458</text:p>
          </table:table-cell>
          <table:table-cell office:value-type="float" office:value="102.507561" calcext:value-type="float">
            <text:p>102.507561</text:p>
          </table:table-cell>
          <table:table-cell table:formula="of:=(95*2.56/100)+[.C100]" office:value-type="float" office:value="0.589342000000001" calcext:value-type="float">
            <text:p>0.589342000000001</text:p>
          </table:table-cell>
        </table:table-row>
        <table:table-row table:style-name="ro1">
          <table:table-cell/>
          <table:table-cell table:formula="of:=(95*2.56/100)+[.C101]" office:value-type="float" office:value="0.576346000000001" calcext:value-type="float">
            <text:p>0.576346000000001</text:p>
          </table:table-cell>
          <table:table-cell office:value-type="float" office:value="-1.855654" calcext:value-type="float">
            <text:p>-1.855654</text:p>
          </table:table-cell>
          <table:table-cell office:value-type="float" office:value="164.412109" calcext:value-type="float">
            <text:p>164.412109</text:p>
          </table:table-cell>
          <table:table-cell office:value-type="float" office:value="104.299652" calcext:value-type="float">
            <text:p>104.299652</text:p>
          </table:table-cell>
          <table:table-cell table:formula="of:=(95*2.56/100)+[.C101]" office:value-type="float" office:value="0.576346000000001" calcext:value-type="float">
            <text:p>0.576346000000001</text:p>
          </table:table-cell>
        </table:table-row>
        <table:table-row table:style-name="ro1">
          <table:table-cell/>
          <table:table-cell table:formula="of:=(95*2.56/100)+[.C102]" office:value-type="float" office:value="0.561838" calcext:value-type="float">
            <text:p>0.561838</text:p>
          </table:table-cell>
          <table:table-cell office:value-type="float" office:value="-1.870162" calcext:value-type="float">
            <text:p>-1.870162</text:p>
          </table:table-cell>
          <table:table-cell office:value-type="float" office:value="163.346024" calcext:value-type="float">
            <text:p>163.346024</text:p>
          </table:table-cell>
          <table:table-cell office:value-type="float" office:value="103.7183" calcext:value-type="float">
            <text:p>103.7183</text:p>
          </table:table-cell>
          <table:table-cell table:formula="of:=(95*2.56/100)+[.C102]" office:value-type="float" office:value="0.561838" calcext:value-type="float">
            <text:p>0.561838</text:p>
          </table:table-cell>
        </table:table-row>
        <table:table-row table:style-name="ro1">
          <table:table-cell/>
          <table:table-cell table:formula="of:=(95*2.56/100)+[.C103]" office:value-type="float" office:value="0.542796" calcext:value-type="float">
            <text:p>0.542796</text:p>
          </table:table-cell>
          <table:table-cell office:value-type="float" office:value="-1.889204" calcext:value-type="float">
            <text:p>-1.889204</text:p>
          </table:table-cell>
          <table:table-cell office:value-type="float" office:value="169.752487" calcext:value-type="float">
            <text:p>169.752487</text:p>
          </table:table-cell>
          <table:table-cell office:value-type="float" office:value="106.175095" calcext:value-type="float">
            <text:p>106.175095</text:p>
          </table:table-cell>
          <table:table-cell table:formula="of:=(95*2.56/100)+[.C103]" office:value-type="float" office:value="0.542796" calcext:value-type="float">
            <text:p>0.542796</text:p>
          </table:table-cell>
        </table:table-row>
        <table:table-row table:style-name="ro1">
          <table:table-cell/>
          <table:table-cell table:formula="of:=(95*2.56/100)+[.C104]" office:value-type="float" office:value="0.529799" calcext:value-type="float">
            <text:p>0.529799</text:p>
          </table:table-cell>
          <table:table-cell office:value-type="float" office:value="-1.902201" calcext:value-type="float">
            <text:p>-1.902201</text:p>
          </table:table-cell>
          <table:table-cell office:value-type="float" office:value="168.701035" calcext:value-type="float">
            <text:p>168.701035</text:p>
          </table:table-cell>
          <table:table-cell office:value-type="float" office:value="106.339951" calcext:value-type="float">
            <text:p>106.339951</text:p>
          </table:table-cell>
          <table:table-cell table:formula="of:=(95*2.56/100)+[.C104]" office:value-type="float" office:value="0.529799" calcext:value-type="float">
            <text:p>0.529799</text:p>
          </table:table-cell>
        </table:table-row>
        <table:table-row table:style-name="ro1">
          <table:table-cell/>
          <table:table-cell table:formula="of:=(95*2.56/100)+[.C105]" office:value-type="float" office:value="0.518918" calcext:value-type="float">
            <text:p>0.518918</text:p>
          </table:table-cell>
          <table:table-cell office:value-type="float" office:value="-1.913082" calcext:value-type="float">
            <text:p>-1.913082</text:p>
          </table:table-cell>
          <table:table-cell office:value-type="float" office:value="174.275085" calcext:value-type="float">
            <text:p>174.275085</text:p>
          </table:table-cell>
          <table:table-cell office:value-type="float" office:value="108.735039" calcext:value-type="float">
            <text:p>108.735039</text:p>
          </table:table-cell>
          <table:table-cell table:formula="of:=(95*2.56/100)+[.C105]" office:value-type="float" office:value="0.518918" calcext:value-type="float">
            <text:p>0.518918</text:p>
          </table:table-cell>
        </table:table-row>
        <table:table-row table:style-name="ro1">
          <table:table-cell/>
          <table:table-cell table:formula="of:=(95*2.56/100)+[.C106]" office:value-type="float" office:value="0.500178000000001" calcext:value-type="float">
            <text:p>0.500178000000001</text:p>
          </table:table-cell>
          <table:table-cell office:value-type="float" office:value="-1.931822" calcext:value-type="float">
            <text:p>-1.931822</text:p>
          </table:table-cell>
          <table:table-cell office:value-type="float" office:value="173.153549" calcext:value-type="float">
            <text:p>173.153549</text:p>
          </table:table-cell>
          <table:table-cell office:value-type="float" office:value="109.35994" calcext:value-type="float">
            <text:p>109.35994</text:p>
          </table:table-cell>
          <table:table-cell table:formula="of:=(95*2.56/100)+[.C106]" office:value-type="float" office:value="0.500178000000001" calcext:value-type="float">
            <text:p>0.500178000000001</text:p>
          </table:table-cell>
        </table:table-row>
        <table:table-row table:style-name="ro1">
          <table:table-cell/>
          <table:table-cell table:formula="of:=(95*2.56/100)+[.C107]" office:value-type="float" office:value="0.486879" calcext:value-type="float">
            <text:p>0.486879</text:p>
          </table:table-cell>
          <table:table-cell office:value-type="float" office:value="-1.945121" calcext:value-type="float">
            <text:p>-1.945121</text:p>
          </table:table-cell>
          <table:table-cell office:value-type="float" office:value="180.438263" calcext:value-type="float">
            <text:p>180.438263</text:p>
          </table:table-cell>
          <table:table-cell office:value-type="float" office:value="112.147614" calcext:value-type="float">
            <text:p>112.147614</text:p>
          </table:table-cell>
          <table:table-cell table:formula="of:=(95*2.56/100)+[.C107]" office:value-type="float" office:value="0.486879" calcext:value-type="float">
            <text:p>0.486879</text:p>
          </table:table-cell>
        </table:table-row>
        <table:table-row table:style-name="ro1">
          <table:table-cell/>
          <table:table-cell table:formula="of:=(95*2.56/100)+[.C108]" office:value-type="float" office:value="0.473882" calcext:value-type="float">
            <text:p>0.473882</text:p>
          </table:table-cell>
          <table:table-cell office:value-type="float" office:value="-1.958118" calcext:value-type="float">
            <text:p>-1.958118</text:p>
          </table:table-cell>
          <table:table-cell office:value-type="float" office:value="180.109406" calcext:value-type="float">
            <text:p>180.109406</text:p>
          </table:table-cell>
          <table:table-cell office:value-type="float" office:value="112.864937" calcext:value-type="float">
            <text:p>112.864937</text:p>
          </table:table-cell>
          <table:table-cell table:formula="of:=(95*2.56/100)+[.C108]" office:value-type="float" office:value="0.473882" calcext:value-type="float">
            <text:p>0.473882</text:p>
          </table:table-cell>
        </table:table-row>
        <table:table-row table:style-name="ro1">
          <table:table-cell/>
          <table:table-cell table:formula="of:=(95*2.56/100)+[.C109]" office:value-type="float" office:value="0.458769" calcext:value-type="float">
            <text:p>0.458769</text:p>
          </table:table-cell>
          <table:table-cell office:value-type="float" office:value="-1.973231" calcext:value-type="float">
            <text:p>-1.973231</text:p>
          </table:table-cell>
          <table:table-cell office:value-type="float" office:value="179.61377" calcext:value-type="float">
            <text:p>179.61377</text:p>
          </table:table-cell>
          <table:table-cell office:value-type="float" office:value="113.337242" calcext:value-type="float">
            <text:p>113.337242</text:p>
          </table:table-cell>
          <table:table-cell table:formula="of:=(95*2.56/100)+[.C109]" office:value-type="float" office:value="0.458769" calcext:value-type="float">
            <text:p>0.458769</text:p>
          </table:table-cell>
        </table:table-row>
        <table:table-row table:style-name="ro1">
          <table:table-cell/>
          <table:table-cell table:formula="of:=(95*2.56/100)+[.C110]" office:value-type="float" office:value="0.440936" calcext:value-type="float">
            <text:p>0.440936</text:p>
          </table:table-cell>
          <table:table-cell office:value-type="float" office:value="-1.991064" calcext:value-type="float">
            <text:p>-1.991064</text:p>
          </table:table-cell>
          <table:table-cell office:value-type="float" office:value="185.678528" calcext:value-type="float">
            <text:p>185.678528</text:p>
          </table:table-cell>
          <table:table-cell office:value-type="float" office:value="114.984032" calcext:value-type="float">
            <text:p>114.984032</text:p>
          </table:table-cell>
          <table:table-cell table:formula="of:=(95*2.56/100)+[.C110]" office:value-type="float" office:value="0.440936" calcext:value-type="float">
            <text:p>0.440936</text:p>
          </table:table-cell>
        </table:table-row>
        <table:table-row table:style-name="ro1">
          <table:table-cell/>
          <table:table-cell table:formula="of:=(95*2.56/100)+[.C111]" office:value-type="float" office:value="0.426126" calcext:value-type="float">
            <text:p>0.426126</text:p>
          </table:table-cell>
          <table:table-cell office:value-type="float" office:value="-2.005874" calcext:value-type="float">
            <text:p>-2.005874</text:p>
          </table:table-cell>
          <table:table-cell office:value-type="float" office:value="184.486786" calcext:value-type="float">
            <text:p>184.486786</text:p>
          </table:table-cell>
          <table:table-cell office:value-type="float" office:value="115.819054" calcext:value-type="float">
            <text:p>115.819054</text:p>
          </table:table-cell>
          <table:table-cell table:formula="of:=(95*2.56/100)+[.C111]" office:value-type="float" office:value="0.426126" calcext:value-type="float">
            <text:p>0.426126</text:p>
          </table:table-cell>
        </table:table-row>
        <table:table-row table:style-name="ro1">
          <table:table-cell/>
          <table:table-cell table:formula="of:=(95*2.56/100)+[.C112]" office:value-type="float" office:value="0.414942" calcext:value-type="float">
            <text:p>0.414942</text:p>
          </table:table-cell>
          <table:table-cell office:value-type="float" office:value="-2.017058" calcext:value-type="float">
            <text:p>-2.017058</text:p>
          </table:table-cell>
          <table:table-cell office:value-type="float" office:value="192.476807" calcext:value-type="float">
            <text:p>192.476807</text:p>
          </table:table-cell>
          <table:table-cell office:value-type="float" office:value="117.485237" calcext:value-type="float">
            <text:p>117.485237</text:p>
          </table:table-cell>
          <table:table-cell table:formula="of:=(95*2.56/100)+[.C112]" office:value-type="float" office:value="0.414942" calcext:value-type="float">
            <text:p>0.414942</text:p>
          </table:table-cell>
        </table:table-row>
        <table:table-row table:style-name="ro1">
          <table:table-cell/>
          <table:table-cell table:formula="of:=(95*2.56/100)+[.C113]" office:value-type="float" office:value="0.393784000000001" calcext:value-type="float">
            <text:p>0.393784000000001</text:p>
          </table:table-cell>
          <table:table-cell office:value-type="float" office:value="-2.038216" calcext:value-type="float">
            <text:p>-2.038216</text:p>
          </table:table-cell>
          <table:table-cell office:value-type="float" office:value="192.487396" calcext:value-type="float">
            <text:p>192.487396</text:p>
          </table:table-cell>
          <table:table-cell office:value-type="float" office:value="117.834625" calcext:value-type="float">
            <text:p>117.834625</text:p>
          </table:table-cell>
          <table:table-cell table:formula="of:=(95*2.56/100)+[.C113]" office:value-type="float" office:value="0.393784000000001" calcext:value-type="float">
            <text:p>0.393784000000001</text:p>
          </table:table-cell>
        </table:table-row>
        <table:table-row table:style-name="ro1">
          <table:table-cell/>
          <table:table-cell table:formula="of:=(95*2.56/100)+[.C114]" office:value-type="float" office:value="0.381392" calcext:value-type="float">
            <text:p>0.381392</text:p>
          </table:table-cell>
          <table:table-cell office:value-type="float" office:value="-2.050608" calcext:value-type="float">
            <text:p>-2.050608</text:p>
          </table:table-cell>
          <table:table-cell office:value-type="float" office:value="199.729904" calcext:value-type="float">
            <text:p>199.729904</text:p>
          </table:table-cell>
          <table:table-cell office:value-type="float" office:value="119.419449" calcext:value-type="float">
            <text:p>119.419449</text:p>
          </table:table-cell>
          <table:table-cell table:formula="of:=(95*2.56/100)+[.C114]" office:value-type="float" office:value="0.381392" calcext:value-type="float">
            <text:p>0.381392</text:p>
          </table:table-cell>
        </table:table-row>
        <table:table-row table:style-name="ro1">
          <table:table-cell/>
          <table:table-cell table:formula="of:=(95*2.56/100)+[.C115]" office:value-type="float" office:value="0.369906" calcext:value-type="float">
            <text:p>0.369906</text:p>
          </table:table-cell>
          <table:table-cell office:value-type="float" office:value="-2.062094" calcext:value-type="float">
            <text:p>-2.062094</text:p>
          </table:table-cell>
          <table:table-cell office:value-type="float" office:value="198.345383" calcext:value-type="float">
            <text:p>198.345383</text:p>
          </table:table-cell>
          <table:table-cell office:value-type="float" office:value="119.230118" calcext:value-type="float">
            <text:p>119.230118</text:p>
          </table:table-cell>
          <table:table-cell table:formula="of:=(95*2.56/100)+[.C115]" office:value-type="float" office:value="0.369906" calcext:value-type="float">
            <text:p>0.369906</text:p>
          </table:table-cell>
        </table:table-row>
        <table:table-row table:style-name="ro1">
          <table:table-cell/>
          <table:table-cell table:formula="of:=(95*2.56/100)+[.C116]" office:value-type="float" office:value="0.357212000000001" calcext:value-type="float">
            <text:p>0.357212000000001</text:p>
          </table:table-cell>
          <table:table-cell office:value-type="float" office:value="-2.074788" calcext:value-type="float">
            <text:p>-2.074788</text:p>
          </table:table-cell>
          <table:table-cell office:value-type="float" office:value="207.896667" calcext:value-type="float">
            <text:p>207.896667</text:p>
          </table:table-cell>
          <table:table-cell office:value-type="float" office:value="122.750061" calcext:value-type="float">
            <text:p>122.750061</text:p>
          </table:table-cell>
          <table:table-cell table:formula="of:=(95*2.56/100)+[.C116]" office:value-type="float" office:value="0.357212000000001" calcext:value-type="float">
            <text:p>0.357212000000001</text:p>
          </table:table-cell>
        </table:table-row>
        <table:table-row table:style-name="ro1">
          <table:table-cell/>
          <table:table-cell table:formula="of:=(95*2.56/100)+[.C117]" office:value-type="float" office:value="0.337263000000001" calcext:value-type="float">
            <text:p>0.337263000000001</text:p>
          </table:table-cell>
          <table:table-cell office:value-type="float" office:value="-2.094737" calcext:value-type="float">
            <text:p>-2.094737</text:p>
          </table:table-cell>
          <table:table-cell office:value-type="float" office:value="206.655212" calcext:value-type="float">
            <text:p>206.655212</text:p>
          </table:table-cell>
          <table:table-cell office:value-type="float" office:value="123.714264" calcext:value-type="float">
            <text:p>123.714264</text:p>
          </table:table-cell>
          <table:table-cell table:formula="of:=(95*2.56/100)+[.C117]" office:value-type="float" office:value="0.337263000000001" calcext:value-type="float">
            <text:p>0.337263000000001</text:p>
          </table:table-cell>
        </table:table-row>
        <table:table-row table:style-name="ro1">
          <table:table-cell/>
          <table:table-cell table:formula="of:=(95*2.56/100)+[.C118]" office:value-type="float" office:value="0.324266" calcext:value-type="float">
            <text:p>0.324266</text:p>
          </table:table-cell>
          <table:table-cell office:value-type="float" office:value="-2.107734" calcext:value-type="float">
            <text:p>-2.107734</text:p>
          </table:table-cell>
          <table:table-cell office:value-type="float" office:value="215.336761" calcext:value-type="float">
            <text:p>215.336761</text:p>
          </table:table-cell>
          <table:table-cell office:value-type="float" office:value="126.606628" calcext:value-type="float">
            <text:p>126.606628</text:p>
          </table:table-cell>
          <table:table-cell table:formula="of:=(95*2.56/100)+[.C118]" office:value-type="float" office:value="0.324266" calcext:value-type="float">
            <text:p>0.324266</text:p>
          </table:table-cell>
        </table:table-row>
        <table:table-row table:style-name="ro1">
          <table:table-cell/>
          <table:table-cell table:formula="of:=(95*2.56/100)+[.C119]" office:value-type="float" office:value="0.311269" calcext:value-type="float">
            <text:p>0.311269</text:p>
          </table:table-cell>
          <table:table-cell office:value-type="float" office:value="-2.120731" calcext:value-type="float">
            <text:p>-2.120731</text:p>
          </table:table-cell>
          <table:table-cell office:value-type="float" office:value="216.160904" calcext:value-type="float">
            <text:p>216.160904</text:p>
          </table:table-cell>
          <table:table-cell office:value-type="float" office:value="126.956406" calcext:value-type="float">
            <text:p>126.956406</text:p>
          </table:table-cell>
          <table:table-cell table:formula="of:=(95*2.56/100)+[.C119]" office:value-type="float" office:value="0.311269" calcext:value-type="float">
            <text:p>0.311269</text:p>
          </table:table-cell>
        </table:table-row>
        <table:table-row table:style-name="ro1">
          <table:table-cell/>
          <table:table-cell table:formula="of:=(95*2.56/100)+[.C120]" office:value-type="float" office:value="0.290413000000001" calcext:value-type="float">
            <text:p>0.290413000000001</text:p>
          </table:table-cell>
          <table:table-cell office:value-type="float" office:value="-2.141587" calcext:value-type="float">
            <text:p>-2.141587</text:p>
          </table:table-cell>
          <table:table-cell office:value-type="float" office:value="214.496002" calcext:value-type="float">
            <text:p>214.496002</text:p>
          </table:table-cell>
          <table:table-cell office:value-type="float" office:value="126.638908" calcext:value-type="float">
            <text:p>126.638908</text:p>
          </table:table-cell>
          <table:table-cell table:formula="of:=(95*2.56/100)+[.C120]" office:value-type="float" office:value="0.290413000000001" calcext:value-type="float">
            <text:p>0.290413000000001</text:p>
          </table:table-cell>
        </table:table-row>
        <table:table-row table:style-name="ro1">
          <table:table-cell/>
          <table:table-cell table:formula="of:=(95*2.56/100)+[.C121]" office:value-type="float" office:value="0.279230000000001" calcext:value-type="float">
            <text:p>0.279230000000001</text:p>
          </table:table-cell>
          <table:table-cell office:value-type="float" office:value="-2.15277" calcext:value-type="float">
            <text:p>-2.15277</text:p>
          </table:table-cell>
          <table:table-cell office:value-type="float" office:value="222.599319" calcext:value-type="float">
            <text:p>222.599319</text:p>
          </table:table-cell>
          <table:table-cell office:value-type="float" office:value="130.655411" calcext:value-type="float">
            <text:p>130.655411</text:p>
          </table:table-cell>
          <table:table-cell table:formula="of:=(95*2.56/100)+[.C121]" office:value-type="float" office:value="0.279230000000001" calcext:value-type="float">
            <text:p>0.279230000000001</text:p>
          </table:table-cell>
        </table:table-row>
        <table:table-row table:style-name="ro1">
          <table:table-cell/>
          <table:table-cell table:formula="of:=(95*2.56/100)+[.C122]" office:value-type="float" office:value="0.260792" calcext:value-type="float">
            <text:p>0.260792</text:p>
          </table:table-cell>
          <table:table-cell office:value-type="float" office:value="-2.171208" calcext:value-type="float">
            <text:p>-2.171208</text:p>
          </table:table-cell>
          <table:table-cell office:value-type="float" office:value="223.752777" calcext:value-type="float">
            <text:p>223.752777</text:p>
          </table:table-cell>
          <table:table-cell office:value-type="float" office:value="131.408722" calcext:value-type="float">
            <text:p>131.408722</text:p>
          </table:table-cell>
          <table:table-cell table:formula="of:=(95*2.56/100)+[.C122]" office:value-type="float" office:value="0.260792" calcext:value-type="float">
            <text:p>0.260792</text:p>
          </table:table-cell>
        </table:table-row>
        <table:table-row table:style-name="ro1">
          <table:table-cell/>
          <table:table-cell table:formula="of:=(95*2.56/100)+[.C123]" office:value-type="float" office:value="0.246285" calcext:value-type="float">
            <text:p>0.246285</text:p>
          </table:table-cell>
          <table:table-cell office:value-type="float" office:value="-2.185715" calcext:value-type="float">
            <text:p>-2.185715</text:p>
          </table:table-cell>
          <table:table-cell office:value-type="float" office:value="232.732147" calcext:value-type="float">
            <text:p>232.732147</text:p>
          </table:table-cell>
          <table:table-cell office:value-type="float" office:value="132.421539" calcext:value-type="float">
            <text:p>132.421539</text:p>
          </table:table-cell>
          <table:table-cell table:formula="of:=(95*2.56/100)+[.C123]" office:value-type="float" office:value="0.246285" calcext:value-type="float">
            <text:p>0.246285</text:p>
          </table:table-cell>
        </table:table-row>
        <table:table-row table:style-name="ro1">
          <table:table-cell/>
          <table:table-cell table:formula="of:=(95*2.56/100)+[.C124]" office:value-type="float" office:value="0.235404" calcext:value-type="float">
            <text:p>0.235404</text:p>
          </table:table-cell>
          <table:table-cell office:value-type="float" office:value="-2.196596" calcext:value-type="float">
            <text:p>-2.196596</text:p>
          </table:table-cell>
          <table:table-cell office:value-type="float" office:value="231.729385" calcext:value-type="float">
            <text:p>231.729385</text:p>
          </table:table-cell>
          <table:table-cell office:value-type="float" office:value="133.90242" calcext:value-type="float">
            <text:p>133.90242</text:p>
          </table:table-cell>
          <table:table-cell table:formula="of:=(95*2.56/100)+[.C124]" office:value-type="float" office:value="0.235404" calcext:value-type="float">
            <text:p>0.235404</text:p>
          </table:table-cell>
        </table:table-row>
        <table:table-row table:style-name="ro1">
          <table:table-cell/>
          <table:table-cell table:formula="of:=(95*2.56/100)+[.C125]" office:value-type="float" office:value="0.222407" calcext:value-type="float">
            <text:p>0.222407</text:p>
          </table:table-cell>
          <table:table-cell office:value-type="float" office:value="-2.209593" calcext:value-type="float">
            <text:p>-2.209593</text:p>
          </table:table-cell>
          <table:table-cell office:value-type="float" office:value="241.465057" calcext:value-type="float">
            <text:p>241.465057</text:p>
          </table:table-cell>
          <table:table-cell office:value-type="float" office:value="137.495361" calcext:value-type="float">
            <text:p>137.495361</text:p>
          </table:table-cell>
          <table:table-cell table:formula="of:=(95*2.56/100)+[.C125]" office:value-type="float" office:value="0.222407" calcext:value-type="float">
            <text:p>0.222407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2.7063in" svg:y="0.0394in">
            <draw:object draw:notify-on-update-of-ranges="Sheet2.B2:Sheet2.B15 Sheet2.C1:Sheet2.C1 Sheet2.C2:Sheet2.C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uy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3.619431" calcext:value-type="float">
            <text:p>153.619431</text:p>
          </table:table-cell>
          <table:table-cell office:value-type="float" office:value="90.176193" calcext:value-type="float">
            <text:p>90.176193</text:p>
          </table:table-cell>
          <table:table-cell office:value-type="float" office:value="65.67067" calcext:value-type="float">
            <text:p>65.67067</text:p>
          </table:table-cell>
        </table:table-row>
        <table:table-row table:style-name="ro1">
          <table:table-cell/>
          <table:table-cell office:value-type="float" office:value="-6.234741" calcext:value-type="float">
            <text:p>-6.234741</text:p>
          </table:table-cell>
          <table:table-cell office:value-type="float" office:value="153.552723" calcext:value-type="float">
            <text:p>153.552723</text:p>
          </table:table-cell>
          <table:table-cell office:value-type="float" office:value="90.178085" calcext:value-type="float">
            <text:p>90.178085</text:p>
          </table:table-cell>
          <table:table-cell office:value-type="float" office:value="65.763046" calcext:value-type="float">
            <text:p>65.763046</text:p>
          </table:table-cell>
        </table:table-row>
        <table:table-row table:style-name="ro1">
          <table:table-cell/>
          <table:table-cell office:value-type="float" office:value="-9.709167" calcext:value-type="float">
            <text:p>-9.709167</text:p>
          </table:table-cell>
          <table:table-cell office:value-type="float" office:value="152.406162" calcext:value-type="float">
            <text:p>152.406162</text:p>
          </table:table-cell>
          <table:table-cell office:value-type="float" office:value="90.853706" calcext:value-type="float">
            <text:p>90.853706</text:p>
          </table:table-cell>
          <table:table-cell office:value-type="float" office:value="65.18145" calcext:value-type="float">
            <text:p>65.18145</text:p>
          </table:table-cell>
        </table:table-row>
        <table:table-row table:style-name="ro1">
          <table:table-cell/>
          <table:table-cell office:value-type="float" office:value="-14.919434" calcext:value-type="float">
            <text:p>-14.919434</text:p>
          </table:table-cell>
          <table:table-cell office:value-type="float" office:value="115.354912" calcext:value-type="float">
            <text:p>115.354912</text:p>
          </table:table-cell>
          <table:table-cell office:value-type="float" office:value="91.561577" calcext:value-type="float">
            <text:p>91.561577</text:p>
          </table:table-cell>
          <table:table-cell office:value-type="float" office:value="62.87632" calcext:value-type="float">
            <text:p>62.87632</text:p>
          </table:table-cell>
        </table:table-row>
        <table:table-row table:style-name="ro1">
          <table:table-cell/>
          <table:table-cell office:value-type="float" office:value="-17.685242" calcext:value-type="float">
            <text:p>-17.685242</text:p>
          </table:table-cell>
          <table:table-cell office:value-type="float" office:value="95.004513" calcext:value-type="float">
            <text:p>95.004513</text:p>
          </table:table-cell>
          <table:table-cell office:value-type="float" office:value="90.958496" calcext:value-type="float">
            <text:p>90.958496</text:p>
          </table:table-cell>
          <table:table-cell office:value-type="float" office:value="63.766708" calcext:value-type="float">
            <text:p>63.766708</text:p>
          </table:table-cell>
        </table:table-row>
        <table:table-row table:style-name="ro1">
          <table:table-cell/>
          <table:table-cell office:value-type="float" office:value="-20.489502" calcext:value-type="float">
            <text:p>-20.489502</text:p>
          </table:table-cell>
          <table:table-cell office:value-type="float" office:value="74.48176" calcext:value-type="float">
            <text:p>74.48176</text:p>
          </table:table-cell>
          <table:table-cell office:value-type="float" office:value="92.151482" calcext:value-type="float">
            <text:p>92.151482</text:p>
          </table:table-cell>
          <table:table-cell office:value-type="float" office:value="63.553551" calcext:value-type="float">
            <text:p>63.553551</text:p>
          </table:table-cell>
        </table:table-row>
        <table:table-row table:style-name="ro1">
          <table:table-cell/>
          <table:table-cell office:value-type="float" office:value="-21.555176" calcext:value-type="float">
            <text:p>-21.555176</text:p>
          </table:table-cell>
          <table:table-cell office:value-type="float" office:value="54.106571" calcext:value-type="float">
            <text:p>54.106571</text:p>
          </table:table-cell>
          <table:table-cell office:value-type="float" office:value="93.673302" calcext:value-type="float">
            <text:p>93.673302</text:p>
          </table:table-cell>
          <table:table-cell office:value-type="float" office:value="66.233009" calcext:value-type="float">
            <text:p>66.233009</text:p>
          </table:table-cell>
        </table:table-row>
        <table:table-row table:style-name="ro1">
          <table:table-cell/>
          <table:table-cell office:value-type="float" office:value="-16.539917" calcext:value-type="float">
            <text:p>-16.539917</text:p>
          </table:table-cell>
          <table:table-cell office:value-type="float" office:value="35.118824" calcext:value-type="float">
            <text:p>35.118824</text:p>
          </table:table-cell>
          <table:table-cell office:value-type="float" office:value="93.761536" calcext:value-type="float">
            <text:p>93.761536</text:p>
          </table:table-cell>
          <table:table-cell office:value-type="float" office:value="65.249268" calcext:value-type="float">
            <text:p>65.249268</text:p>
          </table:table-cell>
        </table:table-row>
        <table:table-row table:style-name="ro1">
          <table:table-cell/>
          <table:table-cell office:value-type="float" office:value="-9.585571" calcext:value-type="float">
            <text:p>-9.585571</text:p>
          </table:table-cell>
          <table:table-cell office:value-type="float" office:value="15.560059" calcext:value-type="float">
            <text:p>15.560059</text:p>
          </table:table-cell>
          <table:table-cell office:value-type="float" office:value="94.679825" calcext:value-type="float">
            <text:p>94.679825</text:p>
          </table:table-cell>
          <table:table-cell office:value-type="float" office:value="69.867508" calcext:value-type="float">
            <text:p>69.867508</text:p>
          </table:table-cell>
        </table:table-row>
        <table:table-row table:style-name="ro1">
          <table:table-cell/>
          <table:table-cell office:value-type="float" office:value="-5.004272" calcext:value-type="float">
            <text:p>-5.004272</text:p>
          </table:table-cell>
          <table:table-cell office:value-type="float" office:value="59.215397" calcext:value-type="float">
            <text:p>59.215397</text:p>
          </table:table-cell>
          <table:table-cell office:value-type="float" office:value="93.235703" calcext:value-type="float">
            <text:p>93.235703</text:p>
          </table:table-cell>
          <table:table-cell office:value-type="float" office:value="65.990814" calcext:value-type="float">
            <text:p>65.990814</text:p>
          </table:table-cell>
        </table:table-row>
        <table:table-row table:style-name="ro1">
          <table:table-cell/>
          <table:table-cell office:value-type="float" office:value="-0.013733" calcext:value-type="float">
            <text:p>-0.013733</text:p>
          </table:table-cell>
          <table:table-cell office:value-type="float" office:value="95.117746" calcext:value-type="float">
            <text:p>95.117746</text:p>
          </table:table-cell>
          <table:table-cell office:value-type="float" office:value="90.870934" calcext:value-type="float">
            <text:p>90.870934</text:p>
          </table:table-cell>
          <table:table-cell office:value-type="float" office:value="64.240822" calcext:value-type="float">
            <text:p>64.240822</text:p>
          </table:table-cell>
        </table:table-row>
        <table:table-row table:style-name="ro1">
          <table:table-cell/>
          <table:table-cell office:value-type="float" office:value="3.331604" calcext:value-type="float">
            <text:p>3.331604</text:p>
          </table:table-cell>
          <table:table-cell office:value-type="float" office:value="113.438995" calcext:value-type="float">
            <text:p>113.438995</text:p>
          </table:table-cell>
          <table:table-cell office:value-type="float" office:value="91.428093" calcext:value-type="float">
            <text:p>91.428093</text:p>
          </table:table-cell>
          <table:table-cell office:value-type="float" office:value="63.582481" calcext:value-type="float">
            <text:p>63.582481</text:p>
          </table:table-cell>
        </table:table-row>
        <table:table-row table:style-name="ro1">
          <table:table-cell/>
          <table:table-cell office:value-type="float" office:value="10.132141" calcext:value-type="float">
            <text:p>10.132141</text:p>
          </table:table-cell>
          <table:table-cell office:value-type="float" office:value="132.062943" calcext:value-type="float">
            <text:p>132.062943</text:p>
          </table:table-cell>
          <table:table-cell office:value-type="float" office:value="92.108551" calcext:value-type="float">
            <text:p>92.108551</text:p>
          </table:table-cell>
          <table:table-cell office:value-type="float" office:value="63.215637" calcext:value-type="float">
            <text:p>63.215637</text:p>
          </table:table-cell>
        </table:table-row>
        <table:table-row table:style-name="ro1">
          <table:table-cell/>
          <table:table-cell office:value-type="float" office:value="17.278748" calcext:value-type="float">
            <text:p>17.278748</text:p>
          </table:table-cell>
          <table:table-cell office:value-type="float" office:value="207.039352" calcext:value-type="float">
            <text:p>207.039352</text:p>
          </table:table-cell>
          <table:table-cell office:value-type="float" office:value="96.437531" calcext:value-type="float">
            <text:p>96.437531</text:p>
          </table:table-cell>
          <table:table-cell office:value-type="float" office:value="64.994843" calcext:value-type="float">
            <text:p>64.994843</text:p>
          </table:table-cell>
        </table:table-row>
        <table:table-row table:style-name="ro1">
          <table:table-cell/>
          <table:table-cell office:value-type="float" office:value="21.376648" calcext:value-type="float">
            <text:p>21.376648</text:p>
          </table:table-cell>
          <table:table-cell office:value-type="float" office:value="225.714706" calcext:value-type="float">
            <text:p>225.714706</text:p>
          </table:table-cell>
          <table:table-cell office:value-type="float" office:value="96.81221" calcext:value-type="float">
            <text:p>96.81221</text:p>
          </table:table-cell>
          <table:table-cell office:value-type="float" office:value="65.542191" calcext:value-type="float">
            <text:p>65.542191</text:p>
          </table:table-cell>
        </table:table-row>
        <table:table-row table:style-name="ro1">
          <table:table-cell/>
          <table:table-cell office:value-type="float" office:value="17.979126" calcext:value-type="float">
            <text:p>17.979126</text:p>
          </table:table-cell>
          <table:table-cell office:value-type="float" office:value="266.279289" calcext:value-type="float">
            <text:p>266.279289</text:p>
          </table:table-cell>
          <table:table-cell office:value-type="float" office:value="99.097549" calcext:value-type="float">
            <text:p>99.097549</text:p>
          </table:table-cell>
          <table:table-cell office:value-type="float" office:value="67.822678" calcext:value-type="float">
            <text:p>67.822678</text:p>
          </table:table-cell>
        </table:table-row>
        <table:table-row table:style-name="ro1">
          <table:table-cell/>
          <table:table-cell office:value-type="float" office:value="12.268982" calcext:value-type="float">
            <text:p>12.268982</text:p>
          </table:table-cell>
          <table:table-cell office:value-type="float" office:value="286.947014" calcext:value-type="float">
            <text:p>286.947014</text:p>
          </table:table-cell>
          <table:table-cell office:value-type="float" office:value="100.879372" calcext:value-type="float">
            <text:p>100.879372</text:p>
          </table:table-cell>
          <table:table-cell office:value-type="float" office:value="68.429146" calcext:value-type="float">
            <text:p>68.429146</text:p>
          </table:table-cell>
        </table:table-row>
        <table:table-row table:style-name="ro1">
          <table:table-cell/>
          <table:table-cell office:value-type="float" office:value="8.942871" calcext:value-type="float">
            <text:p>8.942871</text:p>
          </table:table-cell>
          <table:table-cell office:value-type="float" office:value="280.01123" calcext:value-type="float">
            <text:p>280.01123</text:p>
          </table:table-cell>
          <table:table-cell office:value-type="float" office:value="98.357117" calcext:value-type="float">
            <text:p>98.357117</text:p>
          </table:table-cell>
          <table:table-cell office:value-type="float" office:value="68.735794" calcext:value-type="float">
            <text:p>68.735794</text:p>
          </table:table-cell>
        </table:table-row>
        <table:table-row table:style-name="ro1">
          <table:table-cell/>
          <table:table-cell office:value-type="float" office:value="5.550842" calcext:value-type="float">
            <text:p>5.550842</text:p>
          </table:table-cell>
          <table:table-cell office:value-type="float" office:value="256.418388" calcext:value-type="float">
            <text:p>256.418388</text:p>
          </table:table-cell>
          <table:table-cell office:value-type="float" office:value="97.411407" calcext:value-type="float">
            <text:p>97.411407</text:p>
          </table:table-cell>
          <table:table-cell office:value-type="float" office:value="66.824585" calcext:value-type="float">
            <text:p>66.824585</text:p>
          </table:table-cell>
        </table:table-row>
        <table:table-row table:style-name="ro1">
          <table:table-cell/>
          <table:table-cell office:value-type="float" office:value="1.153564" calcext:value-type="float">
            <text:p>1.153564</text:p>
          </table:table-cell>
          <table:table-cell office:value-type="float" office:value="217.141617" calcext:value-type="float">
            <text:p>217.141617</text:p>
          </table:table-cell>
          <table:table-cell office:value-type="float" office:value="95.025475" calcext:value-type="float">
            <text:p>95.025475</text:p>
          </table:table-cell>
          <table:table-cell office:value-type="float" office:value="66.095528" calcext:value-type="float">
            <text:p>66.095528</text:p>
          </table:table-cell>
        </table:table-row>
        <table:table-row table:style-name="ro1">
          <table:table-cell/>
          <table:table-cell office:value-type="float" office:value="-2.28241" calcext:value-type="float">
            <text:p>-2.28241</text:p>
          </table:table-cell>
          <table:table-cell office:value-type="float" office:value="198.390228" calcext:value-type="float">
            <text:p>198.390228</text:p>
          </table:table-cell>
          <table:table-cell office:value-type="float" office:value="93.998543" calcext:value-type="float">
            <text:p>93.998543</text:p>
          </table:table-cell>
          <table:table-cell office:value-type="float" office:value="65.766197" calcext:value-type="float">
            <text:p>65.766197</text:p>
          </table:table-cell>
        </table:table-row>
        <table:table-row table:style-name="ro1">
          <table:table-cell/>
          <table:table-cell office:value-type="float" office:value="-4.00177" calcext:value-type="float">
            <text:p>-4.00177</text:p>
          </table:table-cell>
          <table:table-cell office:value-type="float" office:value="179.767181" calcext:value-type="float">
            <text:p>179.767181</text:p>
          </table:table-cell>
          <table:table-cell office:value-type="float" office:value="93.750847" calcext:value-type="float">
            <text:p>93.750847</text:p>
          </table:table-cell>
          <table:table-cell office:value-type="float" office:value="64.783836" calcext:value-type="float">
            <text:p>64.783836</text:p>
          </table:table-cell>
        </table:table-row>
        <table:table-row table:style-name="ro1">
          <table:table-cell/>
          <table:table-cell office:value-type="float" office:value="-10.612793" calcext:value-type="float">
            <text:p>-10.612793</text:p>
          </table:table-cell>
          <table:table-cell office:value-type="float" office:value="161.351681" calcext:value-type="float">
            <text:p>161.351681</text:p>
          </table:table-cell>
          <table:table-cell office:value-type="float" office:value="91.968124" calcext:value-type="float">
            <text:p>91.968124</text:p>
          </table:table-cell>
          <table:table-cell office:value-type="float" office:value="63.282867" calcext:value-type="float">
            <text:p>63.282867</text:p>
          </table:table-cell>
        </table:table-row>
        <table:table-row table:style-name="ro1">
          <table:table-cell/>
          <table:table-cell office:value-type="float" office:value="-12.939148" calcext:value-type="float">
            <text:p>-12.939148</text:p>
          </table:table-cell>
          <table:table-cell office:value-type="float" office:value="122.147495" calcext:value-type="float">
            <text:p>122.147495</text:p>
          </table:table-cell>
          <table:table-cell office:value-type="float" office:value="91.517395" calcext:value-type="float">
            <text:p>91.517395</text:p>
          </table:table-cell>
          <table:table-cell office:value-type="float" office:value="63.285431" calcext:value-type="float">
            <text:p>63.285431</text:p>
          </table:table-cell>
        </table:table-row>
        <table:table-row table:style-name="ro1">
          <table:table-cell/>
          <table:table-cell office:value-type="float" office:value="-16.353149" calcext:value-type="float">
            <text:p>-16.353149</text:p>
          </table:table-cell>
          <table:table-cell office:value-type="float" office:value="104.063473" calcext:value-type="float">
            <text:p>104.063473</text:p>
          </table:table-cell>
          <table:table-cell office:value-type="float" office:value="90.928658" calcext:value-type="float">
            <text:p>90.928658</text:p>
          </table:table-cell>
          <table:table-cell office:value-type="float" office:value="63.238167" calcext:value-type="float">
            <text:p>63.238167</text:p>
          </table:table-cell>
        </table:table-row>
        <table:table-row table:style-name="ro1">
          <table:table-cell/>
          <table:table-cell office:value-type="float" office:value="-21.387634" calcext:value-type="float">
            <text:p>-21.387634</text:p>
          </table:table-cell>
          <table:table-cell office:value-type="float" office:value="83.70186" calcext:value-type="float">
            <text:p>83.70186</text:p>
          </table:table-cell>
          <table:table-cell office:value-type="float" office:value="91.292809" calcext:value-type="float">
            <text:p>91.292809</text:p>
          </table:table-cell>
          <table:table-cell office:value-type="float" office:value="63.223843" calcext:value-type="float">
            <text:p>63.223843</text:p>
          </table:table-cell>
        </table:table-row>
        <table:table-row table:style-name="ro1">
          <table:table-cell/>
          <table:table-cell office:value-type="float" office:value="-21.409607" calcext:value-type="float">
            <text:p>-21.409607</text:p>
          </table:table-cell>
          <table:table-cell office:value-type="float" office:value="42.508438" calcext:value-type="float">
            <text:p>42.508438</text:p>
          </table:table-cell>
          <table:table-cell office:value-type="float" office:value="93.299026" calcext:value-type="float">
            <text:p>93.299026</text:p>
          </table:table-cell>
          <table:table-cell office:value-type="float" office:value="65.030289" calcext:value-type="float">
            <text:p>65.030289</text:p>
          </table:table-cell>
        </table:table-row>
        <table:table-row table:style-name="ro1">
          <table:table-cell/>
          <table:table-cell office:value-type="float" office:value="-16.410828" calcext:value-type="float">
            <text:p>-16.410828</text:p>
          </table:table-cell>
          <table:table-cell office:value-type="float" office:value="28.511137" calcext:value-type="float">
            <text:p>28.511137</text:p>
          </table:table-cell>
          <table:table-cell office:value-type="float" office:value="95.203911" calcext:value-type="float">
            <text:p>95.203911</text:p>
          </table:table-cell>
          <table:table-cell office:value-type="float" office:value="66.532448" calcext:value-type="float">
            <text:p>66.532448</text:p>
          </table:table-cell>
        </table:table-row>
        <table:table-row table:style-name="ro1">
          <table:table-cell/>
          <table:table-cell office:value-type="float" office:value="-8.995056" calcext:value-type="float">
            <text:p>-8.995056</text:p>
          </table:table-cell>
          <table:table-cell office:value-type="float" office:value="33.726465" calcext:value-type="float">
            <text:p>33.726465</text:p>
          </table:table-cell>
          <table:table-cell office:value-type="float" office:value="92.724594" calcext:value-type="float">
            <text:p>92.724594</text:p>
          </table:table-cell>
          <table:table-cell office:value-type="float" office:value="65.235886" calcext:value-type="float">
            <text:p>65.235886</text:p>
          </table:table-cell>
        </table:table-row>
        <table:table-row table:style-name="ro1">
          <table:table-cell/>
          <table:table-cell office:value-type="float" office:value="-6.443481" calcext:value-type="float">
            <text:p>-6.443481</text:p>
          </table:table-cell>
          <table:table-cell office:value-type="float" office:value="53.443956" calcext:value-type="float">
            <text:p>53.443956</text:p>
          </table:table-cell>
          <table:table-cell office:value-type="float" office:value="92.680748" calcext:value-type="float">
            <text:p>92.680748</text:p>
          </table:table-cell>
          <table:table-cell office:value-type="float" office:value="65.347176" calcext:value-type="float">
            <text:p>65.347176</text:p>
          </table:table-cell>
        </table:table-row>
        <table:table-row table:style-name="ro1">
          <table:table-cell/>
          <table:table-cell office:value-type="float" office:value="-2.090149" calcext:value-type="float">
            <text:p>-2.090149</text:p>
          </table:table-cell>
          <table:table-cell office:value-type="float" office:value="70.958506" calcext:value-type="float">
            <text:p>70.958506</text:p>
          </table:table-cell>
          <table:table-cell office:value-type="float" office:value="92.074997" calcext:value-type="float">
            <text:p>92.074997</text:p>
          </table:table-cell>
          <table:table-cell office:value-type="float" office:value="64.240784" calcext:value-type="float">
            <text:p>64.240784</text:p>
          </table:table-cell>
        </table:table-row>
        <table:table-row table:style-name="ro1">
          <table:table-cell/>
          <table:table-cell office:value-type="float" office:value="2.268677" calcext:value-type="float">
            <text:p>2.268677</text:p>
          </table:table-cell>
          <table:table-cell office:value-type="float" office:value="106.58839" calcext:value-type="float">
            <text:p>106.58839</text:p>
          </table:table-cell>
          <table:table-cell office:value-type="float" office:value="91.037872" calcext:value-type="float">
            <text:p>91.037872</text:p>
          </table:table-cell>
          <table:table-cell office:value-type="float" office:value="63.436935" calcext:value-type="float">
            <text:p>63.436935</text:p>
          </table:table-cell>
        </table:table-row>
        <table:table-row table:style-name="ro1">
          <table:table-cell/>
          <table:table-cell office:value-type="float" office:value="5.811768" calcext:value-type="float">
            <text:p>5.811768</text:p>
          </table:table-cell>
          <table:table-cell office:value-type="float" office:value="144.450546" calcext:value-type="float">
            <text:p>144.450546</text:p>
          </table:table-cell>
          <table:table-cell office:value-type="float" office:value="91.974411" calcext:value-type="float">
            <text:p>91.974411</text:p>
          </table:table-cell>
          <table:table-cell office:value-type="float" office:value="62.61208" calcext:value-type="float">
            <text:p>62.61208</text:p>
          </table:table-cell>
        </table:table-row>
        <table:table-row table:style-name="ro1">
          <table:table-cell/>
          <table:table-cell office:value-type="float" office:value="10.752869" calcext:value-type="float">
            <text:p>10.752869</text:p>
          </table:table-cell>
          <table:table-cell office:value-type="float" office:value="162.280807" calcext:value-type="float">
            <text:p>162.280807</text:p>
          </table:table-cell>
          <table:table-cell office:value-type="float" office:value="93.558067" calcext:value-type="float">
            <text:p>93.558067</text:p>
          </table:table-cell>
          <table:table-cell office:value-type="float" office:value="63.140179" calcext:value-type="float">
            <text:p>63.140179</text:p>
          </table:table-cell>
        </table:table-row>
        <table:table-row table:style-name="ro1">
          <table:table-cell/>
          <table:table-cell office:value-type="float" office:value="14.38385" calcext:value-type="float">
            <text:p>14.38385</text:p>
          </table:table-cell>
          <table:table-cell office:value-type="float" office:value="181.379288" calcext:value-type="float">
            <text:p>181.379288</text:p>
          </table:table-cell>
          <table:table-cell office:value-type="float" office:value="94.90052" calcext:value-type="float">
            <text:p>94.90052</text:p>
          </table:table-cell>
          <table:table-cell office:value-type="float" office:value="63.291042" calcext:value-type="float">
            <text:p>63.291042</text:p>
          </table:table-cell>
        </table:table-row>
        <table:table-row table:style-name="ro1">
          <table:table-cell/>
          <table:table-cell office:value-type="float" office:value="17.962646" calcext:value-type="float">
            <text:p>17.962646</text:p>
          </table:table-cell>
          <table:table-cell office:value-type="float" office:value="200.723206" calcext:value-type="float">
            <text:p>200.723206</text:p>
          </table:table-cell>
          <table:table-cell office:value-type="float" office:value="95.751678" calcext:value-type="float">
            <text:p>95.751678</text:p>
          </table:table-cell>
          <table:table-cell office:value-type="float" office:value="64.178986" calcext:value-type="float">
            <text:p>64.178986</text:p>
          </table:table-cell>
        </table:table-row>
        <table:table-row table:style-name="ro1">
          <table:table-cell/>
          <table:table-cell office:value-type="float" office:value="22.077026" calcext:value-type="float">
            <text:p>22.077026</text:p>
          </table:table-cell>
          <table:table-cell office:value-type="float" office:value="237.798401" calcext:value-type="float">
            <text:p>237.798401</text:p>
          </table:table-cell>
          <table:table-cell office:value-type="float" office:value="97.700378" calcext:value-type="float">
            <text:p>97.700378</text:p>
          </table:table-cell>
          <table:table-cell office:value-type="float" office:value="66.084259" calcext:value-type="float">
            <text:p>66.084259</text:p>
          </table:table-cell>
        </table:table-row>
        <table:table-row table:style-name="ro1">
          <table:table-cell/>
          <table:table-cell office:value-type="float" office:value="16.092224" calcext:value-type="float">
            <text:p>16.092224</text:p>
          </table:table-cell>
          <table:table-cell office:value-type="float" office:value="259.099945" calcext:value-type="float">
            <text:p>259.099945</text:p>
          </table:table-cell>
          <table:table-cell office:value-type="float" office:value="98.021553" calcext:value-type="float">
            <text:p>98.021553</text:p>
          </table:table-cell>
          <table:table-cell office:value-type="float" office:value="68.249168" calcext:value-type="float">
            <text:p>68.249168</text:p>
          </table:table-cell>
        </table:table-row>
        <table:table-row table:style-name="ro1">
          <table:table-cell/>
          <table:table-cell office:value-type="float" office:value="11.851501" calcext:value-type="float">
            <text:p>11.851501</text:p>
          </table:table-cell>
          <table:table-cell office:value-type="float" office:value="300.868164" calcext:value-type="float">
            <text:p>300.868164</text:p>
          </table:table-cell>
          <table:table-cell office:value-type="float" office:value="100.56279" calcext:value-type="float">
            <text:p>100.56279</text:p>
          </table:table-cell>
          <table:table-cell office:value-type="float" office:value="71.035599" calcext:value-type="float">
            <text:p>71.035599</text:p>
          </table:table-cell>
        </table:table-row>
        <table:table-row table:style-name="ro1">
          <table:table-cell/>
          <table:table-cell office:value-type="float" office:value="7.951355" calcext:value-type="float">
            <text:p>7.951355</text:p>
          </table:table-cell>
          <table:table-cell office:value-type="float" office:value="265.103699" calcext:value-type="float">
            <text:p>265.103699</text:p>
          </table:table-cell>
          <table:table-cell office:value-type="float" office:value="97.677742" calcext:value-type="float">
            <text:p>97.677742</text:p>
          </table:table-cell>
          <table:table-cell office:value-type="float" office:value="67.791679" calcext:value-type="float">
            <text:p>67.791679</text:p>
          </table:table-cell>
        </table:table-row>
        <table:table-row table:style-name="ro1">
          <table:table-cell/>
          <table:table-cell office:value-type="float" office:value="4.026489" calcext:value-type="float">
            <text:p>4.026489</text:p>
          </table:table-cell>
          <table:table-cell office:value-type="float" office:value="243.578918" calcext:value-type="float">
            <text:p>243.578918</text:p>
          </table:table-cell>
          <table:table-cell office:value-type="float" office:value="97.880165" calcext:value-type="float">
            <text:p>97.880165</text:p>
          </table:table-cell>
          <table:table-cell office:value-type="float" office:value="68.390556" calcext:value-type="float">
            <text:p>68.390556</text:p>
          </table:table-cell>
        </table:table-row>
        <table:table-row table:style-name="ro1">
          <table:table-cell/>
          <table:table-cell office:value-type="float" office:value="0.170288" calcext:value-type="float">
            <text:p>0.170288</text:p>
          </table:table-cell>
          <table:table-cell office:value-type="float" office:value="205.917007" calcext:value-type="float">
            <text:p>205.917007</text:p>
          </table:table-cell>
          <table:table-cell office:value-type="float" office:value="95.481644" calcext:value-type="float">
            <text:p>95.481644</text:p>
          </table:table-cell>
          <table:table-cell office:value-type="float" office:value="65.566116" calcext:value-type="float">
            <text:p>65.566116</text:p>
          </table:table-cell>
        </table:table-row>
        <table:table-row table:style-name="ro1">
          <table:table-cell/>
          <table:table-cell office:value-type="float" office:value="-3.306885" calcext:value-type="float">
            <text:p>-3.306885</text:p>
          </table:table-cell>
          <table:table-cell office:value-type="float" office:value="187.003036" calcext:value-type="float">
            <text:p>187.003036</text:p>
          </table:table-cell>
          <table:table-cell office:value-type="float" office:value="93.405106" calcext:value-type="float">
            <text:p>93.405106</text:p>
          </table:table-cell>
          <table:table-cell office:value-type="float" office:value="65.480774" calcext:value-type="float">
            <text:p>65.480774</text:p>
          </table:table-cell>
        </table:table-row>
        <table:table-row table:style-name="ro1">
          <table:table-cell/>
          <table:table-cell office:value-type="float" office:value="-6.495667" calcext:value-type="float">
            <text:p>-6.495667</text:p>
          </table:table-cell>
          <table:table-cell office:value-type="float" office:value="168.670013" calcext:value-type="float">
            <text:p>168.670013</text:p>
          </table:table-cell>
          <table:table-cell office:value-type="float" office:value="92.152397" calcext:value-type="float">
            <text:p>92.152397</text:p>
          </table:table-cell>
          <table:table-cell office:value-type="float" office:value="64.083427" calcext:value-type="float">
            <text:p>64.083427</text:p>
          </table:table-cell>
        </table:table-row>
        <table:table-row table:style-name="ro1">
          <table:table-cell/>
          <table:table-cell office:value-type="float" office:value="-12.782593" calcext:value-type="float">
            <text:p>-12.782593</text:p>
          </table:table-cell>
          <table:table-cell office:value-type="float" office:value="149.684338" calcext:value-type="float">
            <text:p>149.684338</text:p>
          </table:table-cell>
          <table:table-cell office:value-type="float" office:value="91.222534" calcext:value-type="float">
            <text:p>91.222534</text:p>
          </table:table-cell>
          <table:table-cell office:value-type="float" office:value="63.585804" calcext:value-type="float">
            <text:p>63.585804</text:p>
          </table:table-cell>
        </table:table-row>
      </table:table>
      <table:table table:name="Sheet3" table:style-name="ta1">
        <office:forms form:automatic-focus="false" form:apply-design-mode="false"/>
        <table:shapes>
          <draw:frame draw:z-index="0" draw:style-name="gr1" draw:text-style-name="P1" svg:width="6.2988in" svg:height="3.5429in" svg:x="5.3732in" svg:y="9.6402in">
            <draw:object draw:notify-on-update-of-ranges="Sheet3.A17:Sheet3.A41 Sheet3.C17:Sheet3.C4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6.2988in" svg:height="3.5429in" svg:x="4.4843in" svg:y="2.8839in">
            <draw:object draw:notify-on-update-of-ranges="Sheet3.B17:Sheet3.B41 Sheet3.E17:Sheet3.E4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Angle</text:p>
          </table:table-cell>
          <table:table-cell table:number-columns-repeated="1637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.225098" calcext:value-type="float">
            <text:p>179.225098</text:p>
          </table:table-cell>
          <table:table-cell office:value-type="float" office:value="89.513748" calcext:value-type="float">
            <text:p>89.513748</text:p>
          </table:table-cell>
          <table:table-cell office:value-type="float" office:value="65.42894" calcext:value-type="float">
            <text:p>65.42894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-0.931091" calcext:value-type="float">
            <text:p>-0.931091</text:p>
          </table:table-cell>
          <table:table-cell office:value-type="float" office:value="179.195114" calcext:value-type="float">
            <text:p>179.195114</text:p>
          </table:table-cell>
          <table:table-cell office:value-type="float" office:value="89.492912" calcext:value-type="float">
            <text:p>89.492912</text:p>
          </table:table-cell>
          <table:table-cell office:value-type="float" office:value="65.419579" calcext:value-type="float">
            <text:p>65.419579</text:p>
          </table:table-cell>
          <table:table-cell office:value-type="float" office:value="-0.931091" calcext:value-type="float">
            <text:p>-0.931091</text:p>
          </table:table-cell>
          <table:table-cell table:number-columns-repeated="16379"/>
        </table:table-row>
        <table:table-row table:style-name="ro1">
          <table:table-cell office:value-type="float" office:value="-2.285156" calcext:value-type="float">
            <text:p>-2.285156</text:p>
          </table:table-cell>
          <table:table-cell office:value-type="float" office:value="179.20575" calcext:value-type="float">
            <text:p>179.20575</text:p>
          </table:table-cell>
          <table:table-cell office:value-type="float" office:value="89.561806" calcext:value-type="float">
            <text:p>89.561806</text:p>
          </table:table-cell>
          <table:table-cell office:value-type="float" office:value="65.362007" calcext:value-type="float">
            <text:p>65.362007</text:p>
          </table:table-cell>
          <table:table-cell office:value-type="float" office:value="-2.285156" calcext:value-type="float">
            <text:p>-2.285156</text:p>
          </table:table-cell>
          <table:table-cell table:number-columns-repeated="16379"/>
        </table:table-row>
        <table:table-row table:style-name="ro1">
          <table:table-cell office:value-type="float" office:value="-4.732361" calcext:value-type="float">
            <text:p>-4.732361</text:p>
          </table:table-cell>
          <table:table-cell office:value-type="float" office:value="172.829163" calcext:value-type="float">
            <text:p>172.829163</text:p>
          </table:table-cell>
          <table:table-cell office:value-type="float" office:value="89.787895" calcext:value-type="float">
            <text:p>89.787895</text:p>
          </table:table-cell>
          <table:table-cell office:value-type="float" office:value="65.131035" calcext:value-type="float">
            <text:p>65.131035</text:p>
          </table:table-cell>
          <table:table-cell office:value-type="float" office:value="-4.732361" calcext:value-type="float">
            <text:p>-4.732361</text:p>
          </table:table-cell>
          <table:table-cell table:number-columns-repeated="16379"/>
        </table:table-row>
        <table:table-row table:style-name="ro1">
          <table:table-cell office:value-type="float" office:value="-5.877686" calcext:value-type="float">
            <text:p>-5.877686</text:p>
          </table:table-cell>
          <table:table-cell office:value-type="float" office:value="160.3974" calcext:value-type="float">
            <text:p>160.3974</text:p>
          </table:table-cell>
          <table:table-cell office:value-type="float" office:value="89.203178" calcext:value-type="float">
            <text:p>89.203178</text:p>
          </table:table-cell>
          <table:table-cell office:value-type="float" office:value="64.284706" calcext:value-type="float">
            <text:p>64.284706</text:p>
          </table:table-cell>
          <table:table-cell office:value-type="float" office:value="-5.877686" calcext:value-type="float">
            <text:p>-5.877686</text:p>
          </table:table-cell>
          <table:table-cell table:number-columns-repeated="16379"/>
        </table:table-row>
        <table:table-row table:style-name="ro1">
          <table:table-cell office:value-type="float" office:value="-7.193298" calcext:value-type="float">
            <text:p>-7.193298</text:p>
          </table:table-cell>
          <table:table-cell office:value-type="float" office:value="153.026489" calcext:value-type="float">
            <text:p>153.026489</text:p>
          </table:table-cell>
          <table:table-cell office:value-type="float" office:value="88.957085" calcext:value-type="float">
            <text:p>88.957085</text:p>
          </table:table-cell>
          <table:table-cell office:value-type="float" office:value="64.797554" calcext:value-type="float">
            <text:p>64.797554</text:p>
          </table:table-cell>
          <table:table-cell office:value-type="float" office:value="-7.193298" calcext:value-type="float">
            <text:p>-7.193298</text:p>
          </table:table-cell>
          <table:table-cell table:number-columns-repeated="16379"/>
        </table:table-row>
        <table:table-row table:style-name="ro1">
          <table:table-cell office:value-type="float" office:value="-8.055725" calcext:value-type="float">
            <text:p>-8.055725</text:p>
          </table:table-cell>
          <table:table-cell office:value-type="float" office:value="146.487179" calcext:value-type="float">
            <text:p>146.487179</text:p>
          </table:table-cell>
          <table:table-cell office:value-type="float" office:value="88.416107" calcext:value-type="float">
            <text:p>88.416107</text:p>
          </table:table-cell>
          <table:table-cell office:value-type="float" office:value="63.747955" calcext:value-type="float">
            <text:p>63.747955</text:p>
          </table:table-cell>
          <table:table-cell office:value-type="float" office:value="-8.055725" calcext:value-type="float">
            <text:p>-8.055725</text:p>
          </table:table-cell>
          <table:table-cell table:number-columns-repeated="16379"/>
        </table:table-row>
        <table:table-row table:style-name="ro1">
          <table:table-cell office:value-type="float" office:value="-9.541626" calcext:value-type="float">
            <text:p>-9.541626</text:p>
          </table:table-cell>
          <table:table-cell office:value-type="float" office:value="138.531475" calcext:value-type="float">
            <text:p>138.531475</text:p>
          </table:table-cell>
          <table:table-cell office:value-type="float" office:value="88.859413" calcext:value-type="float">
            <text:p>88.859413</text:p>
          </table:table-cell>
          <table:table-cell office:value-type="float" office:value="63.583843" calcext:value-type="float">
            <text:p>63.583843</text:p>
          </table:table-cell>
          <table:table-cell office:value-type="float" office:value="-9.541626" calcext:value-type="float">
            <text:p>-9.541626</text:p>
          </table:table-cell>
          <table:table-cell table:number-columns-repeated="16379"/>
        </table:table-row>
        <table:table-row table:style-name="ro1">
          <table:table-cell office:value-type="float" office:value="-11.829529" calcext:value-type="float">
            <text:p>-11.829529</text:p>
          </table:table-cell>
          <table:table-cell office:value-type="float" office:value="131.146805" calcext:value-type="float">
            <text:p>131.146805</text:p>
          </table:table-cell>
          <table:table-cell office:value-type="float" office:value="88.189148" calcext:value-type="float">
            <text:p>88.189148</text:p>
          </table:table-cell>
          <table:table-cell office:value-type="float" office:value="63.920227" calcext:value-type="float">
            <text:p>63.920227</text:p>
          </table:table-cell>
          <table:table-cell office:value-type="float" office:value="-11.829529" calcext:value-type="float">
            <text:p>-11.829529</text:p>
          </table:table-cell>
          <table:table-cell table:number-columns-repeated="16379"/>
        </table:table-row>
        <table:table-row table:style-name="ro1">
          <table:table-cell office:value-type="float" office:value="-12.697449" calcext:value-type="float">
            <text:p>-12.697449</text:p>
          </table:table-cell>
          <table:table-cell office:value-type="float" office:value="117.876511" calcext:value-type="float">
            <text:p>117.876511</text:p>
          </table:table-cell>
          <table:table-cell office:value-type="float" office:value="87.919449" calcext:value-type="float">
            <text:p>87.919449</text:p>
          </table:table-cell>
          <table:table-cell office:value-type="float" office:value="63.477325" calcext:value-type="float">
            <text:p>63.477325</text:p>
          </table:table-cell>
          <table:table-cell office:value-type="float" office:value="-12.697449" calcext:value-type="float">
            <text:p>-12.697449</text:p>
          </table:table-cell>
          <table:table-cell table:number-columns-repeated="16379"/>
        </table:table-row>
        <table:table-row table:style-name="ro1">
          <table:table-cell office:value-type="float" office:value="-14.850769" calcext:value-type="float">
            <text:p>-14.850769</text:p>
          </table:table-cell>
          <table:table-cell office:value-type="float" office:value="109.6152" calcext:value-type="float">
            <text:p>109.6152</text:p>
          </table:table-cell>
          <table:table-cell office:value-type="float" office:value="88.417938" calcext:value-type="float">
            <text:p>88.417938</text:p>
          </table:table-cell>
          <table:table-cell office:value-type="float" office:value="63.720737" calcext:value-type="float">
            <text:p>63.720737</text:p>
          </table:table-cell>
          <table:table-cell office:value-type="float" office:value="-14.850769" calcext:value-type="float">
            <text:p>-14.850769</text:p>
          </table:table-cell>
          <table:table-cell table:number-columns-repeated="16379"/>
        </table:table-row>
        <table:table-row table:style-name="ro1">
          <table:table-cell office:value-type="float" office:value="-17.366638" calcext:value-type="float">
            <text:p>-17.366638</text:p>
          </table:table-cell>
          <table:table-cell office:value-type="float" office:value="94.991852" calcext:value-type="float">
            <text:p>94.991852</text:p>
          </table:table-cell>
          <table:table-cell office:value-type="float" office:value="88.155724" calcext:value-type="float">
            <text:p>88.155724</text:p>
          </table:table-cell>
          <table:table-cell office:value-type="float" office:value="64.397041" calcext:value-type="float">
            <text:p>64.397041</text:p>
          </table:table-cell>
          <table:table-cell office:value-type="float" office:value="-17.366638" calcext:value-type="float">
            <text:p>-17.366638</text:p>
          </table:table-cell>
          <table:table-cell table:number-columns-repeated="16379"/>
        </table:table-row>
        <table:table-row table:style-name="ro1">
          <table:table-cell office:value-type="float" office:value="-19.319458" calcext:value-type="float">
            <text:p>-19.319458</text:p>
          </table:table-cell>
          <table:table-cell office:value-type="float" office:value="79.205194" calcext:value-type="float">
            <text:p>79.205194</text:p>
          </table:table-cell>
          <table:table-cell office:value-type="float" office:value="88.988312" calcext:value-type="float">
            <text:p>88.988312</text:p>
          </table:table-cell>
          <table:table-cell office:value-type="float" office:value="64.270737" calcext:value-type="float">
            <text:p>64.270737</text:p>
          </table:table-cell>
          <table:table-cell office:value-type="float" office:value="-19.319458" calcext:value-type="float">
            <text:p>-19.319458</text:p>
          </table:table-cell>
          <table:table-cell table:number-columns-repeated="16379"/>
        </table:table-row>
        <table:table-row table:style-name="ro1">
          <table:table-cell office:value-type="float" office:value="-20.599365" calcext:value-type="float">
            <text:p>-20.599365</text:p>
          </table:table-cell>
          <table:table-cell office:value-type="float" office:value="63.276638" calcext:value-type="float">
            <text:p>63.276638</text:p>
          </table:table-cell>
          <table:table-cell office:value-type="float" office:value="89.496056" calcext:value-type="float">
            <text:p>89.496056</text:p>
          </table:table-cell>
          <table:table-cell office:value-type="float" office:value="64.656715" calcext:value-type="float">
            <text:p>64.656715</text:p>
          </table:table-cell>
          <table:table-cell office:value-type="float" office:value="-20.599365" calcext:value-type="float">
            <text:p>-20.599365</text:p>
          </table:table-cell>
          <table:table-cell table:number-columns-repeated="16379"/>
        </table:table-row>
        <table:table-row table:style-name="ro1">
          <table:table-cell office:value-type="float" office:value="-19.113464" calcext:value-type="float">
            <text:p>-19.113464</text:p>
          </table:table-cell>
          <table:table-cell office:value-type="float" office:value="54.008427" calcext:value-type="float">
            <text:p>54.008427</text:p>
          </table:table-cell>
          <table:table-cell office:value-type="float" office:value="90.579826" calcext:value-type="float">
            <text:p>90.579826</text:p>
          </table:table-cell>
          <table:table-cell office:value-type="float" office:value="64.928444" calcext:value-type="float">
            <text:p>64.928444</text:p>
          </table:table-cell>
          <table:table-cell office:value-type="float" office:value="-19.113464" calcext:value-type="float">
            <text:p>-19.113464</text:p>
          </table:table-cell>
          <table:table-cell table:number-columns-repeated="16379"/>
        </table:table-row>
        <table:table-row table:style-name="ro1">
          <table:table-cell table:style-name="ce1" office:value-type="float" office:value="-18.001099" calcext:value-type="float">
            <text:p>-18.001099</text:p>
          </table:table-cell>
          <table:table-cell table:style-name="ce1" office:value-type="float" office:value="38.870049" calcext:value-type="float">
            <text:p>38.870049</text:p>
          </table:table-cell>
          <table:table-cell table:style-name="ce1" office:value-type="float" office:value="92.078545" calcext:value-type="float">
            <text:p>92.078545</text:p>
          </table:table-cell>
          <table:table-cell table:style-name="ce1" office:value-type="float" office:value="65.104668" calcext:value-type="float">
            <text:p>65.104668</text:p>
          </table:table-cell>
          <table:table-cell table:style-name="ce1" office:value-type="float" office:value="-18.001099" calcext:value-type="float">
            <text:p>-18.001099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-16.446533" calcext:value-type="float">
            <text:p>-16.446533</text:p>
          </table:table-cell>
          <table:table-cell table:style-name="ce1" office:value-type="float" office:value="41.433649" calcext:value-type="float">
            <text:p>41.433649</text:p>
          </table:table-cell>
          <table:table-cell table:style-name="ce1" office:value-type="float" office:value="92.167465" calcext:value-type="float">
            <text:p>92.167465</text:p>
          </table:table-cell>
          <table:table-cell table:style-name="ce1" office:value-type="float" office:value="65.028717" calcext:value-type="float">
            <text:p>65.028717</text:p>
          </table:table-cell>
          <table:table-cell table:style-name="ce1" office:value-type="float" office:value="-16.446533" calcext:value-type="float">
            <text:p>-16.446533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-15.24353" calcext:value-type="float">
            <text:p>-15.24353</text:p>
          </table:table-cell>
          <table:table-cell table:style-name="ce1" office:value-type="float" office:value="51.476334" calcext:value-type="float">
            <text:p>51.476334</text:p>
          </table:table-cell>
          <table:table-cell table:style-name="ce1" office:value-type="float" office:value="90.342079" calcext:value-type="float">
            <text:p>90.342079</text:p>
          </table:table-cell>
          <table:table-cell table:style-name="ce1" office:value-type="float" office:value="65.013634" calcext:value-type="float">
            <text:p>65.013634</text:p>
          </table:table-cell>
          <table:table-cell table:style-name="ce1" office:value-type="float" office:value="-15.24353" calcext:value-type="float">
            <text:p>-15.24353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-13.947144" calcext:value-type="float">
            <text:p>-13.947144</text:p>
          </table:table-cell>
          <table:table-cell table:style-name="ce1" office:value-type="float" office:value="64.257143" calcext:value-type="float">
            <text:p>64.257143</text:p>
          </table:table-cell>
          <table:table-cell table:style-name="ce1" office:value-type="float" office:value="89.536316" calcext:value-type="float">
            <text:p>89.536316</text:p>
          </table:table-cell>
          <table:table-cell table:style-name="ce1" office:value-type="float" office:value="64.66449" calcext:value-type="float">
            <text:p>64.66449</text:p>
          </table:table-cell>
          <table:table-cell table:style-name="ce1" office:value-type="float" office:value="-13.947144" calcext:value-type="float">
            <text:p>-13.947144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-12.084961" calcext:value-type="float">
            <text:p>-12.084961</text:p>
          </table:table-cell>
          <table:table-cell table:style-name="ce1" office:value-type="float" office:value="70.064215" calcext:value-type="float">
            <text:p>70.064215</text:p>
          </table:table-cell>
          <table:table-cell table:style-name="ce1" office:value-type="float" office:value="89.171593" calcext:value-type="float">
            <text:p>89.171593</text:p>
          </table:table-cell>
          <table:table-cell table:style-name="ce1" office:value-type="float" office:value="64.30175" calcext:value-type="float">
            <text:p>64.30175</text:p>
          </table:table-cell>
          <table:table-cell table:style-name="ce1" office:value-type="float" office:value="-12.084961" calcext:value-type="float">
            <text:p>-12.084961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-10.681458" calcext:value-type="float">
            <text:p>-10.681458</text:p>
          </table:table-cell>
          <table:table-cell table:style-name="ce1" office:value-type="float" office:value="83.157433" calcext:value-type="float">
            <text:p>83.157433</text:p>
          </table:table-cell>
          <table:table-cell table:style-name="ce1" office:value-type="float" office:value="88.620056" calcext:value-type="float">
            <text:p>88.620056</text:p>
          </table:table-cell>
          <table:table-cell table:style-name="ce1" office:value-type="float" office:value="64.160568" calcext:value-type="float">
            <text:p>64.160568</text:p>
          </table:table-cell>
          <table:table-cell table:style-name="ce1" office:value-type="float" office:value="-10.681458" calcext:value-type="float">
            <text:p>-10.681458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-9.448242" calcext:value-type="float">
            <text:p>-9.448242</text:p>
          </table:table-cell>
          <table:table-cell table:style-name="ce1" office:value-type="float" office:value="97.114433" calcext:value-type="float">
            <text:p>97.114433</text:p>
          </table:table-cell>
          <table:table-cell table:style-name="ce1" office:value-type="float" office:value="88.39415" calcext:value-type="float">
            <text:p>88.39415</text:p>
          </table:table-cell>
          <table:table-cell table:style-name="ce1" office:value-type="float" office:value="63.992489" calcext:value-type="float">
            <text:p>63.992489</text:p>
          </table:table-cell>
          <table:table-cell table:style-name="ce1" office:value-type="float" office:value="-9.448242" calcext:value-type="float">
            <text:p>-9.448242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-8.44574" calcext:value-type="float">
            <text:p>-8.44574</text:p>
          </table:table-cell>
          <table:table-cell table:style-name="ce1" office:value-type="float" office:value="102.994495" calcext:value-type="float">
            <text:p>102.994495</text:p>
          </table:table-cell>
          <table:table-cell table:style-name="ce1" office:value-type="float" office:value="88.099106" calcext:value-type="float">
            <text:p>88.099106</text:p>
          </table:table-cell>
          <table:table-cell table:style-name="ce1" office:value-type="float" office:value="63.804356" calcext:value-type="float">
            <text:p>63.804356</text:p>
          </table:table-cell>
          <table:table-cell table:style-name="ce1" office:value-type="float" office:value="-8.44574" calcext:value-type="float">
            <text:p>-8.44574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-7.440491" calcext:value-type="float">
            <text:p>-7.440491</text:p>
          </table:table-cell>
          <table:table-cell table:style-name="ce1" office:value-type="float" office:value="109.832153" calcext:value-type="float">
            <text:p>109.832153</text:p>
          </table:table-cell>
          <table:table-cell table:style-name="ce1" office:value-type="float" office:value="88.453033" calcext:value-type="float">
            <text:p>88.453033</text:p>
          </table:table-cell>
          <table:table-cell table:style-name="ce1" office:value-type="float" office:value="63.744213" calcext:value-type="float">
            <text:p>63.744213</text:p>
          </table:table-cell>
          <table:table-cell table:style-name="ce1" office:value-type="float" office:value="-7.440491" calcext:value-type="float">
            <text:p>-7.440491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-5.830994" calcext:value-type="float">
            <text:p>-5.830994</text:p>
          </table:table-cell>
          <table:table-cell table:style-name="ce1" office:value-type="float" office:value="115.598724" calcext:value-type="float">
            <text:p>115.598724</text:p>
          </table:table-cell>
          <table:table-cell table:style-name="ce1" office:value-type="float" office:value="88.062012" calcext:value-type="float">
            <text:p>88.062012</text:p>
          </table:table-cell>
          <table:table-cell table:style-name="ce1" office:value-type="float" office:value="63.770023" calcext:value-type="float">
            <text:p>63.770023</text:p>
          </table:table-cell>
          <table:table-cell table:style-name="ce1" office:value-type="float" office:value="-5.830994" calcext:value-type="float">
            <text:p>-5.830994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-4.325867" calcext:value-type="float">
            <text:p>-4.325867</text:p>
          </table:table-cell>
          <table:table-cell table:style-name="ce1" office:value-type="float" office:value="129.158707" calcext:value-type="float">
            <text:p>129.158707</text:p>
          </table:table-cell>
          <table:table-cell table:style-name="ce1" office:value-type="float" office:value="88.74176" calcext:value-type="float">
            <text:p>88.74176</text:p>
          </table:table-cell>
          <table:table-cell table:style-name="ce1" office:value-type="float" office:value="63.764908" calcext:value-type="float">
            <text:p>63.764908</text:p>
          </table:table-cell>
          <table:table-cell table:style-name="ce1" office:value-type="float" office:value="-4.325867" calcext:value-type="float">
            <text:p>-4.325867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-2.974548" calcext:value-type="float">
            <text:p>-2.974548</text:p>
          </table:table-cell>
          <table:table-cell table:style-name="ce1" office:value-type="float" office:value="136.446659" calcext:value-type="float">
            <text:p>136.446659</text:p>
          </table:table-cell>
          <table:table-cell table:style-name="ce1" office:value-type="float" office:value="88.843231" calcext:value-type="float">
            <text:p>88.843231</text:p>
          </table:table-cell>
          <table:table-cell table:style-name="ce1" office:value-type="float" office:value="63.912292" calcext:value-type="float">
            <text:p>63.912292</text:p>
          </table:table-cell>
          <table:table-cell table:style-name="ce1" office:value-type="float" office:value="-2.974548" calcext:value-type="float">
            <text:p>-2.974548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-1.565552" calcext:value-type="float">
            <text:p>-1.565552</text:p>
          </table:table-cell>
          <table:table-cell table:style-name="ce1" office:value-type="float" office:value="143.332291" calcext:value-type="float">
            <text:p>143.332291</text:p>
          </table:table-cell>
          <table:table-cell table:style-name="ce1" office:value-type="float" office:value="88.50914" calcext:value-type="float">
            <text:p>88.50914</text:p>
          </table:table-cell>
          <table:table-cell table:style-name="ce1" office:value-type="float" office:value="63.912888" calcext:value-type="float">
            <text:p>63.912888</text:p>
          </table:table-cell>
          <table:table-cell table:style-name="ce1" office:value-type="float" office:value="-1.565552" calcext:value-type="float">
            <text:p>-1.565552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-0.137329" calcext:value-type="float">
            <text:p>-0.137329</text:p>
          </table:table-cell>
          <table:table-cell table:style-name="ce1" office:value-type="float" office:value="156.868179" calcext:value-type="float">
            <text:p>156.868179</text:p>
          </table:table-cell>
          <table:table-cell table:style-name="ce1" office:value-type="float" office:value="89.409447" calcext:value-type="float">
            <text:p>89.409447</text:p>
          </table:table-cell>
          <table:table-cell table:style-name="ce1" office:value-type="float" office:value="64.722237" calcext:value-type="float">
            <text:p>64.722237</text:p>
          </table:table-cell>
          <table:table-cell table:style-name="ce1" office:value-type="float" office:value="-0.137329" calcext:value-type="float">
            <text:p>-0.137329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1.480408" calcext:value-type="float">
            <text:p>1.480408</text:p>
          </table:table-cell>
          <table:table-cell table:style-name="ce1" office:value-type="float" office:value="163.799118" calcext:value-type="float">
            <text:p>163.799118</text:p>
          </table:table-cell>
          <table:table-cell table:style-name="ce1" office:value-type="float" office:value="89.008499" calcext:value-type="float">
            <text:p>89.008499</text:p>
          </table:table-cell>
          <table:table-cell table:style-name="ce1" office:value-type="float" office:value="63.785767" calcext:value-type="float">
            <text:p>63.785767</text:p>
          </table:table-cell>
          <table:table-cell table:style-name="ce1" office:value-type="float" office:value="1.480408" calcext:value-type="float">
            <text:p>1.480408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3.265686" calcext:value-type="float">
            <text:p>3.265686</text:p>
          </table:table-cell>
          <table:table-cell table:style-name="ce1" office:value-type="float" office:value="172.021332" calcext:value-type="float">
            <text:p>172.021332</text:p>
          </table:table-cell>
          <table:table-cell table:style-name="ce1" office:value-type="float" office:value="90.042061" calcext:value-type="float">
            <text:p>90.042061</text:p>
          </table:table-cell>
          <table:table-cell table:style-name="ce1" office:value-type="float" office:value="64.152855" calcext:value-type="float">
            <text:p>64.152855</text:p>
          </table:table-cell>
          <table:table-cell table:style-name="ce1" office:value-type="float" office:value="3.265686" calcext:value-type="float">
            <text:p>3.265686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4.985046" calcext:value-type="float">
            <text:p>4.985046</text:p>
          </table:table-cell>
          <table:table-cell table:style-name="ce1" office:value-type="float" office:value="186.180801" calcext:value-type="float">
            <text:p>186.180801</text:p>
          </table:table-cell>
          <table:table-cell table:style-name="ce1" office:value-type="float" office:value="90.443039" calcext:value-type="float">
            <text:p>90.443039</text:p>
          </table:table-cell>
          <table:table-cell table:style-name="ce1" office:value-type="float" office:value="64.991013" calcext:value-type="float">
            <text:p>64.991013</text:p>
          </table:table-cell>
          <table:table-cell table:style-name="ce1" office:value-type="float" office:value="4.985046" calcext:value-type="float">
            <text:p>4.985046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6.116638" calcext:value-type="float">
            <text:p>6.116638</text:p>
          </table:table-cell>
          <table:table-cell table:style-name="ce1" office:value-type="float" office:value="198.376694" calcext:value-type="float">
            <text:p>198.376694</text:p>
          </table:table-cell>
          <table:table-cell table:style-name="ce1" office:value-type="float" office:value="91.183868" calcext:value-type="float">
            <text:p>91.183868</text:p>
          </table:table-cell>
          <table:table-cell table:style-name="ce1" office:value-type="float" office:value="66.161102" calcext:value-type="float">
            <text:p>66.161102</text:p>
          </table:table-cell>
          <table:table-cell table:style-name="ce1" office:value-type="float" office:value="6.116638" calcext:value-type="float">
            <text:p>6.116638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7.825012" calcext:value-type="float">
            <text:p>7.825012</text:p>
          </table:table-cell>
          <table:table-cell table:style-name="ce1" office:value-type="float" office:value="205.428375" calcext:value-type="float">
            <text:p>205.428375</text:p>
          </table:table-cell>
          <table:table-cell table:style-name="ce1" office:value-type="float" office:value="91.435196" calcext:value-type="float">
            <text:p>91.435196</text:p>
          </table:table-cell>
          <table:table-cell table:style-name="ce1" office:value-type="float" office:value="66.504257" calcext:value-type="float">
            <text:p>66.504257</text:p>
          </table:table-cell>
          <table:table-cell table:style-name="ce1" office:value-type="float" office:value="7.825012" calcext:value-type="float">
            <text:p>7.825012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9.398804" calcext:value-type="float">
            <text:p>9.398804</text:p>
          </table:table-cell>
          <table:table-cell table:style-name="ce1" office:value-type="float" office:value="218.047302" calcext:value-type="float">
            <text:p>218.047302</text:p>
          </table:table-cell>
          <table:table-cell table:style-name="ce1" office:value-type="float" office:value="92.002464" calcext:value-type="float">
            <text:p>92.002464</text:p>
          </table:table-cell>
          <table:table-cell table:style-name="ce1" office:value-type="float" office:value="67.224052" calcext:value-type="float">
            <text:p>67.224052</text:p>
          </table:table-cell>
          <table:table-cell table:style-name="ce1" office:value-type="float" office:value="9.398804" calcext:value-type="float">
            <text:p>9.398804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11.379089" calcext:value-type="float">
            <text:p>11.379089</text:p>
          </table:table-cell>
          <table:table-cell table:style-name="ce1" office:value-type="float" office:value="224.879135" calcext:value-type="float">
            <text:p>224.879135</text:p>
          </table:table-cell>
          <table:table-cell table:style-name="ce1" office:value-type="float" office:value="92.592651" calcext:value-type="float">
            <text:p>92.592651</text:p>
          </table:table-cell>
          <table:table-cell table:style-name="ce1" office:value-type="float" office:value="67.477814" calcext:value-type="float">
            <text:p>67.477814</text:p>
          </table:table-cell>
          <table:table-cell table:style-name="ce1" office:value-type="float" office:value="11.379089" calcext:value-type="float">
            <text:p>11.379089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12.694702" calcext:value-type="float">
            <text:p>12.694702</text:p>
          </table:table-cell>
          <table:table-cell table:style-name="ce1" office:value-type="float" office:value="238.848969" calcext:value-type="float">
            <text:p>238.848969</text:p>
          </table:table-cell>
          <table:table-cell table:style-name="ce1" office:value-type="float" office:value="93.836571" calcext:value-type="float">
            <text:p>93.836571</text:p>
          </table:table-cell>
          <table:table-cell table:style-name="ce1" office:value-type="float" office:value="68.567757" calcext:value-type="float">
            <text:p>68.567757</text:p>
          </table:table-cell>
          <table:table-cell table:style-name="ce1" office:value-type="float" office:value="12.694702" calcext:value-type="float">
            <text:p>12.694702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14.273987" calcext:value-type="float">
            <text:p>14.273987</text:p>
          </table:table-cell>
          <table:table-cell table:style-name="ce1" office:value-type="float" office:value="245.979607" calcext:value-type="float">
            <text:p>245.979607</text:p>
          </table:table-cell>
          <table:table-cell table:style-name="ce1" office:value-type="float" office:value="94.28466" calcext:value-type="float">
            <text:p>94.28466</text:p>
          </table:table-cell>
          <table:table-cell table:style-name="ce1" office:value-type="float" office:value="68.799156" calcext:value-type="float">
            <text:p>68.799156</text:p>
          </table:table-cell>
          <table:table-cell table:style-name="ce1" office:value-type="float" office:value="14.273987" calcext:value-type="float">
            <text:p>14.273987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16.235046" calcext:value-type="float">
            <text:p>16.235046</text:p>
          </table:table-cell>
          <table:table-cell table:style-name="ce1" office:value-type="float" office:value="261.516327" calcext:value-type="float">
            <text:p>261.516327</text:p>
          </table:table-cell>
          <table:table-cell table:style-name="ce1" office:value-type="float" office:value="95.658546" calcext:value-type="float">
            <text:p>95.658546</text:p>
          </table:table-cell>
          <table:table-cell table:style-name="ce1" office:value-type="float" office:value="68.555305" calcext:value-type="float">
            <text:p>68.555305</text:p>
          </table:table-cell>
          <table:table-cell table:style-name="ce1" office:value-type="float" office:value="16.235046" calcext:value-type="float">
            <text:p>16.235046</text:p>
          </table:table-cell>
          <table:table-cell table:style-name="ce1" table:number-columns-repeated="16379"/>
        </table:table-row>
        <table:table-row table:style-name="ro1">
          <table:table-cell table:style-name="ce1" office:value-type="float" office:value="17.866516" calcext:value-type="float">
            <text:p>17.866516</text:p>
          </table:table-cell>
          <table:table-cell table:style-name="ce1" office:value-type="float" office:value="270.604584" calcext:value-type="float">
            <text:p>270.604584</text:p>
          </table:table-cell>
          <table:table-cell table:style-name="ce1" office:value-type="float" office:value="95.449944" calcext:value-type="float">
            <text:p>95.449944</text:p>
          </table:table-cell>
          <table:table-cell table:style-name="ce1" office:value-type="float" office:value="69.028175" calcext:value-type="float">
            <text:p>69.028175</text:p>
          </table:table-cell>
          <table:table-cell table:style-name="ce1" office:value-type="float" office:value="17.866516" calcext:value-type="float">
            <text:p>17.866516</text:p>
          </table:table-cell>
          <table:table-cell table:style-name="ce1" table:number-columns-repeated="16379"/>
        </table:table-row>
        <table:table-row table:style-name="ro1">
          <table:table-cell office:value-type="float" office:value="20.072021" calcext:value-type="float">
            <text:p>20.072021</text:p>
          </table:table-cell>
          <table:table-cell office:value-type="float" office:value="288.168823" calcext:value-type="float">
            <text:p>288.168823</text:p>
          </table:table-cell>
          <table:table-cell office:value-type="float" office:value="96.404587" calcext:value-type="float">
            <text:p>96.404587</text:p>
          </table:table-cell>
          <table:table-cell office:value-type="float" office:value="69.9655" calcext:value-type="float">
            <text:p>69.9655</text:p>
          </table:table-cell>
          <table:table-cell office:value-type="float" office:value="20.072021" calcext:value-type="float">
            <text:p>20.072021</text:p>
          </table:table-cell>
          <table:table-cell table:number-columns-repeated="16379"/>
        </table:table-row>
        <table:table-row table:style-name="ro1">
          <table:table-cell office:value-type="float" office:value="19.632568" calcext:value-type="float">
            <text:p>19.632568</text:p>
          </table:table-cell>
          <table:table-cell office:value-type="float" office:value="303.266937" calcext:value-type="float">
            <text:p>303.266937</text:p>
          </table:table-cell>
          <table:table-cell office:value-type="float" office:value="97.850876" calcext:value-type="float">
            <text:p>97.850876</text:p>
          </table:table-cell>
          <table:table-cell office:value-type="float" office:value="70.717239" calcext:value-type="float">
            <text:p>70.717239</text:p>
          </table:table-cell>
          <table:table-cell office:value-type="float" office:value="19.632568" calcext:value-type="float">
            <text:p>19.632568</text:p>
          </table:table-cell>
          <table:table-cell table:number-columns-repeated="16379"/>
        </table:table-row>
        <table:table-row table:style-name="ro1">
          <table:table-cell office:value-type="float" office:value="18.088989" calcext:value-type="float">
            <text:p>18.088989</text:p>
          </table:table-cell>
          <table:table-cell office:value-type="float" office:value="311.316345" calcext:value-type="float">
            <text:p>311.316345</text:p>
          </table:table-cell>
          <table:table-cell office:value-type="float" office:value="99.046867" calcext:value-type="float">
            <text:p>99.046867</text:p>
          </table:table-cell>
          <table:table-cell office:value-type="float" office:value="70.522331" calcext:value-type="float">
            <text:p>70.522331</text:p>
          </table:table-cell>
          <table:table-cell office:value-type="float" office:value="18.088989" calcext:value-type="float">
            <text:p>18.088989</text:p>
          </table:table-cell>
          <table:table-cell table:number-columns-repeated="16379"/>
        </table:table-row>
        <table:table-row table:style-name="ro1">
          <table:table-cell office:value-type="float" office:value="15.856018" calcext:value-type="float">
            <text:p>15.856018</text:p>
          </table:table-cell>
          <table:table-cell office:value-type="float" office:value="317.155029" calcext:value-type="float">
            <text:p>317.155029</text:p>
          </table:table-cell>
          <table:table-cell office:value-type="float" office:value="99.096298" calcext:value-type="float">
            <text:p>99.096298</text:p>
          </table:table-cell>
          <table:table-cell office:value-type="float" office:value="71.115997" calcext:value-type="float">
            <text:p>71.115997</text:p>
          </table:table-cell>
          <table:table-cell office:value-type="float" office:value="15.856018" calcext:value-type="float">
            <text:p>15.856018</text:p>
          </table:table-cell>
          <table:table-cell table:number-columns-repeated="16379"/>
        </table:table-row>
        <table:table-row table:style-name="ro1">
          <table:table-cell office:value-type="float" office:value="14.990845" calcext:value-type="float">
            <text:p>14.990845</text:p>
          </table:table-cell>
          <table:table-cell office:value-type="float" office:value="303.279724" calcext:value-type="float">
            <text:p>303.279724</text:p>
          </table:table-cell>
          <table:table-cell office:value-type="float" office:value="97.861816" calcext:value-type="float">
            <text:p>97.861816</text:p>
          </table:table-cell>
          <table:table-cell office:value-type="float" office:value="70.278763" calcext:value-type="float">
            <text:p>70.278763</text:p>
          </table:table-cell>
          <table:table-cell office:value-type="float" office:value="14.990845" calcext:value-type="float">
            <text:p>14.990845</text:p>
          </table:table-cell>
          <table:table-cell table:number-columns-repeated="16379"/>
        </table:table-row>
        <table:table-row table:style-name="ro1">
          <table:table-cell office:value-type="float" office:value="14.120178" calcext:value-type="float">
            <text:p>14.120178</text:p>
          </table:table-cell>
          <table:table-cell office:value-type="float" office:value="294.723419" calcext:value-type="float">
            <text:p>294.723419</text:p>
          </table:table-cell>
          <table:table-cell office:value-type="float" office:value="97.355789" calcext:value-type="float">
            <text:p>97.355789</text:p>
          </table:table-cell>
          <table:table-cell office:value-type="float" office:value="70.004456" calcext:value-type="float">
            <text:p>70.004456</text:p>
          </table:table-cell>
          <table:table-cell office:value-type="float" office:value="14.120178" calcext:value-type="float">
            <text:p>14.120178</text:p>
          </table:table-cell>
          <table:table-cell table:number-columns-repeated="16379"/>
        </table:table-row>
        <table:table-row table:style-name="ro1">
          <table:table-cell office:value-type="float" office:value="12.161865" calcext:value-type="float">
            <text:p>12.161865</text:p>
          </table:table-cell>
          <table:table-cell office:value-type="float" office:value="287.510101" calcext:value-type="float">
            <text:p>287.510101</text:p>
          </table:table-cell>
          <table:table-cell office:value-type="float" office:value="96.024002" calcext:value-type="float">
            <text:p>96.024002</text:p>
          </table:table-cell>
          <table:table-cell office:value-type="float" office:value="70.289291" calcext:value-type="float">
            <text:p>70.289291</text:p>
          </table:table-cell>
          <table:table-cell office:value-type="float" office:value="12.161865" calcext:value-type="float">
            <text:p>12.161865</text:p>
          </table:table-cell>
          <table:table-cell table:number-columns-repeated="16379"/>
        </table:table-row>
        <table:table-row table:style-name="ro1">
          <table:table-cell office:value-type="float" office:value="9.953613" calcext:value-type="float">
            <text:p>9.953613</text:p>
          </table:table-cell>
          <table:table-cell office:value-type="float" office:value="273.548187" calcext:value-type="float">
            <text:p>273.548187</text:p>
          </table:table-cell>
          <table:table-cell office:value-type="float" office:value="94.968132" calcext:value-type="float">
            <text:p>94.968132</text:p>
          </table:table-cell>
          <table:table-cell office:value-type="float" office:value="69.262245" calcext:value-type="float">
            <text:p>69.262245</text:p>
          </table:table-cell>
          <table:table-cell office:value-type="float" office:value="9.953613" calcext:value-type="float">
            <text:p>9.953613</text:p>
          </table:table-cell>
          <table:table-cell table:number-columns-repeated="16379"/>
        </table:table-row>
        <table:table-row table:style-name="ro1">
          <table:table-cell office:value-type="float" office:value="8.54187" calcext:value-type="float">
            <text:p>8.54187</text:p>
          </table:table-cell>
          <table:table-cell office:value-type="float" office:value="260.206398" calcext:value-type="float">
            <text:p>260.206398</text:p>
          </table:table-cell>
          <table:table-cell office:value-type="float" office:value="94.827759" calcext:value-type="float">
            <text:p>94.827759</text:p>
          </table:table-cell>
          <table:table-cell office:value-type="float" office:value="68.936417" calcext:value-type="float">
            <text:p>68.936417</text:p>
          </table:table-cell>
          <table:table-cell office:value-type="float" office:value="8.54187" calcext:value-type="float">
            <text:p>8.54187</text:p>
          </table:table-cell>
          <table:table-cell table:number-columns-repeated="16379"/>
        </table:table-row>
        <table:table-row table:style-name="ro1">
          <table:table-cell office:value-type="float" office:value="7.57782" calcext:value-type="float">
            <text:p>7.57782</text:p>
          </table:table-cell>
          <table:table-cell office:value-type="float" office:value="253.041252" calcext:value-type="float">
            <text:p>253.041252</text:p>
          </table:table-cell>
          <table:table-cell office:value-type="float" office:value="93.734123" calcext:value-type="float">
            <text:p>93.734123</text:p>
          </table:table-cell>
          <table:table-cell office:value-type="float" office:value="68.217567" calcext:value-type="float">
            <text:p>68.217567</text:p>
          </table:table-cell>
          <table:table-cell office:value-type="float" office:value="7.57782" calcext:value-type="float">
            <text:p>7.57782</text:p>
          </table:table-cell>
          <table:table-cell table:number-columns-repeated="16379"/>
        </table:table-row>
        <table:table-row table:style-name="ro1">
          <table:table-cell office:value-type="float" office:value="5.158081" calcext:value-type="float">
            <text:p>5.158081</text:p>
          </table:table-cell>
          <table:table-cell office:value-type="float" office:value="244.835213" calcext:value-type="float">
            <text:p>244.835213</text:p>
          </table:table-cell>
          <table:table-cell office:value-type="float" office:value="93.545387" calcext:value-type="float">
            <text:p>93.545387</text:p>
          </table:table-cell>
          <table:table-cell office:value-type="float" office:value="68.766975" calcext:value-type="float">
            <text:p>68.766975</text:p>
          </table:table-cell>
          <table:table-cell office:value-type="float" office:value="5.158081" calcext:value-type="float">
            <text:p>5.158081</text:p>
          </table:table-cell>
          <table:table-cell table:number-columns-repeated="16379"/>
        </table:table-row>
        <table:table-row table:style-name="ro1">
          <table:table-cell office:value-type="float" office:value="3.444214" calcext:value-type="float">
            <text:p>3.444214</text:p>
          </table:table-cell>
          <table:table-cell office:value-type="float" office:value="230.166267" calcext:value-type="float">
            <text:p>230.166267</text:p>
          </table:table-cell>
          <table:table-cell office:value-type="float" office:value="92.410416" calcext:value-type="float">
            <text:p>92.410416</text:p>
          </table:table-cell>
          <table:table-cell office:value-type="float" office:value="67.601547" calcext:value-type="float">
            <text:p>67.601547</text:p>
          </table:table-cell>
          <table:table-cell office:value-type="float" office:value="3.444214" calcext:value-type="float">
            <text:p>3.444214</text:p>
          </table:table-cell>
          <table:table-cell table:number-columns-repeated="16379"/>
        </table:table-row>
        <table:table-row table:style-name="ro1">
          <table:table-cell office:value-type="float" office:value="1.829224" calcext:value-type="float">
            <text:p>1.829224</text:p>
          </table:table-cell>
          <table:table-cell office:value-type="float" office:value="214.561508" calcext:value-type="float">
            <text:p>214.561508</text:p>
          </table:table-cell>
          <table:table-cell office:value-type="float" office:value="91.505867" calcext:value-type="float">
            <text:p>91.505867</text:p>
          </table:table-cell>
          <table:table-cell office:value-type="float" office:value="67.330986" calcext:value-type="float">
            <text:p>67.330986</text:p>
          </table:table-cell>
          <table:table-cell office:value-type="float" office:value="1.829224" calcext:value-type="float">
            <text:p>1.829224</text:p>
          </table:table-cell>
          <table:table-cell table:number-columns-repeated="1637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7.108337" calcext:value-type="float">
            <text:p>207.108337</text:p>
          </table:table-cell>
          <table:table-cell office:value-type="float" office:value="91.292984" calcext:value-type="float">
            <text:p>91.292984</text:p>
          </table:table-cell>
          <table:table-cell office:value-type="float" office:value="66.544998" calcext:value-type="float">
            <text:p>66.544998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-2.018738" calcext:value-type="float">
            <text:p>-2.018738</text:p>
          </table:table-cell>
          <table:table-cell office:value-type="float" office:value="193.730042" calcext:value-type="float">
            <text:p>193.730042</text:p>
          </table:table-cell>
          <table:table-cell office:value-type="float" office:value="90.150749" calcext:value-type="float">
            <text:p>90.150749</text:p>
          </table:table-cell>
          <table:table-cell office:value-type="float" office:value="65.383766" calcext:value-type="float">
            <text:p>65.383766</text:p>
          </table:table-cell>
          <table:table-cell office:value-type="float" office:value="-2.018738" calcext:value-type="float">
            <text:p>-2.018738</text:p>
          </table:table-cell>
          <table:table-cell table:number-columns-repeated="16379"/>
        </table:table-row>
        <table:table-row table:style-name="ro1">
          <table:table-cell office:value-type="float" office:value="-2.771301" calcext:value-type="float">
            <text:p>-2.771301</text:p>
          </table:table-cell>
          <table:table-cell office:value-type="float" office:value="179.599701" calcext:value-type="float">
            <text:p>179.599701</text:p>
          </table:table-cell>
          <table:table-cell office:value-type="float" office:value="89.545799" calcext:value-type="float">
            <text:p>89.545799</text:p>
          </table:table-cell>
          <table:table-cell office:value-type="float" office:value="64.953102" calcext:value-type="float">
            <text:p>64.953102</text:p>
          </table:table-cell>
          <table:table-cell office:value-type="float" office:value="-2.771301" calcext:value-type="float">
            <text:p>-2.771301</text:p>
          </table:table-cell>
          <table:table-cell table:number-columns-repeated="16379"/>
        </table:table-row>
      </table:table>
      <table:table table:name="Sheet4" table:style-name="ta1">
        <office:forms form:automatic-focus="false" form:apply-design-mode="false"/>
        <table:shapes>
          <draw:frame draw:z-index="0" draw:style-name="gr1" draw:text-style-name="P1" svg:width="6.2988in" svg:height="3.5429in" svg:x="4.4843in" svg:y="0.0394in">
            <draw:object draw:notify-on-update-of-ranges="Sheet4.C1:Sheet4.C1 Sheet4.C2:Sheet4.C121 Sheet4.E1:Sheet4.E1 Sheet4.E2:Sheet4.E1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Moved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Dist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79.423981" calcext:value-type="float">
            <text:p>79.423981</text:p>
          </table:table-cell>
          <table:table-cell office:value-type="float" office:value="62.945591" calcext:value-type="float">
            <text:p>62.945591</text:p>
          </table:table-cell>
          <table:table-cell table:formula="of:=([.A$2]*2.54/100) + [.B2]" office:value-type="float" office:value="2.7178" calcext:value-type="float">
            <text:p>2.71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9.434761" calcext:value-type="float">
            <text:p>79.434761</text:p>
          </table:table-cell>
          <table:table-cell office:value-type="float" office:value="63.006966" calcext:value-type="float">
            <text:p>63.006966</text:p>
          </table:table-cell>
          <table:table-cell table:formula="of:=([.A$2]*2.54/100) + [.B3]" office:value-type="float" office:value="2.7178" calcext:value-type="float">
            <text:p>2.7178</text:p>
          </table:table-cell>
        </table:table-row>
        <table:table-row table:style-name="ro1">
          <table:table-cell/>
          <table:table-cell office:value-type="float" office:value="-0.027806" calcext:value-type="float">
            <text:p>-0.027806</text:p>
          </table:table-cell>
          <table:table-cell office:value-type="float" office:value="80.154327" calcext:value-type="float">
            <text:p>80.154327</text:p>
          </table:table-cell>
          <table:table-cell office:value-type="float" office:value="63.787094" calcext:value-type="float">
            <text:p>63.787094</text:p>
          </table:table-cell>
          <table:table-cell table:formula="of:=([.A$2]*2.54/100) + [.B4]" office:value-type="float" office:value="2.689994" calcext:value-type="float">
            <text:p>2.689994</text:p>
          </table:table-cell>
        </table:table-row>
        <table:table-row table:style-name="ro1">
          <table:table-cell/>
          <table:table-cell office:value-type="float" office:value="-0.044429" calcext:value-type="float">
            <text:p>-0.044429</text:p>
          </table:table-cell>
          <table:table-cell office:value-type="float" office:value="80.486603" calcext:value-type="float">
            <text:p>80.486603</text:p>
          </table:table-cell>
          <table:table-cell office:value-type="float" office:value="65.657501" calcext:value-type="float">
            <text:p>65.657501</text:p>
          </table:table-cell>
          <table:table-cell table:formula="of:=([.A$2]*2.54/100) + [.B5]" office:value-type="float" office:value="2.673371" calcext:value-type="float">
            <text:p>2.673371</text:p>
          </table:table-cell>
        </table:table-row>
        <table:table-row table:style-name="ro1">
          <table:table-cell/>
          <table:table-cell office:value-type="float" office:value="-0.069213" calcext:value-type="float">
            <text:p>-0.069213</text:p>
          </table:table-cell>
          <table:table-cell office:value-type="float" office:value="80.741287" calcext:value-type="float">
            <text:p>80.741287</text:p>
          </table:table-cell>
          <table:table-cell office:value-type="float" office:value="63.459461" calcext:value-type="float">
            <text:p>63.459461</text:p>
          </table:table-cell>
          <table:table-cell table:formula="of:=([.A$2]*2.54/100) + [.B6]" office:value-type="float" office:value="2.648587" calcext:value-type="float">
            <text:p>2.648587</text:p>
          </table:table-cell>
        </table:table-row>
        <table:table-row table:style-name="ro1">
          <table:table-cell/>
          <table:table-cell office:value-type="float" office:value="-0.090672" calcext:value-type="float">
            <text:p>-0.090672</text:p>
          </table:table-cell>
          <table:table-cell office:value-type="float" office:value="79.416885" calcext:value-type="float">
            <text:p>79.416885</text:p>
          </table:table-cell>
          <table:table-cell office:value-type="float" office:value="65.170822" calcext:value-type="float">
            <text:p>65.170822</text:p>
          </table:table-cell>
          <table:table-cell table:formula="of:=([.A$2]*2.54/100) + [.B7]" office:value-type="float" office:value="2.627128" calcext:value-type="float">
            <text:p>2.627128</text:p>
          </table:table-cell>
        </table:table-row>
        <table:table-row table:style-name="ro1">
          <table:table-cell/>
          <table:table-cell office:value-type="float" office:value="-0.118478" calcext:value-type="float">
            <text:p>-0.118478</text:p>
          </table:table-cell>
          <table:table-cell office:value-type="float" office:value="81.146889" calcext:value-type="float">
            <text:p>81.146889</text:p>
          </table:table-cell>
          <table:table-cell office:value-type="float" office:value="64.290718" calcext:value-type="float">
            <text:p>64.290718</text:p>
          </table:table-cell>
          <table:table-cell table:formula="of:=([.A$2]*2.54/100) + [.B8]" office:value-type="float" office:value="2.599322" calcext:value-type="float">
            <text:p>2.599322</text:p>
          </table:table-cell>
        </table:table-row>
        <table:table-row table:style-name="ro1">
          <table:table-cell/>
          <table:table-cell office:value-type="float" office:value="-0.140239" calcext:value-type="float">
            <text:p>-0.140239</text:p>
          </table:table-cell>
          <table:table-cell office:value-type="float" office:value="81.516327" calcext:value-type="float">
            <text:p>81.516327</text:p>
          </table:table-cell>
          <table:table-cell office:value-type="float" office:value="63.976608" calcext:value-type="float">
            <text:p>63.976608</text:p>
          </table:table-cell>
          <table:table-cell table:formula="of:=([.A$2]*2.54/100) + [.B9]" office:value-type="float" office:value="2.577561" calcext:value-type="float">
            <text:p>2.577561</text:p>
          </table:table-cell>
        </table:table-row>
        <table:table-row table:style-name="ro1">
          <table:table-cell/>
          <table:table-cell office:value-type="float" office:value="-0.160792" calcext:value-type="float">
            <text:p>-0.160792</text:p>
          </table:table-cell>
          <table:table-cell office:value-type="float" office:value="81.257355" calcext:value-type="float">
            <text:p>81.257355</text:p>
          </table:table-cell>
          <table:table-cell office:value-type="float" office:value="63.896866" calcext:value-type="float">
            <text:p>63.896866</text:p>
          </table:table-cell>
          <table:table-cell table:formula="of:=([.A$2]*2.54/100) + [.B10]" office:value-type="float" office:value="2.557008" calcext:value-type="float">
            <text:p>2.557008</text:p>
          </table:table-cell>
        </table:table-row>
        <table:table-row table:style-name="ro1">
          <table:table-cell/>
          <table:table-cell office:value-type="float" office:value="-0.202198" calcext:value-type="float">
            <text:p>-0.202198</text:p>
          </table:table-cell>
          <table:table-cell office:value-type="float" office:value="82.57029" calcext:value-type="float">
            <text:p>82.57029</text:p>
          </table:table-cell>
          <table:table-cell office:value-type="float" office:value="64.818092" calcext:value-type="float">
            <text:p>64.818092</text:p>
          </table:table-cell>
          <table:table-cell table:formula="of:=([.A$2]*2.54/100) + [.B11]" office:value-type="float" office:value="2.515602" calcext:value-type="float">
            <text:p>2.515602</text:p>
          </table:table-cell>
        </table:table-row>
        <table:table-row table:style-name="ro1">
          <table:table-cell/>
          <table:table-cell office:value-type="float" office:value="-0.215194" calcext:value-type="float">
            <text:p>-0.215194</text:p>
          </table:table-cell>
          <table:table-cell office:value-type="float" office:value="80.611328" calcext:value-type="float">
            <text:p>80.611328</text:p>
          </table:table-cell>
          <table:table-cell office:value-type="float" office:value="66.099014" calcext:value-type="float">
            <text:p>66.099014</text:p>
          </table:table-cell>
          <table:table-cell table:formula="of:=([.A$2]*2.54/100) + [.B12]" office:value-type="float" office:value="2.502606" calcext:value-type="float">
            <text:p>2.502606</text:p>
          </table:table-cell>
        </table:table-row>
        <table:table-row table:style-name="ro1">
          <table:table-cell/>
          <table:table-cell office:value-type="float" office:value="-0.235141" calcext:value-type="float">
            <text:p>-0.235141</text:p>
          </table:table-cell>
          <table:table-cell office:value-type="float" office:value="84.069153" calcext:value-type="float">
            <text:p>84.069153</text:p>
          </table:table-cell>
          <table:table-cell office:value-type="float" office:value="65.405273" calcext:value-type="float">
            <text:p>65.405273</text:p>
          </table:table-cell>
          <table:table-cell table:formula="of:=([.A$2]*2.54/100) + [.B13]" office:value-type="float" office:value="2.482659" calcext:value-type="float">
            <text:p>2.482659</text:p>
          </table:table-cell>
        </table:table-row>
        <table:table-row table:style-name="ro1">
          <table:table-cell/>
          <table:table-cell office:value-type="float" office:value="-0.249044" calcext:value-type="float">
            <text:p>-0.249044</text:p>
          </table:table-cell>
          <table:table-cell office:value-type="float" office:value="83.883987" calcext:value-type="float">
            <text:p>83.883987</text:p>
          </table:table-cell>
          <table:table-cell office:value-type="float" office:value="70.744324" calcext:value-type="float">
            <text:p>70.744324</text:p>
          </table:table-cell>
          <table:table-cell table:formula="of:=([.A$2]*2.54/100) + [.B14]" office:value-type="float" office:value="2.468756" calcext:value-type="float">
            <text:p>2.468756</text:p>
          </table:table-cell>
        </table:table-row>
        <table:table-row table:style-name="ro1">
          <table:table-cell/>
          <table:table-cell office:value-type="float" office:value="-0.269595" calcext:value-type="float">
            <text:p>-0.269595</text:p>
          </table:table-cell>
          <table:table-cell office:value-type="float" office:value="84.202888" calcext:value-type="float">
            <text:p>84.202888</text:p>
          </table:table-cell>
          <table:table-cell office:value-type="float" office:value="66.440025" calcext:value-type="float">
            <text:p>66.440025</text:p>
          </table:table-cell>
          <table:table-cell table:formula="of:=([.A$2]*2.54/100) + [.B15]" office:value-type="float" office:value="2.448205" calcext:value-type="float">
            <text:p>2.448205</text:p>
          </table:table-cell>
        </table:table-row>
        <table:table-row table:style-name="ro1">
          <table:table-cell/>
          <table:table-cell office:value-type="float" office:value="-0.303746" calcext:value-type="float">
            <text:p>-0.303746</text:p>
          </table:table-cell>
          <table:table-cell office:value-type="float" office:value="84.511612" calcext:value-type="float">
            <text:p>84.511612</text:p>
          </table:table-cell>
          <table:table-cell office:value-type="float" office:value="65.233963" calcext:value-type="float">
            <text:p>65.233963</text:p>
          </table:table-cell>
          <table:table-cell table:formula="of:=([.A$2]*2.54/100) + [.B16]" office:value-type="float" office:value="2.414054" calcext:value-type="float">
            <text:p>2.414054</text:p>
          </table:table-cell>
        </table:table-row>
        <table:table-row table:style-name="ro1">
          <table:table-cell/>
          <table:table-cell office:value-type="float" office:value="-0.337293" calcext:value-type="float">
            <text:p>-0.337293</text:p>
          </table:table-cell>
          <table:table-cell office:value-type="float" office:value="85.724541" calcext:value-type="float">
            <text:p>85.724541</text:p>
          </table:table-cell>
          <table:table-cell office:value-type="float" office:value="67.704262" calcext:value-type="float">
            <text:p>67.704262</text:p>
          </table:table-cell>
          <table:table-cell table:formula="of:=([.A$2]*2.54/100) + [.B17]" office:value-type="float" office:value="2.380507" calcext:value-type="float">
            <text:p>2.380507</text:p>
          </table:table-cell>
        </table:table-row>
        <table:table-row table:style-name="ro1">
          <table:table-cell/>
          <table:table-cell office:value-type="float" office:value="-0.371444" calcext:value-type="float">
            <text:p>-0.371444</text:p>
          </table:table-cell>
          <table:table-cell office:value-type="float" office:value="86.797729" calcext:value-type="float">
            <text:p>86.797729</text:p>
          </table:table-cell>
          <table:table-cell office:value-type="float" office:value="68.348267" calcext:value-type="float">
            <text:p>68.348267</text:p>
          </table:table-cell>
          <table:table-cell table:formula="of:=([.A$2]*2.54/100) + [.B18]" office:value-type="float" office:value="2.346356" calcext:value-type="float">
            <text:p>2.346356</text:p>
          </table:table-cell>
        </table:table-row>
        <table:table-row table:style-name="ro1">
          <table:table-cell/>
          <table:table-cell office:value-type="float" office:value="-0.399552" calcext:value-type="float">
            <text:p>-0.399552</text:p>
          </table:table-cell>
          <table:table-cell office:value-type="float" office:value="85.159332" calcext:value-type="float">
            <text:p>85.159332</text:p>
          </table:table-cell>
          <table:table-cell office:value-type="float" office:value="70.367752" calcext:value-type="float">
            <text:p>70.367752</text:p>
          </table:table-cell>
          <table:table-cell table:formula="of:=([.A$2]*2.54/100) + [.B19]" office:value-type="float" office:value="2.318248" calcext:value-type="float">
            <text:p>2.318248</text:p>
          </table:table-cell>
        </table:table-row>
        <table:table-row table:style-name="ro1">
          <table:table-cell/>
          <table:table-cell office:value-type="float" office:value="-0.419802" calcext:value-type="float">
            <text:p>-0.419802</text:p>
          </table:table-cell>
          <table:table-cell office:value-type="float" office:value="86.737961" calcext:value-type="float">
            <text:p>86.737961</text:p>
          </table:table-cell>
          <table:table-cell office:value-type="float" office:value="68.53923" calcext:value-type="float">
            <text:p>68.53923</text:p>
          </table:table-cell>
          <table:table-cell table:formula="of:=([.A$2]*2.54/100) + [.B20]" office:value-type="float" office:value="2.297998" calcext:value-type="float">
            <text:p>2.297998</text:p>
          </table:table-cell>
        </table:table-row>
        <table:table-row table:style-name="ro1">
          <table:table-cell/>
          <table:table-cell office:value-type="float" office:value="-0.433402" calcext:value-type="float">
            <text:p>-0.433402</text:p>
          </table:table-cell>
          <table:table-cell office:value-type="float" office:value="88.225517" calcext:value-type="float">
            <text:p>88.225517</text:p>
          </table:table-cell>
          <table:table-cell office:value-type="float" office:value="67.90905" calcext:value-type="float">
            <text:p>67.90905</text:p>
          </table:table-cell>
          <table:table-cell table:formula="of:=([.A$2]*2.54/100) + [.B21]" office:value-type="float" office:value="2.284398" calcext:value-type="float">
            <text:p>2.284398</text:p>
          </table:table-cell>
        </table:table-row>
        <table:table-row table:style-name="ro1">
          <table:table-cell/>
          <table:table-cell office:value-type="float" office:value="-0.460603" calcext:value-type="float">
            <text:p>-0.460603</text:p>
          </table:table-cell>
          <table:table-cell office:value-type="float" office:value="88.106033" calcext:value-type="float">
            <text:p>88.106033</text:p>
          </table:table-cell>
          <table:table-cell office:value-type="float" office:value="69.047516" calcext:value-type="float">
            <text:p>69.047516</text:p>
          </table:table-cell>
          <table:table-cell table:formula="of:=([.A$2]*2.54/100) + [.B22]" office:value-type="float" office:value="2.257197" calcext:value-type="float">
            <text:p>2.257197</text:p>
          </table:table-cell>
        </table:table-row>
        <table:table-row table:style-name="ro1">
          <table:table-cell/>
          <table:table-cell office:value-type="float" office:value="-0.473902" calcext:value-type="float">
            <text:p>-0.473902</text:p>
          </table:table-cell>
          <table:table-cell office:value-type="float" office:value="89.028946" calcext:value-type="float">
            <text:p>89.028946</text:p>
          </table:table-cell>
          <table:table-cell office:value-type="float" office:value="69.858261" calcext:value-type="float">
            <text:p>69.858261</text:p>
          </table:table-cell>
          <table:table-cell table:formula="of:=([.A$2]*2.54/100) + [.B23]" office:value-type="float" office:value="2.243898" calcext:value-type="float">
            <text:p>2.243898</text:p>
          </table:table-cell>
        </table:table-row>
        <table:table-row table:style-name="ro1">
          <table:table-cell/>
          <table:table-cell office:value-type="float" office:value="-0.494454" calcext:value-type="float">
            <text:p>-0.494454</text:p>
          </table:table-cell>
          <table:table-cell office:value-type="float" office:value="87.88253" calcext:value-type="float">
            <text:p>87.88253</text:p>
          </table:table-cell>
          <table:table-cell office:value-type="float" office:value="71.118813" calcext:value-type="float">
            <text:p>71.118813</text:p>
          </table:table-cell>
          <table:table-cell table:formula="of:=([.A$2]*2.54/100) + [.B24]" office:value-type="float" office:value="2.223346" calcext:value-type="float">
            <text:p>2.223346</text:p>
          </table:table-cell>
        </table:table-row>
        <table:table-row table:style-name="ro1">
          <table:table-cell/>
          <table:table-cell office:value-type="float" office:value="-0.515308" calcext:value-type="float">
            <text:p>-0.515308</text:p>
          </table:table-cell>
          <table:table-cell office:value-type="float" office:value="89.244064" calcext:value-type="float">
            <text:p>89.244064</text:p>
          </table:table-cell>
          <table:table-cell office:value-type="float" office:value="70.519409" calcext:value-type="float">
            <text:p>70.519409</text:p>
          </table:table-cell>
          <table:table-cell table:formula="of:=([.A$2]*2.54/100) + [.B25]" office:value-type="float" office:value="2.202492" calcext:value-type="float">
            <text:p>2.202492</text:p>
          </table:table-cell>
        </table:table-row>
        <table:table-row table:style-name="ro1">
          <table:table-cell/>
          <table:table-cell office:value-type="float" office:value="-0.535859" calcext:value-type="float">
            <text:p>-0.535859</text:p>
          </table:table-cell>
          <table:table-cell office:value-type="float" office:value="89.622284" calcext:value-type="float">
            <text:p>89.622284</text:p>
          </table:table-cell>
          <table:table-cell office:value-type="float" office:value="70.135208" calcext:value-type="float">
            <text:p>70.135208</text:p>
          </table:table-cell>
          <table:table-cell table:formula="of:=([.A$2]*2.54/100) + [.B26]" office:value-type="float" office:value="2.181941" calcext:value-type="float">
            <text:p>2.181941</text:p>
          </table:table-cell>
        </table:table-row>
        <table:table-row table:style-name="ro1">
          <table:table-cell/>
          <table:table-cell office:value-type="float" office:value="-0.555806" calcext:value-type="float">
            <text:p>-0.555806</text:p>
          </table:table-cell>
          <table:table-cell office:value-type="float" office:value="88.195114" calcext:value-type="float">
            <text:p>88.195114</text:p>
          </table:table-cell>
          <table:table-cell office:value-type="float" office:value="72.542328" calcext:value-type="float">
            <text:p>72.542328</text:p>
          </table:table-cell>
          <table:table-cell table:formula="of:=([.A$2]*2.54/100) + [.B27]" office:value-type="float" office:value="2.161994" calcext:value-type="float">
            <text:p>2.161994</text:p>
          </table:table-cell>
        </table:table-row>
        <table:table-row table:style-name="ro1">
          <table:table-cell/>
          <table:table-cell office:value-type="float" office:value="-0.576358" calcext:value-type="float">
            <text:p>-0.576358</text:p>
          </table:table-cell>
          <table:table-cell office:value-type="float" office:value="91.200142" calcext:value-type="float">
            <text:p>91.200142</text:p>
          </table:table-cell>
          <table:table-cell office:value-type="float" office:value="71.576408" calcext:value-type="float">
            <text:p>71.576408</text:p>
          </table:table-cell>
          <table:table-cell table:formula="of:=([.A$2]*2.54/100) + [.B28]" office:value-type="float" office:value="2.141442" calcext:value-type="float">
            <text:p>2.141442</text:p>
          </table:table-cell>
        </table:table-row>
        <table:table-row table:style-name="ro1">
          <table:table-cell/>
          <table:table-cell office:value-type="float" office:value="-0.59026" calcext:value-type="float">
            <text:p>-0.59026</text:p>
          </table:table-cell>
          <table:table-cell office:value-type="float" office:value="90.82373" calcext:value-type="float">
            <text:p>90.82373</text:p>
          </table:table-cell>
          <table:table-cell office:value-type="float" office:value="73.023483" calcext:value-type="float">
            <text:p>73.023483</text:p>
          </table:table-cell>
          <table:table-cell table:formula="of:=([.A$2]*2.54/100) + [.B29]" office:value-type="float" office:value="2.12754" calcext:value-type="float">
            <text:p>2.12754</text:p>
          </table:table-cell>
        </table:table-row>
        <table:table-row table:style-name="ro1">
          <table:table-cell/>
          <table:table-cell office:value-type="float" office:value="-0.60386" calcext:value-type="float">
            <text:p>-0.60386</text:p>
          </table:table-cell>
          <table:table-cell office:value-type="float" office:value="92.703529" calcext:value-type="float">
            <text:p>92.703529</text:p>
          </table:table-cell>
          <table:table-cell office:value-type="float" office:value="72.143517" calcext:value-type="float">
            <text:p>72.143517</text:p>
          </table:table-cell>
          <table:table-cell table:formula="of:=([.A$2]*2.54/100) + [.B30]" office:value-type="float" office:value="2.11394" calcext:value-type="float">
            <text:p>2.11394</text:p>
          </table:table-cell>
        </table:table-row>
        <table:table-row table:style-name="ro1">
          <table:table-cell/>
          <table:table-cell office:value-type="float" office:value="-0.645869" calcext:value-type="float">
            <text:p>-0.645869</text:p>
          </table:table-cell>
          <table:table-cell office:value-type="float" office:value="92.834351" calcext:value-type="float">
            <text:p>92.834351</text:p>
          </table:table-cell>
          <table:table-cell office:value-type="float" office:value="72.274338" calcext:value-type="float">
            <text:p>72.274338</text:p>
          </table:table-cell>
          <table:table-cell table:formula="of:=([.A$2]*2.54/100) + [.B31]" office:value-type="float" office:value="2.071931" calcext:value-type="float">
            <text:p>2.071931</text:p>
          </table:table-cell>
        </table:table-row>
        <table:table-row table:style-name="ro1">
          <table:table-cell/>
          <table:table-cell office:value-type="float" office:value="-0.699968" calcext:value-type="float">
            <text:p>-0.699968</text:p>
          </table:table-cell>
          <table:table-cell office:value-type="float" office:value="94.234161" calcext:value-type="float">
            <text:p>94.234161</text:p>
          </table:table-cell>
          <table:table-cell office:value-type="float" office:value="73.380173" calcext:value-type="float">
            <text:p>73.380173</text:p>
          </table:table-cell>
          <table:table-cell table:formula="of:=([.A$2]*2.54/100) + [.B32]" office:value-type="float" office:value="2.017832" calcext:value-type="float">
            <text:p>2.017832</text:p>
          </table:table-cell>
        </table:table-row>
        <table:table-row table:style-name="ro1">
          <table:table-cell/>
          <table:table-cell office:value-type="float" office:value="-0.72052" calcext:value-type="float">
            <text:p>-0.72052</text:p>
          </table:table-cell>
          <table:table-cell office:value-type="float" office:value="95.094589" calcext:value-type="float">
            <text:p>95.094589</text:p>
          </table:table-cell>
          <table:table-cell office:value-type="float" office:value="74.321075" calcext:value-type="float">
            <text:p>74.321075</text:p>
          </table:table-cell>
          <table:table-cell table:formula="of:=([.A$2]*2.54/100) + [.B33]" office:value-type="float" office:value="1.99728" calcext:value-type="float">
            <text:p>1.99728</text:p>
          </table:table-cell>
        </table:table-row>
        <table:table-row table:style-name="ro1">
          <table:table-cell/>
          <table:table-cell office:value-type="float" office:value="-0.74077" calcext:value-type="float">
            <text:p>-0.74077</text:p>
          </table:table-cell>
          <table:table-cell office:value-type="float" office:value="95.047867" calcext:value-type="float">
            <text:p>95.047867</text:p>
          </table:table-cell>
          <table:table-cell office:value-type="float" office:value="75.137604" calcext:value-type="float">
            <text:p>75.137604</text:p>
          </table:table-cell>
          <table:table-cell table:formula="of:=([.A$2]*2.54/100) + [.B34]" office:value-type="float" office:value="1.97703" calcext:value-type="float">
            <text:p>1.97703</text:p>
          </table:table-cell>
        </table:table-row>
        <table:table-row table:style-name="ro1">
          <table:table-cell/>
          <table:table-cell office:value-type="float" office:value="-0.774921" calcext:value-type="float">
            <text:p>-0.774921</text:p>
          </table:table-cell>
          <table:table-cell office:value-type="float" office:value="95.912354" calcext:value-type="float">
            <text:p>95.912354</text:p>
          </table:table-cell>
          <table:table-cell office:value-type="float" office:value="76.054047" calcext:value-type="float">
            <text:p>76.054047</text:p>
          </table:table-cell>
          <table:table-cell table:formula="of:=([.A$2]*2.54/100) + [.B35]" office:value-type="float" office:value="1.942879" calcext:value-type="float">
            <text:p>1.942879</text:p>
          </table:table-cell>
        </table:table-row>
        <table:table-row table:style-name="ro1">
          <table:table-cell/>
          <table:table-cell office:value-type="float" office:value="-0.809072" calcext:value-type="float">
            <text:p>-0.809072</text:p>
          </table:table-cell>
          <table:table-cell office:value-type="float" office:value="96.996338" calcext:value-type="float">
            <text:p>96.996338</text:p>
          </table:table-cell>
          <table:table-cell office:value-type="float" office:value="76.568924" calcext:value-type="float">
            <text:p>76.568924</text:p>
          </table:table-cell>
          <table:table-cell table:formula="of:=([.A$2]*2.54/100) + [.B36]" office:value-type="float" office:value="1.908728" calcext:value-type="float">
            <text:p>1.908728</text:p>
          </table:table-cell>
        </table:table-row>
        <table:table-row table:style-name="ro1">
          <table:table-cell/>
          <table:table-cell office:value-type="float" office:value="-0.828717" calcext:value-type="float">
            <text:p>-0.828717</text:p>
          </table:table-cell>
          <table:table-cell office:value-type="float" office:value="95.464355" calcext:value-type="float">
            <text:p>95.464355</text:p>
          </table:table-cell>
          <table:table-cell office:value-type="float" office:value="77.853119" calcext:value-type="float">
            <text:p>77.853119</text:p>
          </table:table-cell>
          <table:table-cell table:formula="of:=([.A$2]*2.54/100) + [.B37]" office:value-type="float" office:value="1.889083" calcext:value-type="float">
            <text:p>1.889083</text:p>
          </table:table-cell>
        </table:table-row>
        <table:table-row table:style-name="ro1">
          <table:table-cell/>
          <table:table-cell office:value-type="float" office:value="-0.842922" calcext:value-type="float">
            <text:p>-0.842922</text:p>
          </table:table-cell>
          <table:table-cell office:value-type="float" office:value="98.985794" calcext:value-type="float">
            <text:p>98.985794</text:p>
          </table:table-cell>
          <table:table-cell office:value-type="float" office:value="77.671341" calcext:value-type="float">
            <text:p>77.671341</text:p>
          </table:table-cell>
          <table:table-cell table:formula="of:=([.A$2]*2.54/100) + [.B38]" office:value-type="float" office:value="1.874878" calcext:value-type="float">
            <text:p>1.874878</text:p>
          </table:table-cell>
        </table:table-row>
        <table:table-row table:style-name="ro1">
          <table:table-cell/>
          <table:table-cell office:value-type="float" office:value="-0.856824" calcext:value-type="float">
            <text:p>-0.856824</text:p>
          </table:table-cell>
          <table:table-cell office:value-type="float" office:value="98.757805" calcext:value-type="float">
            <text:p>98.757805</text:p>
          </table:table-cell>
          <table:table-cell office:value-type="float" office:value="79.291817" calcext:value-type="float">
            <text:p>79.291817</text:p>
          </table:table-cell>
          <table:table-cell table:formula="of:=([.A$2]*2.54/100) + [.B39]" office:value-type="float" office:value="1.860976" calcext:value-type="float">
            <text:p>1.860976</text:p>
          </table:table-cell>
        </table:table-row>
        <table:table-row table:style-name="ro1">
          <table:table-cell/>
          <table:table-cell office:value-type="float" office:value="-0.877073" calcext:value-type="float">
            <text:p>-0.877073</text:p>
          </table:table-cell>
          <table:table-cell office:value-type="float" office:value="99.279182" calcext:value-type="float">
            <text:p>99.279182</text:p>
          </table:table-cell>
          <table:table-cell office:value-type="float" office:value="78.128105" calcext:value-type="float">
            <text:p>78.128105</text:p>
          </table:table-cell>
          <table:table-cell table:formula="of:=([.A$2]*2.54/100) + [.B40]" office:value-type="float" office:value="1.840727" calcext:value-type="float">
            <text:p>1.840727</text:p>
          </table:table-cell>
        </table:table-row>
        <table:table-row table:style-name="ro1">
          <table:table-cell/>
          <table:table-cell office:value-type="float" office:value="-0.911225" calcext:value-type="float">
            <text:p>-0.911225</text:p>
          </table:table-cell>
          <table:table-cell office:value-type="float" office:value="101.283859" calcext:value-type="float">
            <text:p>101.283859</text:p>
          </table:table-cell>
          <table:table-cell office:value-type="float" office:value="78.514557" calcext:value-type="float">
            <text:p>78.514557</text:p>
          </table:table-cell>
          <table:table-cell table:formula="of:=([.A$2]*2.54/100) + [.B41]" office:value-type="float" office:value="1.806575" calcext:value-type="float">
            <text:p>1.806575</text:p>
          </table:table-cell>
        </table:table-row>
        <table:table-row table:style-name="ro1">
          <table:table-cell/>
          <table:table-cell office:value-type="float" office:value="-0.924825" calcext:value-type="float">
            <text:p>-0.924825</text:p>
          </table:table-cell>
          <table:table-cell office:value-type="float" office:value="101.562958" calcext:value-type="float">
            <text:p>101.562958</text:p>
          </table:table-cell>
          <table:table-cell office:value-type="float" office:value="79.765045" calcext:value-type="float">
            <text:p>79.765045</text:p>
          </table:table-cell>
          <table:table-cell table:formula="of:=([.A$2]*2.54/100) + [.B42]" office:value-type="float" office:value="1.792975" calcext:value-type="float">
            <text:p>1.792975</text:p>
          </table:table-cell>
        </table:table-row>
        <table:table-row table:style-name="ro1">
          <table:table-cell/>
          <table:table-cell office:value-type="float" office:value="-0.945377" calcext:value-type="float">
            <text:p>-0.945377</text:p>
          </table:table-cell>
          <table:table-cell office:value-type="float" office:value="102.994972" calcext:value-type="float">
            <text:p>102.994972</text:p>
          </table:table-cell>
          <table:table-cell office:value-type="float" office:value="79.515221" calcext:value-type="float">
            <text:p>79.515221</text:p>
          </table:table-cell>
          <table:table-cell table:formula="of:=([.A$2]*2.54/100) + [.B43]" office:value-type="float" office:value="1.772423" calcext:value-type="float">
            <text:p>1.772423</text:p>
          </table:table-cell>
        </table:table-row>
        <table:table-row table:style-name="ro1">
          <table:table-cell/>
          <table:table-cell office:value-type="float" office:value="-0.958978" calcext:value-type="float">
            <text:p>-0.958978</text:p>
          </table:table-cell>
          <table:table-cell office:value-type="float" office:value="101.14196" calcext:value-type="float">
            <text:p>101.14196</text:p>
          </table:table-cell>
          <table:table-cell office:value-type="float" office:value="82.993782" calcext:value-type="float">
            <text:p>82.993782</text:p>
          </table:table-cell>
          <table:table-cell table:formula="of:=([.A$2]*2.54/100) + [.B44]" office:value-type="float" office:value="1.758822" calcext:value-type="float">
            <text:p>1.758822</text:p>
          </table:table-cell>
        </table:table-row>
        <table:table-row table:style-name="ro1">
          <table:table-cell/>
          <table:table-cell office:value-type="float" office:value="-0.979228" calcext:value-type="float">
            <text:p>-0.979228</text:p>
          </table:table-cell>
          <table:table-cell office:value-type="float" office:value="100.767876" calcext:value-type="float">
            <text:p>100.767876</text:p>
          </table:table-cell>
          <table:table-cell office:value-type="float" office:value="84.312508" calcext:value-type="float">
            <text:p>84.312508</text:p>
          </table:table-cell>
          <table:table-cell table:formula="of:=([.A$2]*2.54/100) + [.B45]" office:value-type="float" office:value="1.738572" calcext:value-type="float">
            <text:p>1.738572</text:p>
          </table:table-cell>
        </table:table-row>
        <table:table-row table:style-name="ro1">
          <table:table-cell/>
          <table:table-cell office:value-type="float" office:value="-0.99978" calcext:value-type="float">
            <text:p>-0.99978</text:p>
          </table:table-cell>
          <table:table-cell office:value-type="float" office:value="103.512558" calcext:value-type="float">
            <text:p>103.512558</text:p>
          </table:table-cell>
          <table:table-cell office:value-type="float" office:value="80.339523" calcext:value-type="float">
            <text:p>80.339523</text:p>
          </table:table-cell>
          <table:table-cell table:formula="of:=([.A$2]*2.54/100) + [.B46]" office:value-type="float" office:value="1.71802" calcext:value-type="float">
            <text:p>1.71802</text:p>
          </table:table-cell>
        </table:table-row>
        <table:table-row table:style-name="ro1">
          <table:table-cell/>
          <table:table-cell office:value-type="float" office:value="-1.020332" calcext:value-type="float">
            <text:p>-1.020332</text:p>
          </table:table-cell>
          <table:table-cell office:value-type="float" office:value="104.51432" calcext:value-type="float">
            <text:p>104.51432</text:p>
          </table:table-cell>
          <table:table-cell office:value-type="float" office:value="80.637245" calcext:value-type="float">
            <text:p>80.637245</text:p>
          </table:table-cell>
          <table:table-cell table:formula="of:=([.A$2]*2.54/100) + [.B47]" office:value-type="float" office:value="1.697468" calcext:value-type="float">
            <text:p>1.697468</text:p>
          </table:table-cell>
        </table:table-row>
        <table:table-row table:style-name="ro1">
          <table:table-cell/>
          <table:table-cell office:value-type="float" office:value="-1.047231" calcext:value-type="float">
            <text:p>-1.047231</text:p>
          </table:table-cell>
          <table:table-cell office:value-type="float" office:value="104.099762" calcext:value-type="float">
            <text:p>104.099762</text:p>
          </table:table-cell>
          <table:table-cell office:value-type="float" office:value="81.954544" calcext:value-type="float">
            <text:p>81.954544</text:p>
          </table:table-cell>
          <table:table-cell table:formula="of:=([.A$2]*2.54/100) + [.B48]" office:value-type="float" office:value="1.670569" calcext:value-type="float">
            <text:p>1.670569</text:p>
          </table:table-cell>
        </table:table-row>
        <table:table-row table:style-name="ro1">
          <table:table-cell/>
          <table:table-cell office:value-type="float" office:value="-1.060831" calcext:value-type="float">
            <text:p>-1.060831</text:p>
          </table:table-cell>
          <table:table-cell office:value-type="float" office:value="106.213829" calcext:value-type="float">
            <text:p>106.213829</text:p>
          </table:table-cell>
          <table:table-cell office:value-type="float" office:value="82.128563" calcext:value-type="float">
            <text:p>82.128563</text:p>
          </table:table-cell>
          <table:table-cell table:formula="of:=([.A$2]*2.54/100) + [.B49]" office:value-type="float" office:value="1.656969" calcext:value-type="float">
            <text:p>1.656969</text:p>
          </table:table-cell>
        </table:table-row>
        <table:table-row table:style-name="ro1">
          <table:table-cell/>
          <table:table-cell office:value-type="float" office:value="-1.08108" calcext:value-type="float">
            <text:p>-1.08108</text:p>
          </table:table-cell>
          <table:table-cell office:value-type="float" office:value="106.873253" calcext:value-type="float">
            <text:p>106.873253</text:p>
          </table:table-cell>
          <table:table-cell office:value-type="float" office:value="83.173607" calcext:value-type="float">
            <text:p>83.173607</text:p>
          </table:table-cell>
          <table:table-cell table:formula="of:=([.A$2]*2.54/100) + [.B50]" office:value-type="float" office:value="1.63672" calcext:value-type="float">
            <text:p>1.63672</text:p>
          </table:table-cell>
        </table:table-row>
        <table:table-row table:style-name="ro1">
          <table:table-cell/>
          <table:table-cell office:value-type="float" office:value="-1.094982" calcext:value-type="float">
            <text:p>-1.094982</text:p>
          </table:table-cell>
          <table:table-cell office:value-type="float" office:value="107.938889" calcext:value-type="float">
            <text:p>107.938889</text:p>
          </table:table-cell>
          <table:table-cell office:value-type="float" office:value="83.13002" calcext:value-type="float">
            <text:p>83.13002</text:p>
          </table:table-cell>
          <table:table-cell table:formula="of:=([.A$2]*2.54/100) + [.B51]" office:value-type="float" office:value="1.622818" calcext:value-type="float">
            <text:p>1.622818</text:p>
          </table:table-cell>
        </table:table-row>
        <table:table-row table:style-name="ro1">
          <table:table-cell/>
          <table:table-cell office:value-type="float" office:value="-1.115533" calcext:value-type="float">
            <text:p>-1.115533</text:p>
          </table:table-cell>
          <table:table-cell office:value-type="float" office:value="107.884895" calcext:value-type="float">
            <text:p>107.884895</text:p>
          </table:table-cell>
          <table:table-cell office:value-type="float" office:value="82.243843" calcext:value-type="float">
            <text:p>82.243843</text:p>
          </table:table-cell>
          <table:table-cell table:formula="of:=([.A$2]*2.54/100) + [.B52]" office:value-type="float" office:value="1.602267" calcext:value-type="float">
            <text:p>1.602267</text:p>
          </table:table-cell>
        </table:table-row>
        <table:table-row table:style-name="ro1">
          <table:table-cell/>
          <table:table-cell office:value-type="float" office:value="-1.136689" calcext:value-type="float">
            <text:p>-1.136689</text:p>
          </table:table-cell>
          <table:table-cell office:value-type="float" office:value="106.34227" calcext:value-type="float">
            <text:p>106.34227</text:p>
          </table:table-cell>
          <table:table-cell office:value-type="float" office:value="83.342896" calcext:value-type="float">
            <text:p>83.342896</text:p>
          </table:table-cell>
          <table:table-cell table:formula="of:=([.A$2]*2.54/100) + [.B53]" office:value-type="float" office:value="1.581111" calcext:value-type="float">
            <text:p>1.581111</text:p>
          </table:table-cell>
        </table:table-row>
        <table:table-row table:style-name="ro1">
          <table:table-cell/>
          <table:table-cell office:value-type="float" office:value="-1.156636" calcext:value-type="float">
            <text:p>-1.156636</text:p>
          </table:table-cell>
          <table:table-cell office:value-type="float" office:value="110.22438" calcext:value-type="float">
            <text:p>110.22438</text:p>
          </table:table-cell>
          <table:table-cell office:value-type="float" office:value="83.250504" calcext:value-type="float">
            <text:p>83.250504</text:p>
          </table:table-cell>
          <table:table-cell table:formula="of:=([.A$2]*2.54/100) + [.B54]" office:value-type="float" office:value="1.561164" calcext:value-type="float">
            <text:p>1.561164</text:p>
          </table:table-cell>
        </table:table-row>
        <table:table-row table:style-name="ro1">
          <table:table-cell/>
          <table:table-cell office:value-type="float" office:value="-1.176884" calcext:value-type="float">
            <text:p>-1.176884</text:p>
          </table:table-cell>
          <table:table-cell office:value-type="float" office:value="110.821503" calcext:value-type="float">
            <text:p>110.821503</text:p>
          </table:table-cell>
          <table:table-cell office:value-type="float" office:value="84.709976" calcext:value-type="float">
            <text:p>84.709976</text:p>
          </table:table-cell>
          <table:table-cell table:formula="of:=([.A$2]*2.54/100) + [.B55]" office:value-type="float" office:value="1.540916" calcext:value-type="float">
            <text:p>1.540916</text:p>
          </table:table-cell>
        </table:table-row>
        <table:table-row table:style-name="ro1">
          <table:table-cell/>
          <table:table-cell office:value-type="float" office:value="-1.197133" calcext:value-type="float">
            <text:p>-1.197133</text:p>
          </table:table-cell>
          <table:table-cell office:value-type="float" office:value="112.25634" calcext:value-type="float">
            <text:p>112.25634</text:p>
          </table:table-cell>
          <table:table-cell office:value-type="float" office:value="85.046989" calcext:value-type="float">
            <text:p>85.046989</text:p>
          </table:table-cell>
          <table:table-cell table:formula="of:=([.A$2]*2.54/100) + [.B56]" office:value-type="float" office:value="1.520667" calcext:value-type="float">
            <text:p>1.520667</text:p>
          </table:table-cell>
        </table:table-row>
        <table:table-row table:style-name="ro1">
          <table:table-cell/>
          <table:table-cell office:value-type="float" office:value="-1.210733" calcext:value-type="float">
            <text:p>-1.210733</text:p>
          </table:table-cell>
          <table:table-cell office:value-type="float" office:value="111.275368" calcext:value-type="float">
            <text:p>111.275368</text:p>
          </table:table-cell>
          <table:table-cell office:value-type="float" office:value="86.221931" calcext:value-type="float">
            <text:p>86.221931</text:p>
          </table:table-cell>
          <table:table-cell table:formula="of:=([.A$2]*2.54/100) + [.B57]" office:value-type="float" office:value="1.507067" calcext:value-type="float">
            <text:p>1.507067</text:p>
          </table:table-cell>
        </table:table-row>
        <table:table-row table:style-name="ro1">
          <table:table-cell/>
          <table:table-cell office:value-type="float" office:value="-1.23068" calcext:value-type="float">
            <text:p>-1.23068</text:p>
          </table:table-cell>
          <table:table-cell office:value-type="float" office:value="113.312202" calcext:value-type="float">
            <text:p>113.312202</text:p>
          </table:table-cell>
          <table:table-cell office:value-type="float" office:value="86.453438" calcext:value-type="float">
            <text:p>86.453438</text:p>
          </table:table-cell>
          <table:table-cell table:formula="of:=([.A$2]*2.54/100) + [.B58]" office:value-type="float" office:value="1.48712" calcext:value-type="float">
            <text:p>1.48712</text:p>
          </table:table-cell>
        </table:table-row>
        <table:table-row table:style-name="ro1">
          <table:table-cell/>
          <table:table-cell office:value-type="float" office:value="-1.251231" calcext:value-type="float">
            <text:p>-1.251231</text:p>
          </table:table-cell>
          <table:table-cell office:value-type="float" office:value="115.613075" calcext:value-type="float">
            <text:p>115.613075</text:p>
          </table:table-cell>
          <table:table-cell office:value-type="float" office:value="86.313087" calcext:value-type="float">
            <text:p>86.313087</text:p>
          </table:table-cell>
          <table:table-cell table:formula="of:=([.A$2]*2.54/100) + [.B59]" office:value-type="float" office:value="1.466569" calcext:value-type="float">
            <text:p>1.466569</text:p>
          </table:table-cell>
        </table:table-row>
        <table:table-row table:style-name="ro1">
          <table:table-cell/>
          <table:table-cell office:value-type="float" office:value="-1.27148" calcext:value-type="float">
            <text:p>-1.27148</text:p>
          </table:table-cell>
          <table:table-cell office:value-type="float" office:value="117.315918" calcext:value-type="float">
            <text:p>117.315918</text:p>
          </table:table-cell>
          <table:table-cell office:value-type="float" office:value="85.871353" calcext:value-type="float">
            <text:p>85.871353</text:p>
          </table:table-cell>
          <table:table-cell table:formula="of:=([.A$2]*2.54/100) + [.B60]" office:value-type="float" office:value="1.44632" calcext:value-type="float">
            <text:p>1.44632</text:p>
          </table:table-cell>
        </table:table-row>
        <table:table-row table:style-name="ro1">
          <table:table-cell/>
          <table:table-cell office:value-type="float" office:value="-1.292334" calcext:value-type="float">
            <text:p>-1.292334</text:p>
          </table:table-cell>
          <table:table-cell office:value-type="float" office:value="117.556061" calcext:value-type="float">
            <text:p>117.556061</text:p>
          </table:table-cell>
          <table:table-cell office:value-type="float" office:value="88.051926" calcext:value-type="float">
            <text:p>88.051926</text:p>
          </table:table-cell>
          <table:table-cell table:formula="of:=([.A$2]*2.54/100) + [.B61]" office:value-type="float" office:value="1.425466" calcext:value-type="float">
            <text:p>1.425466</text:p>
          </table:table-cell>
        </table:table-row>
        <table:table-row table:style-name="ro1">
          <table:table-cell/>
          <table:table-cell office:value-type="float" office:value="-1.312885" calcext:value-type="float">
            <text:p>-1.312885</text:p>
          </table:table-cell>
          <table:table-cell office:value-type="float" office:value="116.673409" calcext:value-type="float">
            <text:p>116.673409</text:p>
          </table:table-cell>
          <table:table-cell office:value-type="float" office:value="88.851082" calcext:value-type="float">
            <text:p>88.851082</text:p>
          </table:table-cell>
          <table:table-cell table:formula="of:=([.A$2]*2.54/100) + [.B62]" office:value-type="float" office:value="1.404915" calcext:value-type="float">
            <text:p>1.404915</text:p>
          </table:table-cell>
        </table:table-row>
        <table:table-row table:style-name="ro1">
          <table:table-cell/>
          <table:table-cell office:value-type="float" office:value="-1.326183" calcext:value-type="float">
            <text:p>-1.326183</text:p>
          </table:table-cell>
          <table:table-cell office:value-type="float" office:value="119.455582" calcext:value-type="float">
            <text:p>119.455582</text:p>
          </table:table-cell>
          <table:table-cell office:value-type="float" office:value="90.414337" calcext:value-type="float">
            <text:p>90.414337</text:p>
          </table:table-cell>
          <table:table-cell table:formula="of:=([.A$2]*2.54/100) + [.B63]" office:value-type="float" office:value="1.391617" calcext:value-type="float">
            <text:p>1.391617</text:p>
          </table:table-cell>
        </table:table-row>
        <table:table-row table:style-name="ro1">
          <table:table-cell/>
          <table:table-cell office:value-type="float" office:value="-1.340085" calcext:value-type="float">
            <text:p>-1.340085</text:p>
          </table:table-cell>
          <table:table-cell office:value-type="float" office:value="119.310112" calcext:value-type="float">
            <text:p>119.310112</text:p>
          </table:table-cell>
          <table:table-cell office:value-type="float" office:value="93.878075" calcext:value-type="float">
            <text:p>93.878075</text:p>
          </table:table-cell>
          <table:table-cell table:formula="of:=([.A$2]*2.54/100) + [.B64]" office:value-type="float" office:value="1.377715" calcext:value-type="float">
            <text:p>1.377715</text:p>
          </table:table-cell>
        </table:table-row>
        <table:table-row table:style-name="ro1">
          <table:table-cell/>
          <table:table-cell office:value-type="float" office:value="-1.360334" calcext:value-type="float">
            <text:p>-1.360334</text:p>
          </table:table-cell>
          <table:table-cell office:value-type="float" office:value="120.441589" calcext:value-type="float">
            <text:p>120.441589</text:p>
          </table:table-cell>
          <table:table-cell office:value-type="float" office:value="90.460556" calcext:value-type="float">
            <text:p>90.460556</text:p>
          </table:table-cell>
          <table:table-cell table:formula="of:=([.A$2]*2.54/100) + [.B65]" office:value-type="float" office:value="1.357466" calcext:value-type="float">
            <text:p>1.357466</text:p>
          </table:table-cell>
        </table:table-row>
        <table:table-row table:style-name="ro1">
          <table:table-cell/>
          <table:table-cell office:value-type="float" office:value="-1.374539" calcext:value-type="float">
            <text:p>-1.374539</text:p>
          </table:table-cell>
          <table:table-cell office:value-type="float" office:value="119.845924" calcext:value-type="float">
            <text:p>119.845924</text:p>
          </table:table-cell>
          <table:table-cell office:value-type="float" office:value="91.325264" calcext:value-type="float">
            <text:p>91.325264</text:p>
          </table:table-cell>
          <table:table-cell table:formula="of:=([.A$2]*2.54/100) + [.B66]" office:value-type="float" office:value="1.343261" calcext:value-type="float">
            <text:p>1.343261</text:p>
          </table:table-cell>
        </table:table-row>
        <table:table-row table:style-name="ro1">
          <table:table-cell/>
          <table:table-cell office:value-type="float" office:value="-1.38814" calcext:value-type="float">
            <text:p>-1.38814</text:p>
          </table:table-cell>
          <table:table-cell office:value-type="float" office:value="123.93364" calcext:value-type="float">
            <text:p>123.93364</text:p>
          </table:table-cell>
          <table:table-cell office:value-type="float" office:value="92.577377" calcext:value-type="float">
            <text:p>92.577377</text:p>
          </table:table-cell>
          <table:table-cell table:formula="of:=([.A$2]*2.54/100) + [.B67]" office:value-type="float" office:value="1.32966" calcext:value-type="float">
            <text:p>1.32966</text:p>
          </table:table-cell>
        </table:table-row>
        <table:table-row table:style-name="ro1">
          <table:table-cell/>
          <table:table-cell office:value-type="float" office:value="-1.408389" calcext:value-type="float">
            <text:p>-1.408389</text:p>
          </table:table-cell>
          <table:table-cell office:value-type="float" office:value="122.495804" calcext:value-type="float">
            <text:p>122.495804</text:p>
          </table:table-cell>
          <table:table-cell office:value-type="float" office:value="93.824341" calcext:value-type="float">
            <text:p>93.824341</text:p>
          </table:table-cell>
          <table:table-cell table:formula="of:=([.A$2]*2.54/100) + [.B68]" office:value-type="float" office:value="1.309411" calcext:value-type="float">
            <text:p>1.309411</text:p>
          </table:table-cell>
        </table:table-row>
        <table:table-row table:style-name="ro1">
          <table:table-cell/>
          <table:table-cell office:value-type="float" office:value="-1.42199" calcext:value-type="float">
            <text:p>-1.42199</text:p>
          </table:table-cell>
          <table:table-cell office:value-type="float" office:value="126.537415" calcext:value-type="float">
            <text:p>126.537415</text:p>
          </table:table-cell>
          <table:table-cell office:value-type="float" office:value="93.864838" calcext:value-type="float">
            <text:p>93.864838</text:p>
          </table:table-cell>
          <table:table-cell table:formula="of:=([.A$2]*2.54/100) + [.B69]" office:value-type="float" office:value="1.29581" calcext:value-type="float">
            <text:p>1.29581</text:p>
          </table:table-cell>
        </table:table-row>
        <table:table-row table:style-name="ro1">
          <table:table-cell/>
          <table:table-cell office:value-type="float" office:value="-1.441635" calcext:value-type="float">
            <text:p>-1.441635</text:p>
          </table:table-cell>
          <table:table-cell office:value-type="float" office:value="126.721489" calcext:value-type="float">
            <text:p>126.721489</text:p>
          </table:table-cell>
          <table:table-cell office:value-type="float" office:value="93.14756" calcext:value-type="float">
            <text:p>93.14756</text:p>
          </table:table-cell>
          <table:table-cell table:formula="of:=([.A$2]*2.54/100) + [.B70]" office:value-type="float" office:value="1.276165" calcext:value-type="float">
            <text:p>1.276165</text:p>
          </table:table-cell>
        </table:table-row>
        <table:table-row table:style-name="ro1">
          <table:table-cell/>
          <table:table-cell office:value-type="float" office:value="-1.455236" calcext:value-type="float">
            <text:p>-1.455236</text:p>
          </table:table-cell>
          <table:table-cell office:value-type="float" office:value="128.265518" calcext:value-type="float">
            <text:p>128.265518</text:p>
          </table:table-cell>
          <table:table-cell office:value-type="float" office:value="94.964005" calcext:value-type="float">
            <text:p>94.964005</text:p>
          </table:table-cell>
          <table:table-cell table:formula="of:=([.A$2]*2.54/100) + [.B71]" office:value-type="float" office:value="1.262564" calcext:value-type="float">
            <text:p>1.262564</text:p>
          </table:table-cell>
        </table:table-row>
        <table:table-row table:style-name="ro1">
          <table:table-cell/>
          <table:table-cell office:value-type="float" office:value="-1.475183" calcext:value-type="float">
            <text:p>-1.475183</text:p>
          </table:table-cell>
          <table:table-cell office:value-type="float" office:value="127.325897" calcext:value-type="float">
            <text:p>127.325897</text:p>
          </table:table-cell>
          <table:table-cell office:value-type="float" office:value="98.061096" calcext:value-type="float">
            <text:p>98.061096</text:p>
          </table:table-cell>
          <table:table-cell table:formula="of:=([.A$2]*2.54/100) + [.B72]" office:value-type="float" office:value="1.242617" calcext:value-type="float">
            <text:p>1.242617</text:p>
          </table:table-cell>
        </table:table-row>
        <table:table-row table:style-name="ro1">
          <table:table-cell/>
          <table:table-cell office:value-type="float" office:value="-1.50208" calcext:value-type="float">
            <text:p>-1.50208</text:p>
          </table:table-cell>
          <table:table-cell office:value-type="float" office:value="131.282272" calcext:value-type="float">
            <text:p>131.282272</text:p>
          </table:table-cell>
          <table:table-cell office:value-type="float" office:value="95.466049" calcext:value-type="float">
            <text:p>95.466049</text:p>
          </table:table-cell>
          <table:table-cell table:formula="of:=([.A$2]*2.54/100) + [.B73]" office:value-type="float" office:value="1.21572" calcext:value-type="float">
            <text:p>1.21572</text:p>
          </table:table-cell>
        </table:table-row>
        <table:table-row table:style-name="ro1">
          <table:table-cell/>
          <table:table-cell office:value-type="float" office:value="-1.509334" calcext:value-type="float">
            <text:p>-1.509334</text:p>
          </table:table-cell>
          <table:table-cell office:value-type="float" office:value="130.350708" calcext:value-type="float">
            <text:p>130.350708</text:p>
          </table:table-cell>
          <table:table-cell office:value-type="float" office:value="95.949066" calcext:value-type="float">
            <text:p>95.949066</text:p>
          </table:table-cell>
          <table:table-cell table:formula="of:=([.A$2]*2.54/100) + [.B74]" office:value-type="float" office:value="1.208466" calcext:value-type="float">
            <text:p>1.208466</text:p>
          </table:table-cell>
        </table:table-row>
        <table:table-row table:style-name="ro1">
          <table:table-cell/>
          <table:table-cell office:value-type="float" office:value="-1.529583" calcext:value-type="float">
            <text:p>-1.529583</text:p>
          </table:table-cell>
          <table:table-cell office:value-type="float" office:value="134.254181" calcext:value-type="float">
            <text:p>134.254181</text:p>
          </table:table-cell>
          <table:table-cell office:value-type="float" office:value="97.86438" calcext:value-type="float">
            <text:p>97.86438</text:p>
          </table:table-cell>
          <table:table-cell table:formula="of:=([.A$2]*2.54/100) + [.B75]" office:value-type="float" office:value="1.188217" calcext:value-type="float">
            <text:p>1.188217</text:p>
          </table:table-cell>
        </table:table-row>
        <table:table-row table:style-name="ro1">
          <table:table-cell/>
          <table:table-cell office:value-type="float" office:value="-1.542881" calcext:value-type="float">
            <text:p>-1.542881</text:p>
          </table:table-cell>
          <table:table-cell office:value-type="float" office:value="133.679504" calcext:value-type="float">
            <text:p>133.679504</text:p>
          </table:table-cell>
          <table:table-cell office:value-type="float" office:value="98.102112" calcext:value-type="float">
            <text:p>98.102112</text:p>
          </table:table-cell>
          <table:table-cell table:formula="of:=([.A$2]*2.54/100) + [.B76]" office:value-type="float" office:value="1.174919" calcext:value-type="float">
            <text:p>1.174919</text:p>
          </table:table-cell>
        </table:table-row>
        <table:table-row table:style-name="ro1">
          <table:table-cell/>
          <table:table-cell office:value-type="float" office:value="-1.562525" calcext:value-type="float">
            <text:p>-1.562525</text:p>
          </table:table-cell>
          <table:table-cell office:value-type="float" office:value="137.045822" calcext:value-type="float">
            <text:p>137.045822</text:p>
          </table:table-cell>
          <table:table-cell office:value-type="float" office:value="99.3311" calcext:value-type="float">
            <text:p>99.3311</text:p>
          </table:table-cell>
          <table:table-cell table:formula="of:=([.A$2]*2.54/100) + [.B77]" office:value-type="float" office:value="1.155275" calcext:value-type="float">
            <text:p>1.155275</text:p>
          </table:table-cell>
        </table:table-row>
        <table:table-row table:style-name="ro1">
          <table:table-cell/>
          <table:table-cell office:value-type="float" office:value="-1.583681" calcext:value-type="float">
            <text:p>-1.583681</text:p>
          </table:table-cell>
          <table:table-cell office:value-type="float" office:value="137.185013" calcext:value-type="float">
            <text:p>137.185013</text:p>
          </table:table-cell>
          <table:table-cell office:value-type="float" office:value="98.912323" calcext:value-type="float">
            <text:p>98.912323</text:p>
          </table:table-cell>
          <table:table-cell table:formula="of:=([.A$2]*2.54/100) + [.B78]" office:value-type="float" office:value="1.134119" calcext:value-type="float">
            <text:p>1.134119</text:p>
          </table:table-cell>
        </table:table-row>
        <table:table-row table:style-name="ro1">
          <table:table-cell/>
          <table:table-cell office:value-type="float" office:value="-1.597281" calcext:value-type="float">
            <text:p>-1.597281</text:p>
          </table:table-cell>
          <table:table-cell office:value-type="float" office:value="138.360855" calcext:value-type="float">
            <text:p>138.360855</text:p>
          </table:table-cell>
          <table:table-cell office:value-type="float" office:value="100.601425" calcext:value-type="float">
            <text:p>100.601425</text:p>
          </table:table-cell>
          <table:table-cell table:formula="of:=([.A$2]*2.54/100) + [.B79]" office:value-type="float" office:value="1.120519" calcext:value-type="float">
            <text:p>1.120519</text:p>
          </table:table-cell>
        </table:table-row>
        <table:table-row table:style-name="ro1">
          <table:table-cell/>
          <table:table-cell office:value-type="float" office:value="-1.617228" calcext:value-type="float">
            <text:p>-1.617228</text:p>
          </table:table-cell>
          <table:table-cell office:value-type="float" office:value="138.670654" calcext:value-type="float">
            <text:p>138.670654</text:p>
          </table:table-cell>
          <table:table-cell office:value-type="float" office:value="100.998878" calcext:value-type="float">
            <text:p>100.998878</text:p>
          </table:table-cell>
          <table:table-cell table:formula="of:=([.A$2]*2.54/100) + [.B80]" office:value-type="float" office:value="1.100572" calcext:value-type="float">
            <text:p>1.100572</text:p>
          </table:table-cell>
        </table:table-row>
        <table:table-row table:style-name="ro1">
          <table:table-cell/>
          <table:table-cell office:value-type="float" office:value="-1.638082" calcext:value-type="float">
            <text:p>-1.638082</text:p>
          </table:table-cell>
          <table:table-cell office:value-type="float" office:value="142.40802" calcext:value-type="float">
            <text:p>142.40802</text:p>
          </table:table-cell>
          <table:table-cell office:value-type="float" office:value="101.002823" calcext:value-type="float">
            <text:p>101.002823</text:p>
          </table:table-cell>
          <table:table-cell table:formula="of:=([.A$2]*2.54/100) + [.B81]" office:value-type="float" office:value="1.079718" calcext:value-type="float">
            <text:p>1.079718</text:p>
          </table:table-cell>
        </table:table-row>
        <table:table-row table:style-name="ro1">
          <table:table-cell/>
          <table:table-cell office:value-type="float" office:value="-1.651381" calcext:value-type="float">
            <text:p>-1.651381</text:p>
          </table:table-cell>
          <table:table-cell office:value-type="float" office:value="140.797638" calcext:value-type="float">
            <text:p>140.797638</text:p>
          </table:table-cell>
          <table:table-cell office:value-type="float" office:value="102.408371" calcext:value-type="float">
            <text:p>102.408371</text:p>
          </table:table-cell>
          <table:table-cell table:formula="of:=([.A$2]*2.54/100) + [.B82]" office:value-type="float" office:value="1.066419" calcext:value-type="float">
            <text:p>1.066419</text:p>
          </table:table-cell>
        </table:table-row>
        <table:table-row table:style-name="ro1">
          <table:table-cell/>
          <table:table-cell office:value-type="float" office:value="-1.671631" calcext:value-type="float">
            <text:p>-1.671631</text:p>
          </table:table-cell>
          <table:table-cell office:value-type="float" office:value="145.553421" calcext:value-type="float">
            <text:p>145.553421</text:p>
          </table:table-cell>
          <table:table-cell office:value-type="float" office:value="104.005386" calcext:value-type="float">
            <text:p>104.005386</text:p>
          </table:table-cell>
          <table:table-cell table:formula="of:=([.A$2]*2.54/100) + [.B83]" office:value-type="float" office:value="1.046169" calcext:value-type="float">
            <text:p>1.046169</text:p>
          </table:table-cell>
        </table:table-row>
        <table:table-row table:style-name="ro1">
          <table:table-cell/>
          <table:table-cell office:value-type="float" office:value="-1.685231" calcext:value-type="float">
            <text:p>-1.685231</text:p>
          </table:table-cell>
          <table:table-cell office:value-type="float" office:value="144.823669" calcext:value-type="float">
            <text:p>144.823669</text:p>
          </table:table-cell>
          <table:table-cell office:value-type="float" office:value="103.845055" calcext:value-type="float">
            <text:p>103.845055</text:p>
          </table:table-cell>
          <table:table-cell table:formula="of:=([.A$2]*2.54/100) + [.B84]" office:value-type="float" office:value="1.032569" calcext:value-type="float">
            <text:p>1.032569</text:p>
          </table:table-cell>
        </table:table-row>
        <table:table-row table:style-name="ro1">
          <table:table-cell/>
          <table:table-cell office:value-type="float" office:value="-1.704877" calcext:value-type="float">
            <text:p>-1.704877</text:p>
          </table:table-cell>
          <table:table-cell office:value-type="float" office:value="149.201584" calcext:value-type="float">
            <text:p>149.201584</text:p>
          </table:table-cell>
          <table:table-cell office:value-type="float" office:value="106.03701" calcext:value-type="float">
            <text:p>106.03701</text:p>
          </table:table-cell>
          <table:table-cell table:formula="of:=([.A$2]*2.54/100) + [.B85]" office:value-type="float" office:value="1.012923" calcext:value-type="float">
            <text:p>1.012923</text:p>
          </table:table-cell>
        </table:table-row>
        <table:table-row table:style-name="ro1">
          <table:table-cell/>
          <table:table-cell office:value-type="float" office:value="-1.725429" calcext:value-type="float">
            <text:p>-1.725429</text:p>
          </table:table-cell>
          <table:table-cell office:value-type="float" office:value="148.461792" calcext:value-type="float">
            <text:p>148.461792</text:p>
          </table:table-cell>
          <table:table-cell office:value-type="float" office:value="106.387329" calcext:value-type="float">
            <text:p>106.387329</text:p>
          </table:table-cell>
          <table:table-cell table:formula="of:=([.A$2]*2.54/100) + [.B86]" office:value-type="float" office:value="0.992371" calcext:value-type="float">
            <text:p>0.992371</text:p>
          </table:table-cell>
        </table:table-row>
        <table:table-row table:style-name="ro1">
          <table:table-cell/>
          <table:table-cell office:value-type="float" office:value="-1.745981" calcext:value-type="float">
            <text:p>-1.745981</text:p>
          </table:table-cell>
          <table:table-cell office:value-type="float" office:value="153.146729" calcext:value-type="float">
            <text:p>153.146729</text:p>
          </table:table-cell>
          <table:table-cell office:value-type="float" office:value="107.672859" calcext:value-type="float">
            <text:p>107.672859</text:p>
          </table:table-cell>
          <table:table-cell table:formula="of:=([.A$2]*2.54/100) + [.B87]" office:value-type="float" office:value="0.971819" calcext:value-type="float">
            <text:p>0.971819</text:p>
          </table:table-cell>
        </table:table-row>
        <table:table-row table:style-name="ro1">
          <table:table-cell/>
          <table:table-cell office:value-type="float" office:value="-1.759582" calcext:value-type="float">
            <text:p>-1.759582</text:p>
          </table:table-cell>
          <table:table-cell office:value-type="float" office:value="152.786331" calcext:value-type="float">
            <text:p>152.786331</text:p>
          </table:table-cell>
          <table:table-cell office:value-type="float" office:value="109.229843" calcext:value-type="float">
            <text:p>109.229843</text:p>
          </table:table-cell>
          <table:table-cell table:formula="of:=([.A$2]*2.54/100) + [.B88]" office:value-type="float" office:value="0.958218000000001" calcext:value-type="float">
            <text:p>0.958218000000001</text:p>
          </table:table-cell>
        </table:table-row>
        <table:table-row table:style-name="ro1">
          <table:table-cell/>
          <table:table-cell office:value-type="float" office:value="-1.77953" calcext:value-type="float">
            <text:p>-1.77953</text:p>
          </table:table-cell>
          <table:table-cell office:value-type="float" office:value="156.57962" calcext:value-type="float">
            <text:p>156.57962</text:p>
          </table:table-cell>
          <table:table-cell office:value-type="float" office:value="110.472107" calcext:value-type="float">
            <text:p>110.472107</text:p>
          </table:table-cell>
          <table:table-cell table:formula="of:=([.A$2]*2.54/100) + [.B89]" office:value-type="float" office:value="0.93827" calcext:value-type="float">
            <text:p>0.93827</text:p>
          </table:table-cell>
        </table:table-row>
        <table:table-row table:style-name="ro1">
          <table:table-cell/>
          <table:table-cell office:value-type="float" office:value="-1.800082" calcext:value-type="float">
            <text:p>-1.800082</text:p>
          </table:table-cell>
          <table:table-cell office:value-type="float" office:value="160.626251" calcext:value-type="float">
            <text:p>160.626251</text:p>
          </table:table-cell>
          <table:table-cell office:value-type="float" office:value="112.657249" calcext:value-type="float">
            <text:p>112.657249</text:p>
          </table:table-cell>
          <table:table-cell table:formula="of:=([.A$2]*2.54/100) + [.B90]" office:value-type="float" office:value="0.917718000000001" calcext:value-type="float">
            <text:p>0.917718000000001</text:p>
          </table:table-cell>
        </table:table-row>
        <table:table-row table:style-name="ro1">
          <table:table-cell/>
          <table:table-cell office:value-type="float" office:value="-1.82003" calcext:value-type="float">
            <text:p>-1.82003</text:p>
          </table:table-cell>
          <table:table-cell office:value-type="float" office:value="160.202835" calcext:value-type="float">
            <text:p>160.202835</text:p>
          </table:table-cell>
          <table:table-cell office:value-type="float" office:value="113.321404" calcext:value-type="float">
            <text:p>113.321404</text:p>
          </table:table-cell>
          <table:table-cell table:formula="of:=([.A$2]*2.54/100) + [.B91]" office:value-type="float" office:value="0.89777" calcext:value-type="float">
            <text:p>0.89777</text:p>
          </table:table-cell>
        </table:table-row>
        <table:table-row table:style-name="ro1">
          <table:table-cell/>
          <table:table-cell office:value-type="float" office:value="-1.833933" calcext:value-type="float">
            <text:p>-1.833933</text:p>
          </table:table-cell>
          <table:table-cell office:value-type="float" office:value="164.022522" calcext:value-type="float">
            <text:p>164.022522</text:p>
          </table:table-cell>
          <table:table-cell office:value-type="float" office:value="114.340759" calcext:value-type="float">
            <text:p>114.340759</text:p>
          </table:table-cell>
          <table:table-cell table:formula="of:=([.A$2]*2.54/100) + [.B92]" office:value-type="float" office:value="0.883867" calcext:value-type="float">
            <text:p>0.883867</text:p>
          </table:table-cell>
        </table:table-row>
        <table:table-row table:style-name="ro1">
          <table:table-cell/>
          <table:table-cell office:value-type="float" office:value="-1.861135" calcext:value-type="float">
            <text:p>-1.861135</text:p>
          </table:table-cell>
          <table:table-cell office:value-type="float" office:value="163.11908" calcext:value-type="float">
            <text:p>163.11908</text:p>
          </table:table-cell>
          <table:table-cell office:value-type="float" office:value="115.566185" calcext:value-type="float">
            <text:p>115.566185</text:p>
          </table:table-cell>
          <table:table-cell table:formula="of:=([.A$2]*2.54/100) + [.B93]" office:value-type="float" office:value="0.856665000000001" calcext:value-type="float">
            <text:p>0.856665000000001</text:p>
          </table:table-cell>
        </table:table-row>
        <table:table-row table:style-name="ro1">
          <table:table-cell/>
          <table:table-cell office:value-type="float" office:value="-1.874736" calcext:value-type="float">
            <text:p>-1.874736</text:p>
          </table:table-cell>
          <table:table-cell office:value-type="float" office:value="168.697495" calcext:value-type="float">
            <text:p>168.697495</text:p>
          </table:table-cell>
          <table:table-cell office:value-type="float" office:value="115.304123" calcext:value-type="float">
            <text:p>115.304123</text:p>
          </table:table-cell>
          <table:table-cell table:formula="of:=([.A$2]*2.54/100) + [.B94]" office:value-type="float" office:value="0.843064000000001" calcext:value-type="float">
            <text:p>0.843064000000001</text:p>
          </table:table-cell>
        </table:table-row>
        <table:table-row table:style-name="ro1">
          <table:table-cell/>
          <table:table-cell office:value-type="float" office:value="-1.901635" calcext:value-type="float">
            <text:p>-1.901635</text:p>
          </table:table-cell>
          <table:table-cell office:value-type="float" office:value="168.151611" calcext:value-type="float">
            <text:p>168.151611</text:p>
          </table:table-cell>
          <table:table-cell office:value-type="float" office:value="117.141693" calcext:value-type="float">
            <text:p>117.141693</text:p>
          </table:table-cell>
          <table:table-cell table:formula="of:=([.A$2]*2.54/100) + [.B95]" office:value-type="float" office:value="0.816165000000001" calcext:value-type="float">
            <text:p>0.816165000000001</text:p>
          </table:table-cell>
        </table:table-row>
        <table:table-row table:style-name="ro1">
          <table:table-cell/>
          <table:table-cell office:value-type="float" office:value="-1.921584" calcext:value-type="float">
            <text:p>-1.921584</text:p>
          </table:table-cell>
          <table:table-cell office:value-type="float" office:value="173.876953" calcext:value-type="float">
            <text:p>173.876953</text:p>
          </table:table-cell>
          <table:table-cell office:value-type="float" office:value="116.164604" calcext:value-type="float">
            <text:p>116.164604</text:p>
          </table:table-cell>
          <table:table-cell table:formula="of:=([.A$2]*2.54/100) + [.B96]" office:value-type="float" office:value="0.796216000000001" calcext:value-type="float">
            <text:p>0.796216000000001</text:p>
          </table:table-cell>
        </table:table-row>
        <table:table-row table:style-name="ro1">
          <table:table-cell/>
          <table:table-cell office:value-type="float" office:value="-1.948182" calcext:value-type="float">
            <text:p>-1.948182</text:p>
          </table:table-cell>
          <table:table-cell office:value-type="float" office:value="177.923264" calcext:value-type="float">
            <text:p>177.923264</text:p>
          </table:table-cell>
          <table:table-cell office:value-type="float" office:value="118.659348" calcext:value-type="float">
            <text:p>118.659348</text:p>
          </table:table-cell>
          <table:table-cell table:formula="of:=([.A$2]*2.54/100) + [.B97]" office:value-type="float" office:value="0.769618" calcext:value-type="float">
            <text:p>0.769618</text:p>
          </table:table-cell>
        </table:table-row>
        <table:table-row table:style-name="ro1">
          <table:table-cell/>
          <table:table-cell office:value-type="float" office:value="-1.961481" calcext:value-type="float">
            <text:p>-1.961481</text:p>
          </table:table-cell>
          <table:table-cell office:value-type="float" office:value="177.657242" calcext:value-type="float">
            <text:p>177.657242</text:p>
          </table:table-cell>
          <table:table-cell office:value-type="float" office:value="118.910568" calcext:value-type="float">
            <text:p>118.910568</text:p>
          </table:table-cell>
          <table:table-cell table:formula="of:=([.A$2]*2.54/100) + [.B98]" office:value-type="float" office:value="0.756319" calcext:value-type="float">
            <text:p>0.756319</text:p>
          </table:table-cell>
        </table:table-row>
        <table:table-row table:style-name="ro1">
          <table:table-cell/>
          <table:table-cell office:value-type="float" office:value="-1.975082" calcext:value-type="float">
            <text:p>-1.975082</text:p>
          </table:table-cell>
          <table:table-cell office:value-type="float" office:value="182.896423" calcext:value-type="float">
            <text:p>182.896423</text:p>
          </table:table-cell>
          <table:table-cell office:value-type="float" office:value="122.296661" calcext:value-type="float">
            <text:p>122.296661</text:p>
          </table:table-cell>
          <table:table-cell table:formula="of:=([.A$2]*2.54/100) + [.B99]" office:value-type="float" office:value="0.742718" calcext:value-type="float">
            <text:p>0.742718</text:p>
          </table:table-cell>
        </table:table-row>
        <table:table-row table:style-name="ro1">
          <table:table-cell/>
          <table:table-cell office:value-type="float" office:value="-1.988986" calcext:value-type="float">
            <text:p>-1.988986</text:p>
          </table:table-cell>
          <table:table-cell office:value-type="float" office:value="182.637466" calcext:value-type="float">
            <text:p>182.637466</text:p>
          </table:table-cell>
          <table:table-cell office:value-type="float" office:value="123.937309" calcext:value-type="float">
            <text:p>123.937309</text:p>
          </table:table-cell>
          <table:table-cell table:formula="of:=([.A$2]*2.54/100) + [.B100]" office:value-type="float" office:value="0.728814000000001" calcext:value-type="float">
            <text:p>0.728814000000001</text:p>
          </table:table-cell>
        </table:table-row>
        <table:table-row table:style-name="ro1">
          <table:table-cell/>
          <table:table-cell office:value-type="float" office:value="-2.009237" calcext:value-type="float">
            <text:p>-2.009237</text:p>
          </table:table-cell>
          <table:table-cell office:value-type="float" office:value="186.036667" calcext:value-type="float">
            <text:p>186.036667</text:p>
          </table:table-cell>
          <table:table-cell office:value-type="float" office:value="123.614395" calcext:value-type="float">
            <text:p>123.614395</text:p>
          </table:table-cell>
          <table:table-cell table:formula="of:=([.A$2]*2.54/100) + [.B101]" office:value-type="float" office:value="0.708563" calcext:value-type="float">
            <text:p>0.708563</text:p>
          </table:table-cell>
        </table:table-row>
        <table:table-row table:style-name="ro1">
          <table:table-cell/>
          <table:table-cell office:value-type="float" office:value="-2.022536" calcext:value-type="float">
            <text:p>-2.022536</text:p>
          </table:table-cell>
          <table:table-cell office:value-type="float" office:value="186.450745" calcext:value-type="float">
            <text:p>186.450745</text:p>
          </table:table-cell>
          <table:table-cell office:value-type="float" office:value="124.103638" calcext:value-type="float">
            <text:p>124.103638</text:p>
          </table:table-cell>
          <table:table-cell table:formula="of:=([.A$2]*2.54/100) + [.B102]" office:value-type="float" office:value="0.695264" calcext:value-type="float">
            <text:p>0.695264</text:p>
          </table:table-cell>
        </table:table-row>
        <table:table-row table:style-name="ro1">
          <table:table-cell/>
          <table:table-cell office:value-type="float" office:value="-2.042787" calcext:value-type="float">
            <text:p>-2.042787</text:p>
          </table:table-cell>
          <table:table-cell office:value-type="float" office:value="192.235382" calcext:value-type="float">
            <text:p>192.235382</text:p>
          </table:table-cell>
          <table:table-cell office:value-type="float" office:value="127.647087" calcext:value-type="float">
            <text:p>127.647087</text:p>
          </table:table-cell>
          <table:table-cell table:formula="of:=([.A$2]*2.54/100) + [.B103]" office:value-type="float" office:value="0.675013" calcext:value-type="float">
            <text:p>0.675013</text:p>
          </table:table-cell>
        </table:table-row>
        <table:table-row table:style-name="ro1">
          <table:table-cell/>
          <table:table-cell office:value-type="float" office:value="-2.062736" calcext:value-type="float">
            <text:p>-2.062736</text:p>
          </table:table-cell>
          <table:table-cell office:value-type="float" office:value="192.173706" calcext:value-type="float">
            <text:p>192.173706</text:p>
          </table:table-cell>
          <table:table-cell office:value-type="float" office:value="128.748535" calcext:value-type="float">
            <text:p>128.748535</text:p>
          </table:table-cell>
          <table:table-cell table:formula="of:=([.A$2]*2.54/100) + [.B104]" office:value-type="float" office:value="0.655064" calcext:value-type="float">
            <text:p>0.655064</text:p>
          </table:table-cell>
        </table:table-row>
        <table:table-row table:style-name="ro1">
          <table:table-cell/>
          <table:table-cell office:value-type="float" office:value="-2.076639" calcext:value-type="float">
            <text:p>-2.076639</text:p>
          </table:table-cell>
          <table:table-cell office:value-type="float" office:value="197.641586" calcext:value-type="float">
            <text:p>197.641586</text:p>
          </table:table-cell>
          <table:table-cell office:value-type="float" office:value="128.381638" calcext:value-type="float">
            <text:p>128.381638</text:p>
          </table:table-cell>
          <table:table-cell table:formula="of:=([.A$2]*2.54/100) + [.B105]" office:value-type="float" office:value="0.641161" calcext:value-type="float">
            <text:p>0.641161</text:p>
          </table:table-cell>
        </table:table-row>
        <table:table-row table:style-name="ro1">
          <table:table-cell/>
          <table:table-cell office:value-type="float" office:value="-2.103842" calcext:value-type="float">
            <text:p>-2.103842</text:p>
          </table:table-cell>
          <table:table-cell office:value-type="float" office:value="198.221298" calcext:value-type="float">
            <text:p>198.221298</text:p>
          </table:table-cell>
          <table:table-cell office:value-type="float" office:value="129.794601" calcext:value-type="float">
            <text:p>129.794601</text:p>
          </table:table-cell>
          <table:table-cell table:formula="of:=([.A$2]*2.54/100) + [.B106]" office:value-type="float" office:value="0.613958" calcext:value-type="float">
            <text:p>0.613958</text:p>
          </table:table-cell>
        </table:table-row>
        <table:table-row table:style-name="ro1">
          <table:table-cell/>
          <table:table-cell office:value-type="float" office:value="-2.118048" calcext:value-type="float">
            <text:p>-2.118048</text:p>
          </table:table-cell>
          <table:table-cell office:value-type="float" office:value="203.250351" calcext:value-type="float">
            <text:p>203.250351</text:p>
          </table:table-cell>
          <table:table-cell office:value-type="float" office:value="130.846634" calcext:value-type="float">
            <text:p>130.846634</text:p>
          </table:table-cell>
          <table:table-cell table:formula="of:=([.A$2]*2.54/100) + [.B107]" office:value-type="float" office:value="0.599752000000001" calcext:value-type="float">
            <text:p>0.599752000000001</text:p>
          </table:table-cell>
        </table:table-row>
        <table:table-row table:style-name="ro1">
          <table:table-cell/>
          <table:table-cell office:value-type="float" office:value="-2.138299" calcext:value-type="float">
            <text:p>-2.138299</text:p>
          </table:table-cell>
          <table:table-cell office:value-type="float" office:value="210.325897" calcext:value-type="float">
            <text:p>210.325897</text:p>
          </table:table-cell>
          <table:table-cell office:value-type="float" office:value="132.258453" calcext:value-type="float">
            <text:p>132.258453</text:p>
          </table:table-cell>
          <table:table-cell table:formula="of:=([.A$2]*2.54/100) + [.B108]" office:value-type="float" office:value="0.579501000000001" calcext:value-type="float">
            <text:p>0.579501000000001</text:p>
          </table:table-cell>
        </table:table-row>
        <table:table-row table:style-name="ro1">
          <table:table-cell/>
          <table:table-cell office:value-type="float" office:value="-2.1519" calcext:value-type="float">
            <text:p>-2.1519</text:p>
          </table:table-cell>
          <table:table-cell office:value-type="float" office:value="209.38118" calcext:value-type="float">
            <text:p>209.38118</text:p>
          </table:table-cell>
          <table:table-cell office:value-type="float" office:value="133.292892" calcext:value-type="float">
            <text:p>133.292892</text:p>
          </table:table-cell>
          <table:table-cell table:formula="of:=([.A$2]*2.54/100) + [.B109]" office:value-type="float" office:value="0.565900000000001" calcext:value-type="float">
            <text:p>0.565900000000001</text:p>
          </table:table-cell>
        </table:table-row>
        <table:table-row table:style-name="ro1">
          <table:table-cell/>
          <table:table-cell office:value-type="float" office:value="-2.171243" calcext:value-type="float">
            <text:p>-2.171243</text:p>
          </table:table-cell>
          <table:table-cell office:value-type="float" office:value="217.30191" calcext:value-type="float">
            <text:p>217.30191</text:p>
          </table:table-cell>
          <table:table-cell office:value-type="float" office:value="135.690063" calcext:value-type="float">
            <text:p>135.690063</text:p>
          </table:table-cell>
          <table:table-cell table:formula="of:=([.A$2]*2.54/100) + [.B110]" office:value-type="float" office:value="0.546557" calcext:value-type="float">
            <text:p>0.546557</text:p>
          </table:table-cell>
        </table:table-row>
        <table:table-row table:style-name="ro1">
          <table:table-cell/>
          <table:table-cell office:value-type="float" office:value="-2.18424" calcext:value-type="float">
            <text:p>-2.18424</text:p>
          </table:table-cell>
          <table:table-cell office:value-type="float" office:value="217.103821" calcext:value-type="float">
            <text:p>217.103821</text:p>
          </table:table-cell>
          <table:table-cell office:value-type="float" office:value="136.492004" calcext:value-type="float">
            <text:p>136.492004</text:p>
          </table:table-cell>
          <table:table-cell table:formula="of:=([.A$2]*2.54/100) + [.B111]" office:value-type="float" office:value="0.533560000000001" calcext:value-type="float">
            <text:p>0.533560000000001</text:p>
          </table:table-cell>
        </table:table-row>
        <table:table-row table:style-name="ro1">
          <table:table-cell/>
          <table:table-cell office:value-type="float" office:value="-2.204491" calcext:value-type="float">
            <text:p>-2.204491</text:p>
          </table:table-cell>
          <table:table-cell office:value-type="float" office:value="226.517914" calcext:value-type="float">
            <text:p>226.517914</text:p>
          </table:table-cell>
          <table:table-cell office:value-type="float" office:value="138.658234" calcext:value-type="float">
            <text:p>138.658234</text:p>
          </table:table-cell>
          <table:table-cell table:formula="of:=([.A$2]*2.54/100) + [.B112]" office:value-type="float" office:value="0.513309000000001" calcext:value-type="float">
            <text:p>0.513309000000001</text:p>
          </table:table-cell>
        </table:table-row>
        <table:table-row table:style-name="ro1">
          <table:table-cell/>
          <table:table-cell office:value-type="float" office:value="-2.225346" calcext:value-type="float">
            <text:p>-2.225346</text:p>
          </table:table-cell>
          <table:table-cell office:value-type="float" office:value="224.87561" calcext:value-type="float">
            <text:p>224.87561</text:p>
          </table:table-cell>
          <table:table-cell office:value-type="float" office:value="139.558075" calcext:value-type="float">
            <text:p>139.558075</text:p>
          </table:table-cell>
          <table:table-cell table:formula="of:=([.A$2]*2.54/100) + [.B113]" office:value-type="float" office:value="0.492454" calcext:value-type="float">
            <text:p>0.492454</text:p>
          </table:table-cell>
        </table:table-row>
        <table:table-row table:style-name="ro1">
          <table:table-cell/>
          <table:table-cell office:value-type="float" office:value="-2.245597" calcext:value-type="float">
            <text:p>-2.245597</text:p>
          </table:table-cell>
          <table:table-cell office:value-type="float" office:value="235.175903" calcext:value-type="float">
            <text:p>235.175903</text:p>
          </table:table-cell>
          <table:table-cell office:value-type="float" office:value="140.77359" calcext:value-type="float">
            <text:p>140.77359</text:p>
          </table:table-cell>
          <table:table-cell table:formula="of:=([.A$2]*2.54/100) + [.B114]" office:value-type="float" office:value="0.472203" calcext:value-type="float">
            <text:p>0.472203</text:p>
          </table:table-cell>
        </table:table-row>
        <table:table-row table:style-name="ro1">
          <table:table-cell/>
          <table:table-cell office:value-type="float" office:value="-2.2595" calcext:value-type="float">
            <text:p>-2.2595</text:p>
          </table:table-cell>
          <table:table-cell office:value-type="float" office:value="233.771652" calcext:value-type="float">
            <text:p>233.771652</text:p>
          </table:table-cell>
          <table:table-cell office:value-type="float" office:value="141.345657" calcext:value-type="float">
            <text:p>141.345657</text:p>
          </table:table-cell>
          <table:table-cell table:formula="of:=([.A$2]*2.54/100) + [.B115]" office:value-type="float" office:value="0.4583" calcext:value-type="float">
            <text:p>0.4583</text:p>
          </table:table-cell>
        </table:table-row>
        <table:table-row table:style-name="ro1">
          <table:table-cell/>
          <table:table-cell office:value-type="float" office:value="-2.279751" calcext:value-type="float">
            <text:p>-2.279751</text:p>
          </table:table-cell>
          <table:table-cell office:value-type="float" office:value="245.608963" calcext:value-type="float">
            <text:p>245.608963</text:p>
          </table:table-cell>
          <table:table-cell office:value-type="float" office:value="146.663895" calcext:value-type="float">
            <text:p>146.663895</text:p>
          </table:table-cell>
          <table:table-cell table:formula="of:=([.A$2]*2.54/100) + [.B116]" office:value-type="float" office:value="0.438049" calcext:value-type="float">
            <text:p>0.438049</text:p>
          </table:table-cell>
        </table:table-row>
        <table:table-row table:style-name="ro1">
          <table:table-cell/>
          <table:table-cell office:value-type="float" office:value="-2.299397" calcext:value-type="float">
            <text:p>-2.299397</text:p>
          </table:table-cell>
          <table:table-cell office:value-type="float" office:value="245.719055" calcext:value-type="float">
            <text:p>245.719055</text:p>
          </table:table-cell>
          <table:table-cell office:value-type="float" office:value="146.458252" calcext:value-type="float">
            <text:p>146.458252</text:p>
          </table:table-cell>
          <table:table-cell table:formula="of:=([.A$2]*2.54/100) + [.B117]" office:value-type="float" office:value="0.418403000000001" calcext:value-type="float">
            <text:p>0.418403000000001</text:p>
          </table:table-cell>
        </table:table-row>
        <table:table-row table:style-name="ro1">
          <table:table-cell/>
          <table:table-cell office:value-type="float" office:value="-2.312696" calcext:value-type="float">
            <text:p>-2.312696</text:p>
          </table:table-cell>
          <table:table-cell office:value-type="float" office:value="256.618073" calcext:value-type="float">
            <text:p>256.618073</text:p>
          </table:table-cell>
          <table:table-cell office:value-type="float" office:value="146.325546" calcext:value-type="float">
            <text:p>146.325546</text:p>
          </table:table-cell>
          <table:table-cell table:formula="of:=([.A$2]*2.54/100) + [.B118]" office:value-type="float" office:value="0.405104000000001" calcext:value-type="float">
            <text:p>0.405104000000001</text:p>
          </table:table-cell>
        </table:table-row>
        <table:table-row table:style-name="ro1">
          <table:table-cell/>
          <table:table-cell office:value-type="float" office:value="-2.332947" calcext:value-type="float">
            <text:p>-2.332947</text:p>
          </table:table-cell>
          <table:table-cell office:value-type="float" office:value="253.762756" calcext:value-type="float">
            <text:p>253.762756</text:p>
          </table:table-cell>
          <table:table-cell office:value-type="float" office:value="148.066315" calcext:value-type="float">
            <text:p>148.066315</text:p>
          </table:table-cell>
          <table:table-cell table:formula="of:=([.A$2]*2.54/100) + [.B119]" office:value-type="float" office:value="0.384853000000001" calcext:value-type="float">
            <text:p>0.384853000000001</text:p>
          </table:table-cell>
        </table:table-row>
        <table:table-row table:style-name="ro1">
          <table:table-cell/>
          <table:table-cell office:value-type="float" office:value="-2.353803" calcext:value-type="float">
            <text:p>-2.353803</text:p>
          </table:table-cell>
          <table:table-cell office:value-type="float" office:value="266.418152" calcext:value-type="float">
            <text:p>266.418152</text:p>
          </table:table-cell>
          <table:table-cell office:value-type="float" office:value="151.155762" calcext:value-type="float">
            <text:p>151.155762</text:p>
          </table:table-cell>
          <table:table-cell table:formula="of:=([.A$2]*2.54/100) + [.B120]" office:value-type="float" office:value="0.363997" calcext:value-type="float">
            <text:p>0.363997</text:p>
          </table:table-cell>
        </table:table-row>
        <table:table-row table:style-name="ro1">
          <table:table-cell/>
          <table:table-cell office:value-type="float" office:value="-2.36801" calcext:value-type="float">
            <text:p>-2.36801</text:p>
          </table:table-cell>
          <table:table-cell office:value-type="float" office:value="265.538147" calcext:value-type="float">
            <text:p>265.538147</text:p>
          </table:table-cell>
          <table:table-cell office:value-type="float" office:value="152.446533" calcext:value-type="float">
            <text:p>152.446533</text:p>
          </table:table-cell>
          <table:table-cell table:formula="of:=([.A$2]*2.54/100) + [.B121]" office:value-type="float" office:value="0.349790000000001" calcext:value-type="float">
            <text:p>0.34979000000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7T14:53:26.972000000</meta:creation-date>
    <dc:date>2024-03-18T18:27:44.113000000</dc:date>
    <meta:editing-duration>PT4H40M4S</meta:editing-duration>
    <meta:editing-cycles>5</meta:editing-cycles>
    <meta:generator>LibreOffice/7.4.4.2$Windows_X86_64 LibreOffice_project/85569322deea74ec9134968a29af2df5663baa21</meta:generator>
    <meta:document-statistic meta:table-count="4" meta:cell-count="1586" meta:object-count="6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98cm" svg:y="3.946cm" style:legend-expansion="high" chart:style-name="ch2"/>
        <chart:plot-area chart:style-name="ch3" table:cell-range-address="Sheet1.D2:Sheet1.D125 Sheet1.F1:Sheet1.F125" chart:data-source-has-labels="row" svg:x="0.32cm" svg:y="0.18cm" svg:width="11.158cm" svg:height="8.64cm">
          <chart:coordinate-region svg:x="1.058cm" svg:y="0.382cm" svg:width="10.132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125" chart:label-cell-address="Sheet1.F1:Sheet1.F1" chart:class="chart:scatter">
            <chart:domain table:cell-range-address="Sheet1.D2:Sheet1.D125"/>
            <chart:regression-curve chart:style-name="ch8">
              <chart:equation chart:display-equation="true" chart:display-r-square="false"/>
            </chart:regression-curve>
            <chart:data-point chart:repeated="1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istance 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.702446">
                <text:p>69.702446</text:p>
                <draw:g>
                  <svg:desc>Sheet1.D2:Sheet1.D125</svg:desc>
                </draw:g>
              </table:table-cell>
              <table:table-cell office:value-type="float" office:value="2.431572">
                <text:p>2.431572</text:p>
                <draw:g>
                  <svg:desc>Sheet1.F2:Sheet1.F1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.616135">
                <text:p>69.616135</text:p>
              </table:table-cell>
              <table:table-cell office:value-type="float" office:value="2.419683">
                <text:p>2.419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.903244">
                <text:p>68.903244</text:p>
              </table:table-cell>
              <table:table-cell office:value-type="float" office:value="2.410135">
                <text:p>2.410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.776932">
                <text:p>69.776932</text:p>
              </table:table-cell>
              <table:table-cell office:value-type="float" office:value="2.385533">
                <text:p>2.3855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.961472">
                <text:p>70.961472</text:p>
              </table:table-cell>
              <table:table-cell office:value-type="float" office:value="2.350224">
                <text:p>2.3502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.973557">
                <text:p>70.973557</text:p>
              </table:table-cell>
              <table:table-cell office:value-type="float" office:value="2.323021">
                <text:p>2.3230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.290741">
                <text:p>71.290741</text:p>
              </table:table-cell>
              <table:table-cell office:value-type="float" office:value="2.291587">
                <text:p>2.2915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.158928">
                <text:p>72.158928</text:p>
              </table:table-cell>
              <table:table-cell office:value-type="float" office:value="2.246552">
                <text:p>2.2465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.458382">
                <text:p>72.458382</text:p>
              </table:table-cell>
              <table:table-cell office:value-type="float" office:value="2.220862">
                <text:p>2.2208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3.927505">
                <text:p>73.927505</text:p>
              </table:table-cell>
              <table:table-cell office:value-type="float" office:value="2.187615">
                <text:p>2.1876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.724892">
                <text:p>73.724892</text:p>
              </table:table-cell>
              <table:table-cell office:value-type="float" office:value="2.161621">
                <text:p>2.1616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4.823463">
                <text:p>74.823463</text:p>
              </table:table-cell>
              <table:table-cell office:value-type="float" office:value="2.115982">
                <text:p>2.1159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4.919357">
                <text:p>74.919357</text:p>
              </table:table-cell>
              <table:table-cell office:value-type="float" office:value="2.089989">
                <text:p>2.0899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.082306">
                <text:p>77.082306</text:p>
              </table:table-cell>
              <table:table-cell office:value-type="float" office:value="2.055231">
                <text:p>2.055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8.427933">
                <text:p>78.427933</text:p>
              </table:table-cell>
              <table:table-cell office:value-type="float" office:value="2.030749">
                <text:p>2.0307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.445442">
                <text:p>78.445442</text:p>
              </table:table-cell>
              <table:table-cell office:value-type="float" office:value="1.98511">
                <text:p>1.985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.043381">
                <text:p>78.043381</text:p>
              </table:table-cell>
              <table:table-cell office:value-type="float" office:value="1.972416">
                <text:p>1.9724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.856506">
                <text:p>78.856506</text:p>
              </table:table-cell>
              <table:table-cell office:value-type="float" office:value="1.952467">
                <text:p>1.9524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.655525">
                <text:p>78.655525</text:p>
              </table:table-cell>
              <table:table-cell office:value-type="float" office:value="1.939168">
                <text:p>1.9391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.277672">
                <text:p>79.277672</text:p>
              </table:table-cell>
              <table:table-cell office:value-type="float" office:value="1.926172">
                <text:p>1.9261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.091812">
                <text:p>80.091812</text:p>
              </table:table-cell>
              <table:table-cell office:value-type="float" office:value="1.892925">
                <text:p>1.8929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.777802">
                <text:p>79.777802</text:p>
              </table:table-cell>
              <table:table-cell office:value-type="float" office:value="1.880231">
                <text:p>1.880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1.670349">
                <text:p>81.670349</text:p>
              </table:table-cell>
              <table:table-cell office:value-type="float" office:value="1.866932">
                <text:p>1.8669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.783035">
                <text:p>81.783035</text:p>
              </table:table-cell>
              <table:table-cell office:value-type="float" office:value="1.84789">
                <text:p>1.847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3.29245">
                <text:p>83.29245</text:p>
              </table:table-cell>
              <table:table-cell office:value-type="float" office:value="1.821293">
                <text:p>1.8212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.215714">
                <text:p>84.215714</text:p>
              </table:table-cell>
              <table:table-cell office:value-type="float" office:value="1.801647">
                <text:p>1.8016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4.604042">
                <text:p>84.604042</text:p>
              </table:table-cell>
              <table:table-cell office:value-type="float" office:value="1.788348">
                <text:p>1.7883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5.818741">
                <text:p>85.818741</text:p>
              </table:table-cell>
              <table:table-cell office:value-type="float" office:value="1.756008">
                <text:p>1.7560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6.798683">
                <text:p>86.798683</text:p>
              </table:table-cell>
              <table:table-cell office:value-type="float" office:value="1.741803">
                <text:p>1.7418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6.19838">
                <text:p>86.19838</text:p>
              </table:table-cell>
              <table:table-cell office:value-type="float" office:value="1.72397">
                <text:p>1.723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6.122803">
                <text:p>86.122803</text:p>
              </table:table-cell>
              <table:table-cell office:value-type="float" office:value="1.708858">
                <text:p>1.7088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6.844681">
                <text:p>86.844681</text:p>
              </table:table-cell>
              <table:table-cell office:value-type="float" office:value="1.690422">
                <text:p>1.6904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5.945824">
                <text:p>85.945824</text:p>
              </table:table-cell>
              <table:table-cell office:value-type="float" office:value="1.67803">
                <text:p>1.678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7.571281">
                <text:p>87.571281</text:p>
              </table:table-cell>
              <table:table-cell office:value-type="float" office:value="1.662918">
                <text:p>1.6629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8.706558">
                <text:p>88.706558</text:p>
              </table:table-cell>
              <table:table-cell office:value-type="float" office:value="1.64297">
                <text:p>1.642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9.206161">
                <text:p>89.206161</text:p>
              </table:table-cell>
              <table:table-cell office:value-type="float" office:value="1.631485">
                <text:p>1.6314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9.777519">
                <text:p>89.777519</text:p>
              </table:table-cell>
              <table:table-cell office:value-type="float" office:value="1.597635">
                <text:p>1.5976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1.004944">
                <text:p>91.004944</text:p>
              </table:table-cell>
              <table:table-cell office:value-type="float" office:value="1.557437">
                <text:p>1.5574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1.53186">
                <text:p>91.53186</text:p>
              </table:table-cell>
              <table:table-cell office:value-type="float" office:value="1.538396">
                <text:p>1.5383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1.824013">
                <text:p>91.824013</text:p>
              </table:table-cell>
              <table:table-cell office:value-type="float" office:value="1.526608">
                <text:p>1.5266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3.352005">
                <text:p>93.352005</text:p>
              </table:table-cell>
              <table:table-cell office:value-type="float" office:value="1.499407">
                <text:p>1.4994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4.49276">
                <text:p>94.49276</text:p>
              </table:table-cell>
              <table:table-cell office:value-type="float" office:value="1.467067">
                <text:p>1.4670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2.883194">
                <text:p>92.883194</text:p>
              </table:table-cell>
              <table:table-cell office:value-type="float" office:value="1.453768">
                <text:p>1.4537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1.199448">
                <text:p>91.199448</text:p>
              </table:table-cell>
              <table:table-cell office:value-type="float" office:value="1.435332">
                <text:p>1.4353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5.136459">
                <text:p>95.136459</text:p>
              </table:table-cell>
              <table:table-cell office:value-type="float" office:value="1.422939">
                <text:p>1.4229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3.827347">
                <text:p>93.827347</text:p>
              </table:table-cell>
              <table:table-cell office:value-type="float" office:value="1.407827">
                <text:p>1.4078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.746109">
                <text:p>96.746109</text:p>
              </table:table-cell>
              <table:table-cell office:value-type="float" office:value="1.388181">
                <text:p>1.3881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.019753">
                <text:p>95.019753</text:p>
              </table:table-cell>
              <table:table-cell office:value-type="float" office:value="1.374882">
                <text:p>1.3748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.973564">
                <text:p>97.973564</text:p>
              </table:table-cell>
              <table:table-cell office:value-type="float" office:value="1.362188">
                <text:p>1.3621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.942535">
                <text:p>95.942535</text:p>
              </table:table-cell>
              <table:table-cell office:value-type="float" office:value="1.342542">
                <text:p>1.3425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.419174">
                <text:p>100.419174</text:p>
              </table:table-cell>
              <table:table-cell office:value-type="float" office:value="1.330754">
                <text:p>1.3307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.316689">
                <text:p>99.316689</text:p>
              </table:table-cell>
              <table:table-cell office:value-type="float" office:value="1.317455">
                <text:p>1.3174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2.142731">
                <text:p>102.142731</text:p>
              </table:table-cell>
              <table:table-cell office:value-type="float" office:value="1.298111">
                <text:p>1.2981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1.844513">
                <text:p>101.844513</text:p>
              </table:table-cell>
              <table:table-cell office:value-type="float" office:value="1.285114">
                <text:p>1.285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4.287926">
                <text:p>104.287926</text:p>
              </table:table-cell>
              <table:table-cell office:value-type="float" office:value="1.27242">
                <text:p>1.272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3.628769">
                <text:p>103.628769</text:p>
              </table:table-cell>
              <table:table-cell office:value-type="float" office:value="1.253076">
                <text:p>1.2530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5.776237">
                <text:p>105.776237</text:p>
              </table:table-cell>
              <table:table-cell office:value-type="float" office:value="1.240683">
                <text:p>1.2406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6.383156">
                <text:p>106.383156</text:p>
              </table:table-cell>
              <table:table-cell office:value-type="float" office:value="1.227989">
                <text:p>1.2279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7.142288">
                <text:p>107.142288</text:p>
              </table:table-cell>
              <table:table-cell office:value-type="float" office:value="1.206227">
                <text:p>1.2062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6.910233">
                <text:p>106.910233</text:p>
              </table:table-cell>
              <table:table-cell office:value-type="float" office:value="1.194439">
                <text:p>1.1944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6.25518">
                <text:p>106.25518</text:p>
              </table:table-cell>
              <table:table-cell office:value-type="float" office:value="1.18114">
                <text:p>1.181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7.995354">
                <text:p>107.995354</text:p>
              </table:table-cell>
              <table:table-cell office:value-type="float" office:value="1.162098">
                <text:p>1.1620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7.520256">
                <text:p>107.520256</text:p>
              </table:table-cell>
              <table:table-cell office:value-type="float" office:value="1.146986">
                <text:p>1.1469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1.338333">
                <text:p>111.338333</text:p>
              </table:table-cell>
              <table:table-cell office:value-type="float" office:value="1.135198">
                <text:p>1.1351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3.154846">
                <text:p>113.154846</text:p>
              </table:table-cell>
              <table:table-cell office:value-type="float" office:value="1.10316">
                <text:p>1.103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3.709625">
                <text:p>113.709625</text:p>
              </table:table-cell>
              <table:table-cell office:value-type="float" office:value="1.089861">
                <text:p>1.0898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5.249542">
                <text:p>115.249542</text:p>
              </table:table-cell>
              <table:table-cell office:value-type="float" office:value="1.076562">
                <text:p>1.0765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6.52317">
                <text:p>116.52317</text:p>
              </table:table-cell>
              <table:table-cell office:value-type="float" office:value="1.057218">
                <text:p>1.0572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6.188004">
                <text:p>116.188004</text:p>
              </table:table-cell>
              <table:table-cell office:value-type="float" office:value="1.044222">
                <text:p>1.0442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5.920128">
                <text:p>115.920128</text:p>
              </table:table-cell>
              <table:table-cell office:value-type="float" office:value="1.023064">
                <text:p>1.0230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6.45002">
                <text:p>116.45002</text:p>
              </table:table-cell>
              <table:table-cell office:value-type="float" office:value="1.011881">
                <text:p>1.0118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8.888176">
                <text:p>118.888176</text:p>
              </table:table-cell>
              <table:table-cell office:value-type="float" office:value="0.999187000000001">
                <text:p>0.999187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7.178139">
                <text:p>117.178139</text:p>
              </table:table-cell>
              <table:table-cell office:value-type="float" office:value="0.984377">
                <text:p>0.9843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1.513931">
                <text:p>121.513931</text:p>
              </table:table-cell>
              <table:table-cell office:value-type="float" office:value="0.965940000000001">
                <text:p>0.965940000000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1.821472">
                <text:p>121.821472</text:p>
              </table:table-cell>
              <table:table-cell office:value-type="float" office:value="0.953245">
                <text:p>0.9532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3.618759">
                <text:p>123.618759</text:p>
              </table:table-cell>
              <table:table-cell office:value-type="float" office:value="0.940249">
                <text:p>0.9402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2.645157">
                <text:p>122.645157</text:p>
              </table:table-cell>
              <table:table-cell office:value-type="float" office:value="0.920905">
                <text:p>0.9209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7.294106">
                <text:p>127.294106</text:p>
              </table:table-cell>
              <table:table-cell office:value-type="float" office:value="0.907304">
                <text:p>0.9073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7.464455">
                <text:p>127.464455</text:p>
              </table:table-cell>
              <table:table-cell office:value-type="float" office:value="0.89461">
                <text:p>0.894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9.102158">
                <text:p>129.102158</text:p>
              </table:table-cell>
              <table:table-cell office:value-type="float" office:value="0.874964">
                <text:p>0.8749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9.208771">
                <text:p>129.208771</text:p>
              </table:table-cell>
              <table:table-cell office:value-type="float" office:value="0.861968">
                <text:p>0.8619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8.424973">
                <text:p>128.424973</text:p>
              </table:table-cell>
              <table:table-cell office:value-type="float" office:value="0.848367">
                <text:p>0.8483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2.706421">
                <text:p>132.706421</text:p>
              </table:table-cell>
              <table:table-cell office:value-type="float" office:value="0.828721000000001">
                <text:p>0.828721000000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1.620239">
                <text:p>131.620239</text:p>
              </table:table-cell>
              <table:table-cell office:value-type="float" office:value="0.815725000000001">
                <text:p>0.81572500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5.593491">
                <text:p>135.593491</text:p>
              </table:table-cell>
              <table:table-cell office:value-type="float" office:value="0.803031000000001">
                <text:p>0.80303100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4.69278">
                <text:p>134.69278</text:p>
              </table:table-cell>
              <table:table-cell office:value-type="float" office:value="0.788221">
                <text:p>0.7882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9.190033">
                <text:p>139.190033</text:p>
              </table:table-cell>
              <table:table-cell office:value-type="float" office:value="0.770389">
                <text:p>0.7703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9.207443">
                <text:p>139.207443</text:p>
              </table:table-cell>
              <table:table-cell office:value-type="float" office:value="0.757997000000001">
                <text:p>0.7579970000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2.731415">
                <text:p>142.731415</text:p>
              </table:table-cell>
              <table:table-cell office:value-type="float" office:value="0.738351">
                <text:p>0.7383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1.802032">
                <text:p>141.802032</text:p>
              </table:table-cell>
              <table:table-cell office:value-type="float" office:value="0.725354">
                <text:p>0.7253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6.343719">
                <text:p>146.343719</text:p>
              </table:table-cell>
              <table:table-cell office:value-type="float" office:value="0.712055">
                <text:p>0.7120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5.861618">
                <text:p>145.861618</text:p>
              </table:table-cell>
              <table:table-cell office:value-type="float" office:value="0.693014000000001">
                <text:p>0.6930140000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0.259201">
                <text:p>150.259201</text:p>
              </table:table-cell>
              <table:table-cell office:value-type="float" office:value="0.678506">
                <text:p>0.6785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0.180984">
                <text:p>150.180984</text:p>
              </table:table-cell>
              <table:table-cell office:value-type="float" office:value="0.667323">
                <text:p>0.6673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5.065002">
                <text:p>155.065002</text:p>
              </table:table-cell>
              <table:table-cell office:value-type="float" office:value="0.654326">
                <text:p>0.6543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5.729523">
                <text:p>155.729523</text:p>
              </table:table-cell>
              <table:table-cell office:value-type="float" office:value="0.633471">
                <text:p>0.6334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4.912369">
                <text:p>154.912369</text:p>
              </table:table-cell>
              <table:table-cell office:value-type="float" office:value="0.62259">
                <text:p>0.622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9.677246">
                <text:p>159.677246</text:p>
              </table:table-cell>
              <table:table-cell office:value-type="float" office:value="0.609291000000001">
                <text:p>0.609291000000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8.416458">
                <text:p>158.416458</text:p>
              </table:table-cell>
              <table:table-cell office:value-type="float" office:value="0.589342000000001">
                <text:p>0.589342000000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4.412109">
                <text:p>164.412109</text:p>
              </table:table-cell>
              <table:table-cell office:value-type="float" office:value="0.576346000000001">
                <text:p>0.576346000000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3.346024">
                <text:p>163.346024</text:p>
              </table:table-cell>
              <table:table-cell office:value-type="float" office:value="0.561838">
                <text:p>0.5618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9.752487">
                <text:p>169.752487</text:p>
              </table:table-cell>
              <table:table-cell office:value-type="float" office:value="0.542796">
                <text:p>0.5427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8.701035">
                <text:p>168.701035</text:p>
              </table:table-cell>
              <table:table-cell office:value-type="float" office:value="0.529799">
                <text:p>0.5297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4.275085">
                <text:p>174.275085</text:p>
              </table:table-cell>
              <table:table-cell office:value-type="float" office:value="0.518918">
                <text:p>0.5189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3.153549">
                <text:p>173.153549</text:p>
              </table:table-cell>
              <table:table-cell office:value-type="float" office:value="0.500178000000001">
                <text:p>0.5001780000000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0.438263">
                <text:p>180.438263</text:p>
              </table:table-cell>
              <table:table-cell office:value-type="float" office:value="0.486879">
                <text:p>0.4868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0.109406">
                <text:p>180.109406</text:p>
              </table:table-cell>
              <table:table-cell office:value-type="float" office:value="0.473882">
                <text:p>0.4738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9.61377">
                <text:p>179.61377</text:p>
              </table:table-cell>
              <table:table-cell office:value-type="float" office:value="0.458769">
                <text:p>0.4587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5.678528">
                <text:p>185.678528</text:p>
              </table:table-cell>
              <table:table-cell office:value-type="float" office:value="0.440936">
                <text:p>0.4409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4.486786">
                <text:p>184.486786</text:p>
              </table:table-cell>
              <table:table-cell office:value-type="float" office:value="0.426126">
                <text:p>0.4261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2.476807">
                <text:p>192.476807</text:p>
              </table:table-cell>
              <table:table-cell office:value-type="float" office:value="0.414942">
                <text:p>0.4149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2.487396">
                <text:p>192.487396</text:p>
              </table:table-cell>
              <table:table-cell office:value-type="float" office:value="0.393784000000001">
                <text:p>0.3937840000000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9.729904">
                <text:p>199.729904</text:p>
              </table:table-cell>
              <table:table-cell office:value-type="float" office:value="0.381392">
                <text:p>0.3813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8.345383">
                <text:p>198.345383</text:p>
              </table:table-cell>
              <table:table-cell office:value-type="float" office:value="0.369906">
                <text:p>0.3699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7.896667">
                <text:p>207.896667</text:p>
              </table:table-cell>
              <table:table-cell office:value-type="float" office:value="0.357212000000001">
                <text:p>0.3572120000000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6.655212">
                <text:p>206.655212</text:p>
              </table:table-cell>
              <table:table-cell office:value-type="float" office:value="0.337263000000001">
                <text:p>0.3372630000000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5.336761">
                <text:p>215.336761</text:p>
              </table:table-cell>
              <table:table-cell office:value-type="float" office:value="0.324266">
                <text:p>0.3242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6.160904">
                <text:p>216.160904</text:p>
              </table:table-cell>
              <table:table-cell office:value-type="float" office:value="0.311269">
                <text:p>0.3112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4.496002">
                <text:p>214.496002</text:p>
              </table:table-cell>
              <table:table-cell office:value-type="float" office:value="0.290413000000001">
                <text:p>0.2904130000000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2.599319">
                <text:p>222.599319</text:p>
              </table:table-cell>
              <table:table-cell office:value-type="float" office:value="0.279230000000001">
                <text:p>0.2792300000000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3.752777">
                <text:p>223.752777</text:p>
              </table:table-cell>
              <table:table-cell office:value-type="float" office:value="0.260792">
                <text:p>0.2607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2.732147">
                <text:p>232.732147</text:p>
              </table:table-cell>
              <table:table-cell office:value-type="float" office:value="0.246285">
                <text:p>0.2462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1.729385">
                <text:p>231.729385</text:p>
              </table:table-cell>
              <table:table-cell office:value-type="float" office:value="0.235404">
                <text:p>0.2354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1.465057">
                <text:p>241.465057</text:p>
              </table:table-cell>
              <table:table-cell office:value-type="float" office:value="0.222407">
                <text:p>0.2224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98cm" svg:y="3.946cm" style:legend-expansion="high" chart:style-name="ch2"/>
        <chart:plot-area chart:style-name="ch3" table:cell-range-address="Sheet1.E2:Sheet1.F125 Sheet1.F1:Sheet1.F1" chart:data-source-has-labels="row" svg:x="0.32cm" svg:y="0.18cm" svg:width="11.158cm" svg:height="8.64cm">
          <chart:coordinate-region svg:x="1.058cm" svg:y="0.382cm" svg:width="10.132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125" chart:label-cell-address="Sheet1.F1:Sheet1.F1" chart:class="chart:scatter">
            <chart:domain table:cell-range-address="Sheet1.E2:Sheet1.E125"/>
            <chart:regression-curve chart:style-name="ch8">
              <chart:equation chart:display-equation="true" chart:display-r-square="false"/>
            </chart:regression-curve>
            <chart:data-point chart:repeated="1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istance 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.410149">
                <text:p>52.410149</text:p>
                <draw:g>
                  <svg:desc>Sheet1.E2:Sheet1.E125</svg:desc>
                </draw:g>
              </table:table-cell>
              <table:table-cell office:value-type="float" office:value="2.431572">
                <text:p>2.431572</text:p>
                <draw:g>
                  <svg:desc>Sheet1.F2:Sheet1.F1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.355244">
                <text:p>52.355244</text:p>
              </table:table-cell>
              <table:table-cell office:value-type="float" office:value="2.419683">
                <text:p>2.419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.566235">
                <text:p>52.566235</text:p>
              </table:table-cell>
              <table:table-cell office:value-type="float" office:value="2.410135">
                <text:p>2.410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.27422">
                <text:p>52.27422</text:p>
              </table:table-cell>
              <table:table-cell office:value-type="float" office:value="2.385533">
                <text:p>2.3855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.857033">
                <text:p>53.857033</text:p>
              </table:table-cell>
              <table:table-cell office:value-type="float" office:value="2.350224">
                <text:p>2.3502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.465565">
                <text:p>53.465565</text:p>
              </table:table-cell>
              <table:table-cell office:value-type="float" office:value="2.323021">
                <text:p>2.3230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.113419">
                <text:p>54.113419</text:p>
              </table:table-cell>
              <table:table-cell office:value-type="float" office:value="2.291587">
                <text:p>2.2915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.406727">
                <text:p>54.406727</text:p>
              </table:table-cell>
              <table:table-cell office:value-type="float" office:value="2.246552">
                <text:p>2.2465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454262">
                <text:p>54.454262</text:p>
              </table:table-cell>
              <table:table-cell office:value-type="float" office:value="2.220862">
                <text:p>2.2208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.274658">
                <text:p>55.274658</text:p>
              </table:table-cell>
              <table:table-cell office:value-type="float" office:value="2.187615">
                <text:p>2.1876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.547859">
                <text:p>55.547859</text:p>
              </table:table-cell>
              <table:table-cell office:value-type="float" office:value="2.161621">
                <text:p>2.1616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.820866">
                <text:p>55.820866</text:p>
              </table:table-cell>
              <table:table-cell office:value-type="float" office:value="2.115982">
                <text:p>2.1159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.29987">
                <text:p>55.29987</text:p>
              </table:table-cell>
              <table:table-cell office:value-type="float" office:value="2.089989">
                <text:p>2.0899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.152981">
                <text:p>57.152981</text:p>
              </table:table-cell>
              <table:table-cell office:value-type="float" office:value="2.055231">
                <text:p>2.055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.132492">
                <text:p>58.132492</text:p>
              </table:table-cell>
              <table:table-cell office:value-type="float" office:value="2.030749">
                <text:p>2.0307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.157509">
                <text:p>59.157509</text:p>
              </table:table-cell>
              <table:table-cell office:value-type="float" office:value="1.98511">
                <text:p>1.985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.211044">
                <text:p>60.211044</text:p>
              </table:table-cell>
              <table:table-cell office:value-type="float" office:value="1.972416">
                <text:p>1.9724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.492435">
                <text:p>59.492435</text:p>
              </table:table-cell>
              <table:table-cell office:value-type="float" office:value="1.952467">
                <text:p>1.9524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.141075">
                <text:p>60.141075</text:p>
              </table:table-cell>
              <table:table-cell office:value-type="float" office:value="1.939168">
                <text:p>1.9391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.503716">
                <text:p>59.503716</text:p>
              </table:table-cell>
              <table:table-cell office:value-type="float" office:value="1.926172">
                <text:p>1.9261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953888">
                <text:p>59.953888</text:p>
              </table:table-cell>
              <table:table-cell office:value-type="float" office:value="1.892925">
                <text:p>1.8929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.158321">
                <text:p>60.158321</text:p>
              </table:table-cell>
              <table:table-cell office:value-type="float" office:value="1.880231">
                <text:p>1.880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.681702">
                <text:p>60.681702</text:p>
              </table:table-cell>
              <table:table-cell office:value-type="float" office:value="1.866932">
                <text:p>1.8669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.955898">
                <text:p>60.955898</text:p>
              </table:table-cell>
              <table:table-cell office:value-type="float" office:value="1.84789">
                <text:p>1.847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.78624">
                <text:p>61.78624</text:p>
              </table:table-cell>
              <table:table-cell office:value-type="float" office:value="1.821293">
                <text:p>1.8212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2.700882">
                <text:p>62.700882</text:p>
              </table:table-cell>
              <table:table-cell office:value-type="float" office:value="1.801647">
                <text:p>1.8016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.458824">
                <text:p>62.458824</text:p>
              </table:table-cell>
              <table:table-cell office:value-type="float" office:value="1.788348">
                <text:p>1.7883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.163834">
                <text:p>63.163834</text:p>
              </table:table-cell>
              <table:table-cell office:value-type="float" office:value="1.756008">
                <text:p>1.7560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.251259">
                <text:p>64.251259</text:p>
              </table:table-cell>
              <table:table-cell office:value-type="float" office:value="1.741803">
                <text:p>1.7418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.543472">
                <text:p>63.543472</text:p>
              </table:table-cell>
              <table:table-cell office:value-type="float" office:value="1.72397">
                <text:p>1.723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.346741">
                <text:p>64.346741</text:p>
              </table:table-cell>
              <table:table-cell office:value-type="float" office:value="1.708858">
                <text:p>1.7088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.146896">
                <text:p>64.146896</text:p>
              </table:table-cell>
              <table:table-cell office:value-type="float" office:value="1.690422">
                <text:p>1.6904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.765953">
                <text:p>64.765953</text:p>
              </table:table-cell>
              <table:table-cell office:value-type="float" office:value="1.67803">
                <text:p>1.678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.285332">
                <text:p>65.285332</text:p>
              </table:table-cell>
              <table:table-cell office:value-type="float" office:value="1.662918">
                <text:p>1.6629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5.242004">
                <text:p>65.242004</text:p>
              </table:table-cell>
              <table:table-cell office:value-type="float" office:value="1.64297">
                <text:p>1.642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6.206772">
                <text:p>66.206772</text:p>
              </table:table-cell>
              <table:table-cell office:value-type="float" office:value="1.631485">
                <text:p>1.6314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6.371483">
                <text:p>66.371483</text:p>
              </table:table-cell>
              <table:table-cell office:value-type="float" office:value="1.597635">
                <text:p>1.5976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7.831909">
                <text:p>67.831909</text:p>
              </table:table-cell>
              <table:table-cell office:value-type="float" office:value="1.557437">
                <text:p>1.5574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9.161163">
                <text:p>69.161163</text:p>
              </table:table-cell>
              <table:table-cell office:value-type="float" office:value="1.538396">
                <text:p>1.5383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7.738747">
                <text:p>67.738747</text:p>
              </table:table-cell>
              <table:table-cell office:value-type="float" office:value="1.526608">
                <text:p>1.5266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.29657">
                <text:p>69.29657</text:p>
              </table:table-cell>
              <table:table-cell office:value-type="float" office:value="1.499407">
                <text:p>1.4994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9.714348">
                <text:p>69.714348</text:p>
              </table:table-cell>
              <table:table-cell office:value-type="float" office:value="1.467067">
                <text:p>1.4670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1.319519">
                <text:p>71.319519</text:p>
              </table:table-cell>
              <table:table-cell office:value-type="float" office:value="1.453768">
                <text:p>1.4537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2.684998">
                <text:p>72.684998</text:p>
              </table:table-cell>
              <table:table-cell office:value-type="float" office:value="1.435332">
                <text:p>1.4353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.738037">
                <text:p>69.738037</text:p>
              </table:table-cell>
              <table:table-cell office:value-type="float" office:value="1.422939">
                <text:p>1.4229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.827972">
                <text:p>70.827972</text:p>
              </table:table-cell>
              <table:table-cell office:value-type="float" office:value="1.407827">
                <text:p>1.4078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.22406">
                <text:p>70.22406</text:p>
              </table:table-cell>
              <table:table-cell office:value-type="float" office:value="1.388181">
                <text:p>1.3881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1.585365">
                <text:p>71.585365</text:p>
              </table:table-cell>
              <table:table-cell office:value-type="float" office:value="1.374882">
                <text:p>1.3748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1.54142">
                <text:p>71.54142</text:p>
              </table:table-cell>
              <table:table-cell office:value-type="float" office:value="1.362188">
                <text:p>1.3621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.496811">
                <text:p>72.496811</text:p>
              </table:table-cell>
              <table:table-cell office:value-type="float" office:value="1.342542">
                <text:p>1.3425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.548935">
                <text:p>72.548935</text:p>
              </table:table-cell>
              <table:table-cell office:value-type="float" office:value="1.330754">
                <text:p>1.3307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3.498268">
                <text:p>73.498268</text:p>
              </table:table-cell>
              <table:table-cell office:value-type="float" office:value="1.317455">
                <text:p>1.3174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3.157181">
                <text:p>73.157181</text:p>
              </table:table-cell>
              <table:table-cell office:value-type="float" office:value="1.298111">
                <text:p>1.2981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4.510941">
                <text:p>74.510941</text:p>
              </table:table-cell>
              <table:table-cell office:value-type="float" office:value="1.285114">
                <text:p>1.285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5.097786">
                <text:p>75.097786</text:p>
              </table:table-cell>
              <table:table-cell office:value-type="float" office:value="1.27242">
                <text:p>1.272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.277435">
                <text:p>76.277435</text:p>
              </table:table-cell>
              <table:table-cell office:value-type="float" office:value="1.253076">
                <text:p>1.2530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5.610359">
                <text:p>75.610359</text:p>
              </table:table-cell>
              <table:table-cell office:value-type="float" office:value="1.240683">
                <text:p>1.2406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.633598">
                <text:p>76.633598</text:p>
              </table:table-cell>
              <table:table-cell office:value-type="float" office:value="1.227989">
                <text:p>1.2279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6.64003">
                <text:p>76.64003</text:p>
              </table:table-cell>
              <table:table-cell office:value-type="float" office:value="1.206227">
                <text:p>1.2062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6.277588">
                <text:p>76.277588</text:p>
              </table:table-cell>
              <table:table-cell office:value-type="float" office:value="1.194439">
                <text:p>1.1944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7.213936">
                <text:p>77.213936</text:p>
              </table:table-cell>
              <table:table-cell office:value-type="float" office:value="1.18114">
                <text:p>1.181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.552666">
                <text:p>76.552666</text:p>
              </table:table-cell>
              <table:table-cell office:value-type="float" office:value="1.162098">
                <text:p>1.1620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.386833">
                <text:p>77.386833</text:p>
              </table:table-cell>
              <table:table-cell office:value-type="float" office:value="1.146986">
                <text:p>1.1469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.397369">
                <text:p>78.397369</text:p>
              </table:table-cell>
              <table:table-cell office:value-type="float" office:value="1.135198">
                <text:p>1.1351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8.938507">
                <text:p>78.938507</text:p>
              </table:table-cell>
              <table:table-cell office:value-type="float" office:value="1.10316">
                <text:p>1.103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9.861526">
                <text:p>79.861526</text:p>
              </table:table-cell>
              <table:table-cell office:value-type="float" office:value="1.089861">
                <text:p>1.0898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0.568512">
                <text:p>80.568512</text:p>
              </table:table-cell>
              <table:table-cell office:value-type="float" office:value="1.076562">
                <text:p>1.0765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9.788139">
                <text:p>79.788139</text:p>
              </table:table-cell>
              <table:table-cell office:value-type="float" office:value="1.057218">
                <text:p>1.0572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0.275909">
                <text:p>80.275909</text:p>
              </table:table-cell>
              <table:table-cell office:value-type="float" office:value="1.044222">
                <text:p>1.0442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0.722298">
                <text:p>80.722298</text:p>
              </table:table-cell>
              <table:table-cell office:value-type="float" office:value="1.023064">
                <text:p>1.0230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1.1576">
                <text:p>81.1576</text:p>
              </table:table-cell>
              <table:table-cell office:value-type="float" office:value="1.011881">
                <text:p>1.0118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1.810127">
                <text:p>81.810127</text:p>
              </table:table-cell>
              <table:table-cell office:value-type="float" office:value="0.999187000000001">
                <text:p>0.999187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.497108">
                <text:p>82.497108</text:p>
              </table:table-cell>
              <table:table-cell office:value-type="float" office:value="0.984377">
                <text:p>0.9843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.169891">
                <text:p>83.169891</text:p>
              </table:table-cell>
              <table:table-cell office:value-type="float" office:value="0.965940000000001">
                <text:p>0.965940000000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5.232697">
                <text:p>85.232697</text:p>
              </table:table-cell>
              <table:table-cell office:value-type="float" office:value="0.953245">
                <text:p>0.9532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4.156509">
                <text:p>84.156509</text:p>
              </table:table-cell>
              <table:table-cell office:value-type="float" office:value="0.940249">
                <text:p>0.9402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5.665359">
                <text:p>85.665359</text:p>
              </table:table-cell>
              <table:table-cell office:value-type="float" office:value="0.920905">
                <text:p>0.9209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4.501152">
                <text:p>84.501152</text:p>
              </table:table-cell>
              <table:table-cell office:value-type="float" office:value="0.907304">
                <text:p>0.9073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4.671501">
                <text:p>84.671501</text:p>
              </table:table-cell>
              <table:table-cell office:value-type="float" office:value="0.89461">
                <text:p>0.894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6.908493">
                <text:p>86.908493</text:p>
              </table:table-cell>
              <table:table-cell office:value-type="float" office:value="0.874964">
                <text:p>0.8749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8.828117">
                <text:p>88.828117</text:p>
              </table:table-cell>
              <table:table-cell office:value-type="float" office:value="0.861968">
                <text:p>0.8619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8.618233">
                <text:p>88.618233</text:p>
              </table:table-cell>
              <table:table-cell office:value-type="float" office:value="0.848367">
                <text:p>0.8483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8.303558">
                <text:p>88.303558</text:p>
              </table:table-cell>
              <table:table-cell office:value-type="float" office:value="0.828721000000001">
                <text:p>0.828721000000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.126778">
                <text:p>90.126778</text:p>
              </table:table-cell>
              <table:table-cell office:value-type="float" office:value="0.815725000000001">
                <text:p>0.81572500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.11216">
                <text:p>90.11216</text:p>
              </table:table-cell>
              <table:table-cell office:value-type="float" office:value="0.803031000000001">
                <text:p>0.80303100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.458473">
                <text:p>90.458473</text:p>
              </table:table-cell>
              <table:table-cell office:value-type="float" office:value="0.788221">
                <text:p>0.7882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2.553101">
                <text:p>92.553101</text:p>
              </table:table-cell>
              <table:table-cell office:value-type="float" office:value="0.770389">
                <text:p>0.7703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3.201691">
                <text:p>93.201691</text:p>
              </table:table-cell>
              <table:table-cell office:value-type="float" office:value="0.757997000000001">
                <text:p>0.7579970000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2.563171">
                <text:p>92.563171</text:p>
              </table:table-cell>
              <table:table-cell office:value-type="float" office:value="0.738351">
                <text:p>0.7383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.967949">
                <text:p>92.967949</text:p>
              </table:table-cell>
              <table:table-cell office:value-type="float" office:value="0.725354">
                <text:p>0.7253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.123932">
                <text:p>95.123932</text:p>
              </table:table-cell>
              <table:table-cell office:value-type="float" office:value="0.712055">
                <text:p>0.7120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.182938">
                <text:p>96.182938</text:p>
              </table:table-cell>
              <table:table-cell office:value-type="float" office:value="0.693014000000001">
                <text:p>0.6930140000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6.730103">
                <text:p>96.730103</text:p>
              </table:table-cell>
              <table:table-cell office:value-type="float" office:value="0.678506">
                <text:p>0.6785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.876358">
                <text:p>96.876358</text:p>
              </table:table-cell>
              <table:table-cell office:value-type="float" office:value="0.667323">
                <text:p>0.6673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.305885">
                <text:p>100.305885</text:p>
              </table:table-cell>
              <table:table-cell office:value-type="float" office:value="0.654326">
                <text:p>0.6543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9.089615">
                <text:p>99.089615</text:p>
              </table:table-cell>
              <table:table-cell office:value-type="float" office:value="0.633471">
                <text:p>0.6334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.900009">
                <text:p>100.900009</text:p>
              </table:table-cell>
              <table:table-cell office:value-type="float" office:value="0.62259">
                <text:p>0.622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2.333618">
                <text:p>102.333618</text:p>
              </table:table-cell>
              <table:table-cell office:value-type="float" office:value="0.609291000000001">
                <text:p>0.609291000000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2.507561">
                <text:p>102.507561</text:p>
              </table:table-cell>
              <table:table-cell office:value-type="float" office:value="0.589342000000001">
                <text:p>0.589342000000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.299652">
                <text:p>104.299652</text:p>
              </table:table-cell>
              <table:table-cell office:value-type="float" office:value="0.576346000000001">
                <text:p>0.576346000000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3.7183">
                <text:p>103.7183</text:p>
              </table:table-cell>
              <table:table-cell office:value-type="float" office:value="0.561838">
                <text:p>0.5618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6.175095">
                <text:p>106.175095</text:p>
              </table:table-cell>
              <table:table-cell office:value-type="float" office:value="0.542796">
                <text:p>0.5427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6.339951">
                <text:p>106.339951</text:p>
              </table:table-cell>
              <table:table-cell office:value-type="float" office:value="0.529799">
                <text:p>0.5297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8.735039">
                <text:p>108.735039</text:p>
              </table:table-cell>
              <table:table-cell office:value-type="float" office:value="0.518918">
                <text:p>0.5189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.35994">
                <text:p>109.35994</text:p>
              </table:table-cell>
              <table:table-cell office:value-type="float" office:value="0.500178000000001">
                <text:p>0.5001780000000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2.147614">
                <text:p>112.147614</text:p>
              </table:table-cell>
              <table:table-cell office:value-type="float" office:value="0.486879">
                <text:p>0.4868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2.864937">
                <text:p>112.864937</text:p>
              </table:table-cell>
              <table:table-cell office:value-type="float" office:value="0.473882">
                <text:p>0.4738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3.337242">
                <text:p>113.337242</text:p>
              </table:table-cell>
              <table:table-cell office:value-type="float" office:value="0.458769">
                <text:p>0.4587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.984032">
                <text:p>114.984032</text:p>
              </table:table-cell>
              <table:table-cell office:value-type="float" office:value="0.440936">
                <text:p>0.4409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5.819054">
                <text:p>115.819054</text:p>
              </table:table-cell>
              <table:table-cell office:value-type="float" office:value="0.426126">
                <text:p>0.4261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7.485237">
                <text:p>117.485237</text:p>
              </table:table-cell>
              <table:table-cell office:value-type="float" office:value="0.414942">
                <text:p>0.4149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7.834625">
                <text:p>117.834625</text:p>
              </table:table-cell>
              <table:table-cell office:value-type="float" office:value="0.393784000000001">
                <text:p>0.3937840000000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9.419449">
                <text:p>119.419449</text:p>
              </table:table-cell>
              <table:table-cell office:value-type="float" office:value="0.381392">
                <text:p>0.3813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9.230118">
                <text:p>119.230118</text:p>
              </table:table-cell>
              <table:table-cell office:value-type="float" office:value="0.369906">
                <text:p>0.3699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2.750061">
                <text:p>122.750061</text:p>
              </table:table-cell>
              <table:table-cell office:value-type="float" office:value="0.357212000000001">
                <text:p>0.3572120000000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3.714264">
                <text:p>123.714264</text:p>
              </table:table-cell>
              <table:table-cell office:value-type="float" office:value="0.337263000000001">
                <text:p>0.3372630000000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6.606628">
                <text:p>126.606628</text:p>
              </table:table-cell>
              <table:table-cell office:value-type="float" office:value="0.324266">
                <text:p>0.3242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6.956406">
                <text:p>126.956406</text:p>
              </table:table-cell>
              <table:table-cell office:value-type="float" office:value="0.311269">
                <text:p>0.3112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6.638908">
                <text:p>126.638908</text:p>
              </table:table-cell>
              <table:table-cell office:value-type="float" office:value="0.290413000000001">
                <text:p>0.2904130000000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0.655411">
                <text:p>130.655411</text:p>
              </table:table-cell>
              <table:table-cell office:value-type="float" office:value="0.279230000000001">
                <text:p>0.2792300000000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1.408722">
                <text:p>131.408722</text:p>
              </table:table-cell>
              <table:table-cell office:value-type="float" office:value="0.260792">
                <text:p>0.2607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2.421539">
                <text:p>132.421539</text:p>
              </table:table-cell>
              <table:table-cell office:value-type="float" office:value="0.246285">
                <text:p>0.2462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3.90242">
                <text:p>133.90242</text:p>
              </table:table-cell>
              <table:table-cell office:value-type="float" office:value="0.235404">
                <text:p>0.2354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7.495361">
                <text:p>137.495361</text:p>
              </table:table-cell>
              <table:table-cell office:value-type="float" office:value="0.222407">
                <text:p>0.2224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61cm" svg:y="4.198cm" style:legend-expansion="high" chart:style-name="ch2"/>
        <chart:plot-area chart:style-name="ch3" table:cell-range-address="Sheet2.B2:Sheet2.C15 Sheet2.C1:Sheet2.C1" chart:data-source-has-labels="row" svg:x="0.32cm" svg:y="0.18cm" svg:width="13.021cm" svg:height="8.64cm">
          <chart:coordinate-region svg:x="0.574cm" svg:y="0.382cm" svg:width="12.575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2:Sheet2.C15" chart:label-cell-address="Sheet2.C1:Sheet2.C1" chart:class="chart:scatter">
            <chart:domain table:cell-range-address="Sheet2.B2:Sheet2.B15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enter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B2:Sheet2.B15</svg:desc>
                </draw:g>
              </table:table-cell>
              <table:table-cell office:value-type="float" office:value="153.619431">
                <text:p>153.619431</text:p>
                <draw:g>
                  <svg:desc>Sheet2.C2:Sheet2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234741">
                <text:p>-6.234741</text:p>
              </table:table-cell>
              <table:table-cell office:value-type="float" office:value="153.552723">
                <text:p>153.5527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709167">
                <text:p>-9.709167</text:p>
              </table:table-cell>
              <table:table-cell office:value-type="float" office:value="152.406162">
                <text:p>152.4061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4.919434">
                <text:p>-14.919434</text:p>
              </table:table-cell>
              <table:table-cell office:value-type="float" office:value="115.354912">
                <text:p>115.354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7.685242">
                <text:p>-17.685242</text:p>
              </table:table-cell>
              <table:table-cell office:value-type="float" office:value="95.004513">
                <text:p>95.0045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0.489502">
                <text:p>-20.489502</text:p>
              </table:table-cell>
              <table:table-cell office:value-type="float" office:value="74.48176">
                <text:p>74.481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1.555176">
                <text:p>-21.555176</text:p>
              </table:table-cell>
              <table:table-cell office:value-type="float" office:value="54.106571">
                <text:p>54.106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6.539917">
                <text:p>-16.539917</text:p>
              </table:table-cell>
              <table:table-cell office:value-type="float" office:value="35.118824">
                <text:p>35.118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.585571">
                <text:p>-9.585571</text:p>
              </table:table-cell>
              <table:table-cell office:value-type="float" office:value="15.560059">
                <text:p>15.5600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004272">
                <text:p>-5.004272</text:p>
              </table:table-cell>
              <table:table-cell office:value-type="float" office:value="59.215397">
                <text:p>59.2153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13733">
                <text:p>-0.013733</text:p>
              </table:table-cell>
              <table:table-cell office:value-type="float" office:value="95.117746">
                <text:p>95.1177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331604">
                <text:p>3.331604</text:p>
              </table:table-cell>
              <table:table-cell office:value-type="float" office:value="113.438995">
                <text:p>113.4389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132141">
                <text:p>10.132141</text:p>
              </table:table-cell>
              <table:table-cell office:value-type="float" office:value="132.062943">
                <text:p>132.0629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.278748">
                <text:p>17.278748</text:p>
              </table:table-cell>
              <table:table-cell office:value-type="float" office:value="207.039352">
                <text:p>207.0393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77cm" svg:y="3.946cm" style:legend-expansion="high" chart:style-name="ch2"/>
        <chart:plot-area chart:style-name="ch3" table:cell-range-address="Sheet3.B17:Sheet3.B41 Sheet3.E17:Sheet3.E41" svg:x="0.32cm" svg:y="0.18cm" svg:width="11.137cm" svg:height="8.64cm">
          <chart:coordinate-region svg:x="1.079cm" svg:y="0.382cm" svg:width="10.09cm" svg:height="8.2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E17:Sheet3.E41" chart:class="chart:scatter">
            <chart:domain table:cell-range-address="Sheet3.B17:Sheet3.B41"/>
            <chart:regression-curve chart:style-name="ch8">
              <chart:equation chart:display-equation="true" chart:display-r-square="false"/>
            </chart:regression-curve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.870049">
                <text:p>38.870049</text:p>
                <draw:g>
                  <svg:desc>Sheet3.B17:Sheet3.B41</svg:desc>
                </draw:g>
              </table:table-cell>
              <table:table-cell office:value-type="float" office:value="-18.001099">
                <text:p>-18.001099</text:p>
                <draw:g>
                  <svg:desc>Sheet3.E17:Sheet3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.433649">
                <text:p>41.433649</text:p>
              </table:table-cell>
              <table:table-cell office:value-type="float" office:value="-16.446533">
                <text:p>-16.4465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.476334">
                <text:p>51.476334</text:p>
              </table:table-cell>
              <table:table-cell office:value-type="float" office:value="-15.24353">
                <text:p>-15.243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.257143">
                <text:p>64.257143</text:p>
              </table:table-cell>
              <table:table-cell office:value-type="float" office:value="-13.947144">
                <text:p>-13.947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.064215">
                <text:p>70.064215</text:p>
              </table:table-cell>
              <table:table-cell office:value-type="float" office:value="-12.084961">
                <text:p>-12.0849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.157433">
                <text:p>83.157433</text:p>
              </table:table-cell>
              <table:table-cell office:value-type="float" office:value="-10.681458">
                <text:p>-10.6814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.114433">
                <text:p>97.114433</text:p>
              </table:table-cell>
              <table:table-cell office:value-type="float" office:value="-9.448242">
                <text:p>-9.4482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.994495">
                <text:p>102.994495</text:p>
              </table:table-cell>
              <table:table-cell office:value-type="float" office:value="-8.44574">
                <text:p>-8.445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.832153">
                <text:p>109.832153</text:p>
              </table:table-cell>
              <table:table-cell office:value-type="float" office:value="-7.440491">
                <text:p>-7.4404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5.598724">
                <text:p>115.598724</text:p>
              </table:table-cell>
              <table:table-cell office:value-type="float" office:value="-5.830994">
                <text:p>-5.8309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9.158707">
                <text:p>129.158707</text:p>
              </table:table-cell>
              <table:table-cell office:value-type="float" office:value="-4.325867">
                <text:p>-4.3258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.446659">
                <text:p>136.446659</text:p>
              </table:table-cell>
              <table:table-cell office:value-type="float" office:value="-2.974548">
                <text:p>-2.9745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3.332291">
                <text:p>143.332291</text:p>
              </table:table-cell>
              <table:table-cell office:value-type="float" office:value="-1.565552">
                <text:p>-1.5655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6.868179">
                <text:p>156.868179</text:p>
              </table:table-cell>
              <table:table-cell office:value-type="float" office:value="-0.137329">
                <text:p>-0.1373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.799118">
                <text:p>163.799118</text:p>
              </table:table-cell>
              <table:table-cell office:value-type="float" office:value="1.480408">
                <text:p>1.4804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2.021332">
                <text:p>172.021332</text:p>
              </table:table-cell>
              <table:table-cell office:value-type="float" office:value="3.265686">
                <text:p>3.2656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6.180801">
                <text:p>186.180801</text:p>
              </table:table-cell>
              <table:table-cell office:value-type="float" office:value="4.985046">
                <text:p>4.9850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8.376694">
                <text:p>198.376694</text:p>
              </table:table-cell>
              <table:table-cell office:value-type="float" office:value="6.116638">
                <text:p>6.1166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5.428375">
                <text:p>205.428375</text:p>
              </table:table-cell>
              <table:table-cell office:value-type="float" office:value="7.825012">
                <text:p>7.8250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8.047302">
                <text:p>218.047302</text:p>
              </table:table-cell>
              <table:table-cell office:value-type="float" office:value="9.398804">
                <text:p>9.3988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4.879135">
                <text:p>224.879135</text:p>
              </table:table-cell>
              <table:table-cell office:value-type="float" office:value="11.379089">
                <text:p>11.3790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8.848969">
                <text:p>238.848969</text:p>
              </table:table-cell>
              <table:table-cell office:value-type="float" office:value="12.694702">
                <text:p>12.6947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5.979607">
                <text:p>245.979607</text:p>
              </table:table-cell>
              <table:table-cell office:value-type="float" office:value="14.273987">
                <text:p>14.2739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1.516327">
                <text:p>261.516327</text:p>
              </table:table-cell>
              <table:table-cell office:value-type="float" office:value="16.235046">
                <text:p>16.2350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0.604584">
                <text:p>270.604584</text:p>
              </table:table-cell>
              <table:table-cell office:value-type="float" office:value="17.866516">
                <text:p>17.8665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66cm" svg:y="3.946cm" style:legend-expansion="high" chart:style-name="ch2"/>
        <chart:plot-area chart:style-name="ch3" table:cell-range-address="Sheet4.C1:Sheet4.C121 Sheet4.E1:Sheet4.E121" chart:data-source-has-labels="row" svg:x="0.32cm" svg:y="0.18cm" svg:width="12.026cm" svg:height="8.64cm">
          <chart:coordinate-region svg:x="1.058cm" svg:y="0.382cm" svg:width="11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E2:Sheet4.E121" chart:label-cell-address="Sheet4.E1:Sheet4.E1" chart:class="chart:scatter">
            <chart:domain table:cell-range-address="Sheet4.C2:Sheet4.C121"/>
            <chart:regression-curve chart:style-name="ch8">
              <chart:equation chart:display-equation="true" chart:display-r-square="false" svg:x="4.168cm" svg:y="1.381cm"/>
            </chart:regression-curve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ist</text:p>
                <draw:g>
                  <svg:desc>Sheet4.E1:Sheet4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.423981">
                <text:p>79.423981</text:p>
                <draw:g>
                  <svg:desc>Sheet4.C2:Sheet4.C121</svg:desc>
                </draw:g>
              </table:table-cell>
              <table:table-cell office:value-type="float" office:value="2.7178">
                <text:p>2.7178</text:p>
                <draw:g>
                  <svg:desc>Sheet4.E2:Sheet4.E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9.434761">
                <text:p>79.434761</text:p>
              </table:table-cell>
              <table:table-cell office:value-type="float" office:value="2.7178">
                <text:p>2.7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.154327">
                <text:p>80.154327</text:p>
              </table:table-cell>
              <table:table-cell office:value-type="float" office:value="2.689994">
                <text:p>2.6899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.486603">
                <text:p>80.486603</text:p>
              </table:table-cell>
              <table:table-cell office:value-type="float" office:value="2.673371">
                <text:p>2.673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.741287">
                <text:p>80.741287</text:p>
              </table:table-cell>
              <table:table-cell office:value-type="float" office:value="2.648587">
                <text:p>2.6485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.416885">
                <text:p>79.416885</text:p>
              </table:table-cell>
              <table:table-cell office:value-type="float" office:value="2.627128">
                <text:p>2.6271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.146889">
                <text:p>81.146889</text:p>
              </table:table-cell>
              <table:table-cell office:value-type="float" office:value="2.599322">
                <text:p>2.5993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.516327">
                <text:p>81.516327</text:p>
              </table:table-cell>
              <table:table-cell office:value-type="float" office:value="2.577561">
                <text:p>2.5775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.257355">
                <text:p>81.257355</text:p>
              </table:table-cell>
              <table:table-cell office:value-type="float" office:value="2.557008">
                <text:p>2.5570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.57029">
                <text:p>82.57029</text:p>
              </table:table-cell>
              <table:table-cell office:value-type="float" office:value="2.515602">
                <text:p>2.5156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.611328">
                <text:p>80.611328</text:p>
              </table:table-cell>
              <table:table-cell office:value-type="float" office:value="2.502606">
                <text:p>2.5026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.069153">
                <text:p>84.069153</text:p>
              </table:table-cell>
              <table:table-cell office:value-type="float" office:value="2.482659">
                <text:p>2.4826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.883987">
                <text:p>83.883987</text:p>
              </table:table-cell>
              <table:table-cell office:value-type="float" office:value="2.468756">
                <text:p>2.4687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4.202888">
                <text:p>84.202888</text:p>
              </table:table-cell>
              <table:table-cell office:value-type="float" office:value="2.448205">
                <text:p>2.4482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4.511612">
                <text:p>84.511612</text:p>
              </table:table-cell>
              <table:table-cell office:value-type="float" office:value="2.414054">
                <text:p>2.4140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.724541">
                <text:p>85.724541</text:p>
              </table:table-cell>
              <table:table-cell office:value-type="float" office:value="2.380507">
                <text:p>2.3805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.797729">
                <text:p>86.797729</text:p>
              </table:table-cell>
              <table:table-cell office:value-type="float" office:value="2.346356">
                <text:p>2.3463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.159332">
                <text:p>85.159332</text:p>
              </table:table-cell>
              <table:table-cell office:value-type="float" office:value="2.318248">
                <text:p>2.3182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6.737961">
                <text:p>86.737961</text:p>
              </table:table-cell>
              <table:table-cell office:value-type="float" office:value="2.297998">
                <text:p>2.2979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.225517">
                <text:p>88.225517</text:p>
              </table:table-cell>
              <table:table-cell office:value-type="float" office:value="2.284398">
                <text:p>2.2843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.106033">
                <text:p>88.106033</text:p>
              </table:table-cell>
              <table:table-cell office:value-type="float" office:value="2.257197">
                <text:p>2.2571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9.028946">
                <text:p>89.028946</text:p>
              </table:table-cell>
              <table:table-cell office:value-type="float" office:value="2.243898">
                <text:p>2.2438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7.88253">
                <text:p>87.88253</text:p>
              </table:table-cell>
              <table:table-cell office:value-type="float" office:value="2.223346">
                <text:p>2.2233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.244064">
                <text:p>89.244064</text:p>
              </table:table-cell>
              <table:table-cell office:value-type="float" office:value="2.202492">
                <text:p>2.2024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9.622284">
                <text:p>89.622284</text:p>
              </table:table-cell>
              <table:table-cell office:value-type="float" office:value="2.181941">
                <text:p>2.1819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8.195114">
                <text:p>88.195114</text:p>
              </table:table-cell>
              <table:table-cell office:value-type="float" office:value="2.161994">
                <text:p>2.1619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1.200142">
                <text:p>91.200142</text:p>
              </table:table-cell>
              <table:table-cell office:value-type="float" office:value="2.141442">
                <text:p>2.1414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.82373">
                <text:p>90.82373</text:p>
              </table:table-cell>
              <table:table-cell office:value-type="float" office:value="2.12754">
                <text:p>2.127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2.703529">
                <text:p>92.703529</text:p>
              </table:table-cell>
              <table:table-cell office:value-type="float" office:value="2.11394">
                <text:p>2.113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2.834351">
                <text:p>92.834351</text:p>
              </table:table-cell>
              <table:table-cell office:value-type="float" office:value="2.071931">
                <text:p>2.0719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4.234161">
                <text:p>94.234161</text:p>
              </table:table-cell>
              <table:table-cell office:value-type="float" office:value="2.017832">
                <text:p>2.0178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5.094589">
                <text:p>95.094589</text:p>
              </table:table-cell>
              <table:table-cell office:value-type="float" office:value="1.99728">
                <text:p>1.997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5.047867">
                <text:p>95.047867</text:p>
              </table:table-cell>
              <table:table-cell office:value-type="float" office:value="1.97703">
                <text:p>1.977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5.912354">
                <text:p>95.912354</text:p>
              </table:table-cell>
              <table:table-cell office:value-type="float" office:value="1.942879">
                <text:p>1.9428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6.996338">
                <text:p>96.996338</text:p>
              </table:table-cell>
              <table:table-cell office:value-type="float" office:value="1.908728">
                <text:p>1.9087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5.464355">
                <text:p>95.464355</text:p>
              </table:table-cell>
              <table:table-cell office:value-type="float" office:value="1.889083">
                <text:p>1.8890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8.985794">
                <text:p>98.985794</text:p>
              </table:table-cell>
              <table:table-cell office:value-type="float" office:value="1.874878">
                <text:p>1.8748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8.757805">
                <text:p>98.757805</text:p>
              </table:table-cell>
              <table:table-cell office:value-type="float" office:value="1.860976">
                <text:p>1.860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.279182">
                <text:p>99.279182</text:p>
              </table:table-cell>
              <table:table-cell office:value-type="float" office:value="1.840727">
                <text:p>1.8407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1.283859">
                <text:p>101.283859</text:p>
              </table:table-cell>
              <table:table-cell office:value-type="float" office:value="1.806575">
                <text:p>1.8065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1.562958">
                <text:p>101.562958</text:p>
              </table:table-cell>
              <table:table-cell office:value-type="float" office:value="1.792975">
                <text:p>1.7929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2.994972">
                <text:p>102.994972</text:p>
              </table:table-cell>
              <table:table-cell office:value-type="float" office:value="1.772423">
                <text:p>1.7724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1.14196">
                <text:p>101.14196</text:p>
              </table:table-cell>
              <table:table-cell office:value-type="float" office:value="1.758822">
                <text:p>1.7588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.767876">
                <text:p>100.767876</text:p>
              </table:table-cell>
              <table:table-cell office:value-type="float" office:value="1.738572">
                <text:p>1.7385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.512558">
                <text:p>103.512558</text:p>
              </table:table-cell>
              <table:table-cell office:value-type="float" office:value="1.71802">
                <text:p>1.718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4.51432">
                <text:p>104.51432</text:p>
              </table:table-cell>
              <table:table-cell office:value-type="float" office:value="1.697468">
                <text:p>1.6974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4.099762">
                <text:p>104.099762</text:p>
              </table:table-cell>
              <table:table-cell office:value-type="float" office:value="1.670569">
                <text:p>1.6705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6.213829">
                <text:p>106.213829</text:p>
              </table:table-cell>
              <table:table-cell office:value-type="float" office:value="1.656969">
                <text:p>1.6569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6.873253">
                <text:p>106.873253</text:p>
              </table:table-cell>
              <table:table-cell office:value-type="float" office:value="1.63672">
                <text:p>1.636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7.938889">
                <text:p>107.938889</text:p>
              </table:table-cell>
              <table:table-cell office:value-type="float" office:value="1.622818">
                <text:p>1.6228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7.884895">
                <text:p>107.884895</text:p>
              </table:table-cell>
              <table:table-cell office:value-type="float" office:value="1.602267">
                <text:p>1.6022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6.34227">
                <text:p>106.34227</text:p>
              </table:table-cell>
              <table:table-cell office:value-type="float" office:value="1.581111">
                <text:p>1.5811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0.22438">
                <text:p>110.22438</text:p>
              </table:table-cell>
              <table:table-cell office:value-type="float" office:value="1.561164">
                <text:p>1.5611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0.821503">
                <text:p>110.821503</text:p>
              </table:table-cell>
              <table:table-cell office:value-type="float" office:value="1.540916">
                <text:p>1.5409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2.25634">
                <text:p>112.25634</text:p>
              </table:table-cell>
              <table:table-cell office:value-type="float" office:value="1.520667">
                <text:p>1.520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.275368">
                <text:p>111.275368</text:p>
              </table:table-cell>
              <table:table-cell office:value-type="float" office:value="1.507067">
                <text:p>1.5070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.312202">
                <text:p>113.312202</text:p>
              </table:table-cell>
              <table:table-cell office:value-type="float" office:value="1.48712">
                <text:p>1.487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.613075">
                <text:p>115.613075</text:p>
              </table:table-cell>
              <table:table-cell office:value-type="float" office:value="1.466569">
                <text:p>1.4665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.315918">
                <text:p>117.315918</text:p>
              </table:table-cell>
              <table:table-cell office:value-type="float" office:value="1.44632">
                <text:p>1.446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7.556061">
                <text:p>117.556061</text:p>
              </table:table-cell>
              <table:table-cell office:value-type="float" office:value="1.425466">
                <text:p>1.4254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6.673409">
                <text:p>116.673409</text:p>
              </table:table-cell>
              <table:table-cell office:value-type="float" office:value="1.404915">
                <text:p>1.4049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9.455582">
                <text:p>119.455582</text:p>
              </table:table-cell>
              <table:table-cell office:value-type="float" office:value="1.391617">
                <text:p>1.3916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9.310112">
                <text:p>119.310112</text:p>
              </table:table-cell>
              <table:table-cell office:value-type="float" office:value="1.377715">
                <text:p>1.3777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0.441589">
                <text:p>120.441589</text:p>
              </table:table-cell>
              <table:table-cell office:value-type="float" office:value="1.357466">
                <text:p>1.3574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9.845924">
                <text:p>119.845924</text:p>
              </table:table-cell>
              <table:table-cell office:value-type="float" office:value="1.343261">
                <text:p>1.3432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3.93364">
                <text:p>123.93364</text:p>
              </table:table-cell>
              <table:table-cell office:value-type="float" office:value="1.32966">
                <text:p>1.329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2.495804">
                <text:p>122.495804</text:p>
              </table:table-cell>
              <table:table-cell office:value-type="float" office:value="1.309411">
                <text:p>1.3094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6.537415">
                <text:p>126.537415</text:p>
              </table:table-cell>
              <table:table-cell office:value-type="float" office:value="1.29581">
                <text:p>1.295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6.721489">
                <text:p>126.721489</text:p>
              </table:table-cell>
              <table:table-cell office:value-type="float" office:value="1.276165">
                <text:p>1.2761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8.265518">
                <text:p>128.265518</text:p>
              </table:table-cell>
              <table:table-cell office:value-type="float" office:value="1.262564">
                <text:p>1.2625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7.325897">
                <text:p>127.325897</text:p>
              </table:table-cell>
              <table:table-cell office:value-type="float" office:value="1.242617">
                <text:p>1.2426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1.282272">
                <text:p>131.282272</text:p>
              </table:table-cell>
              <table:table-cell office:value-type="float" office:value="1.21572">
                <text:p>1.215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0.350708">
                <text:p>130.350708</text:p>
              </table:table-cell>
              <table:table-cell office:value-type="float" office:value="1.208466">
                <text:p>1.2084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4.254181">
                <text:p>134.254181</text:p>
              </table:table-cell>
              <table:table-cell office:value-type="float" office:value="1.188217">
                <text:p>1.1882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3.679504">
                <text:p>133.679504</text:p>
              </table:table-cell>
              <table:table-cell office:value-type="float" office:value="1.174919">
                <text:p>1.1749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7.045822">
                <text:p>137.045822</text:p>
              </table:table-cell>
              <table:table-cell office:value-type="float" office:value="1.155275">
                <text:p>1.1552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7.185013">
                <text:p>137.185013</text:p>
              </table:table-cell>
              <table:table-cell office:value-type="float" office:value="1.134119">
                <text:p>1.1341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8.360855">
                <text:p>138.360855</text:p>
              </table:table-cell>
              <table:table-cell office:value-type="float" office:value="1.120519">
                <text:p>1.1205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8.670654">
                <text:p>138.670654</text:p>
              </table:table-cell>
              <table:table-cell office:value-type="float" office:value="1.100572">
                <text:p>1.1005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2.40802">
                <text:p>142.40802</text:p>
              </table:table-cell>
              <table:table-cell office:value-type="float" office:value="1.079718">
                <text:p>1.0797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0.797638">
                <text:p>140.797638</text:p>
              </table:table-cell>
              <table:table-cell office:value-type="float" office:value="1.066419">
                <text:p>1.0664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5.553421">
                <text:p>145.553421</text:p>
              </table:table-cell>
              <table:table-cell office:value-type="float" office:value="1.046169">
                <text:p>1.0461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4.823669">
                <text:p>144.823669</text:p>
              </table:table-cell>
              <table:table-cell office:value-type="float" office:value="1.032569">
                <text:p>1.0325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9.201584">
                <text:p>149.201584</text:p>
              </table:table-cell>
              <table:table-cell office:value-type="float" office:value="1.012923">
                <text:p>1.0129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8.461792">
                <text:p>148.461792</text:p>
              </table:table-cell>
              <table:table-cell office:value-type="float" office:value="0.992371">
                <text:p>0.9923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3.146729">
                <text:p>153.146729</text:p>
              </table:table-cell>
              <table:table-cell office:value-type="float" office:value="0.971819">
                <text:p>0.9718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2.786331">
                <text:p>152.786331</text:p>
              </table:table-cell>
              <table:table-cell office:value-type="float" office:value="0.958218000000001">
                <text:p>0.958218000000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6.57962">
                <text:p>156.57962</text:p>
              </table:table-cell>
              <table:table-cell office:value-type="float" office:value="0.93827">
                <text:p>0.938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0.626251">
                <text:p>160.626251</text:p>
              </table:table-cell>
              <table:table-cell office:value-type="float" office:value="0.917718000000001">
                <text:p>0.91771800000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0.202835">
                <text:p>160.202835</text:p>
              </table:table-cell>
              <table:table-cell office:value-type="float" office:value="0.89777">
                <text:p>0.897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4.022522">
                <text:p>164.022522</text:p>
              </table:table-cell>
              <table:table-cell office:value-type="float" office:value="0.883867">
                <text:p>0.8838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3.11908">
                <text:p>163.11908</text:p>
              </table:table-cell>
              <table:table-cell office:value-type="float" office:value="0.856665000000001">
                <text:p>0.8566650000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8.697495">
                <text:p>168.697495</text:p>
              </table:table-cell>
              <table:table-cell office:value-type="float" office:value="0.843064000000001">
                <text:p>0.84306400000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8.151611">
                <text:p>168.151611</text:p>
              </table:table-cell>
              <table:table-cell office:value-type="float" office:value="0.816165000000001">
                <text:p>0.81616500000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3.876953">
                <text:p>173.876953</text:p>
              </table:table-cell>
              <table:table-cell office:value-type="float" office:value="0.796216000000001">
                <text:p>0.796216000000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7.923264">
                <text:p>177.923264</text:p>
              </table:table-cell>
              <table:table-cell office:value-type="float" office:value="0.769618">
                <text:p>0.7696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7.657242">
                <text:p>177.657242</text:p>
              </table:table-cell>
              <table:table-cell office:value-type="float" office:value="0.756319">
                <text:p>0.7563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2.896423">
                <text:p>182.896423</text:p>
              </table:table-cell>
              <table:table-cell office:value-type="float" office:value="0.742718">
                <text:p>0.7427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2.637466">
                <text:p>182.637466</text:p>
              </table:table-cell>
              <table:table-cell office:value-type="float" office:value="0.728814000000001">
                <text:p>0.728814000000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6.036667">
                <text:p>186.036667</text:p>
              </table:table-cell>
              <table:table-cell office:value-type="float" office:value="0.708563">
                <text:p>0.7085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6.450745">
                <text:p>186.450745</text:p>
              </table:table-cell>
              <table:table-cell office:value-type="float" office:value="0.695264">
                <text:p>0.6952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2.235382">
                <text:p>192.235382</text:p>
              </table:table-cell>
              <table:table-cell office:value-type="float" office:value="0.675013">
                <text:p>0.6750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2.173706">
                <text:p>192.173706</text:p>
              </table:table-cell>
              <table:table-cell office:value-type="float" office:value="0.655064">
                <text:p>0.6550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7.641586">
                <text:p>197.641586</text:p>
              </table:table-cell>
              <table:table-cell office:value-type="float" office:value="0.641161">
                <text:p>0.6411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8.221298">
                <text:p>198.221298</text:p>
              </table:table-cell>
              <table:table-cell office:value-type="float" office:value="0.613958">
                <text:p>0.6139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3.250351">
                <text:p>203.250351</text:p>
              </table:table-cell>
              <table:table-cell office:value-type="float" office:value="0.599752000000001">
                <text:p>0.5997520000000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0.325897">
                <text:p>210.325897</text:p>
              </table:table-cell>
              <table:table-cell office:value-type="float" office:value="0.579501000000001">
                <text:p>0.5795010000000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9.38118">
                <text:p>209.38118</text:p>
              </table:table-cell>
              <table:table-cell office:value-type="float" office:value="0.565900000000001">
                <text:p>0.5659000000000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7.30191">
                <text:p>217.30191</text:p>
              </table:table-cell>
              <table:table-cell office:value-type="float" office:value="0.546557">
                <text:p>0.5465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7.103821">
                <text:p>217.103821</text:p>
              </table:table-cell>
              <table:table-cell office:value-type="float" office:value="0.533560000000001">
                <text:p>0.5335600000000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6.517914">
                <text:p>226.517914</text:p>
              </table:table-cell>
              <table:table-cell office:value-type="float" office:value="0.513309000000001">
                <text:p>0.5133090000000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.87561">
                <text:p>224.87561</text:p>
              </table:table-cell>
              <table:table-cell office:value-type="float" office:value="0.492454">
                <text:p>0.4924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5.175903">
                <text:p>235.175903</text:p>
              </table:table-cell>
              <table:table-cell office:value-type="float" office:value="0.472203">
                <text:p>0.4722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3.771652">
                <text:p>233.771652</text:p>
              </table:table-cell>
              <table:table-cell office:value-type="float" office:value="0.4583">
                <text:p>0.45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5.608963">
                <text:p>245.608963</text:p>
              </table:table-cell>
              <table:table-cell office:value-type="float" office:value="0.438049">
                <text:p>0.4380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5.719055">
                <text:p>245.719055</text:p>
              </table:table-cell>
              <table:table-cell office:value-type="float" office:value="0.418403000000001">
                <text:p>0.4184030000000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6.618073">
                <text:p>256.618073</text:p>
              </table:table-cell>
              <table:table-cell office:value-type="float" office:value="0.405104000000001">
                <text:p>0.4051040000000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3.762756">
                <text:p>253.762756</text:p>
              </table:table-cell>
              <table:table-cell office:value-type="float" office:value="0.384853000000001">
                <text:p>0.3848530000000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66.418152">
                <text:p>266.418152</text:p>
              </table:table-cell>
              <table:table-cell office:value-type="float" office:value="0.363997">
                <text:p>0.3639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65.538147">
                <text:p>265.538147</text:p>
              </table:table-cell>
              <table:table-cell office:value-type="float" office:value="0.349790000000001">
                <text:p>0.3497900000000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cm" svg:y="4.198cm" style:legend-expansion="high" chart:style-name="ch2"/>
        <chart:plot-area chart:style-name="ch3" table:cell-range-address="Sheet3.A17:Sheet3.A41 Sheet3.C17:Sheet3.C41" svg:x="0.32cm" svg:y="0.18cm" svg:width="12.45cm" svg:height="8.64cm">
          <chart:coordinate-region svg:x="0.574cm" svg:y="0.382cm" svg:width="12.004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C17:Sheet3.C41" chart:class="chart:scatter">
            <chart:domain table:cell-range-address="Sheet3.A17:Sheet3.A41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8.001099">
                <text:p>-18.001099</text:p>
                <draw:g>
                  <svg:desc>Sheet3.A17:Sheet3.A41</svg:desc>
                </draw:g>
              </table:table-cell>
              <table:table-cell office:value-type="float" office:value="92.078545">
                <text:p>92.078545</text:p>
                <draw:g>
                  <svg:desc>Sheet3.C17:Sheet3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6.446533">
                <text:p>-16.446533</text:p>
              </table:table-cell>
              <table:table-cell office:value-type="float" office:value="92.167465">
                <text:p>92.1674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5.24353">
                <text:p>-15.24353</text:p>
              </table:table-cell>
              <table:table-cell office:value-type="float" office:value="90.342079">
                <text:p>90.342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3.947144">
                <text:p>-13.947144</text:p>
              </table:table-cell>
              <table:table-cell office:value-type="float" office:value="89.536316">
                <text:p>89.536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2.084961">
                <text:p>-12.084961</text:p>
              </table:table-cell>
              <table:table-cell office:value-type="float" office:value="89.171593">
                <text:p>89.1715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.681458">
                <text:p>-10.681458</text:p>
              </table:table-cell>
              <table:table-cell office:value-type="float" office:value="88.620056">
                <text:p>88.620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.448242">
                <text:p>-9.448242</text:p>
              </table:table-cell>
              <table:table-cell office:value-type="float" office:value="88.39415">
                <text:p>88.394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.44574">
                <text:p>-8.44574</text:p>
              </table:table-cell>
              <table:table-cell office:value-type="float" office:value="88.099106">
                <text:p>88.0991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.440491">
                <text:p>-7.440491</text:p>
              </table:table-cell>
              <table:table-cell office:value-type="float" office:value="88.453033">
                <text:p>88.453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830994">
                <text:p>-5.830994</text:p>
              </table:table-cell>
              <table:table-cell office:value-type="float" office:value="88.062012">
                <text:p>88.0620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.325867">
                <text:p>-4.325867</text:p>
              </table:table-cell>
              <table:table-cell office:value-type="float" office:value="88.74176">
                <text:p>88.741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974548">
                <text:p>-2.974548</text:p>
              </table:table-cell>
              <table:table-cell office:value-type="float" office:value="88.843231">
                <text:p>88.8432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565552">
                <text:p>-1.565552</text:p>
              </table:table-cell>
              <table:table-cell office:value-type="float" office:value="88.50914">
                <text:p>88.509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37329">
                <text:p>-0.137329</text:p>
              </table:table-cell>
              <table:table-cell office:value-type="float" office:value="89.409447">
                <text:p>89.4094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80408">
                <text:p>1.480408</text:p>
              </table:table-cell>
              <table:table-cell office:value-type="float" office:value="89.008499">
                <text:p>89.0084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65686">
                <text:p>3.265686</text:p>
              </table:table-cell>
              <table:table-cell office:value-type="float" office:value="90.042061">
                <text:p>90.0420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985046">
                <text:p>4.985046</text:p>
              </table:table-cell>
              <table:table-cell office:value-type="float" office:value="90.443039">
                <text:p>90.4430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116638">
                <text:p>6.116638</text:p>
              </table:table-cell>
              <table:table-cell office:value-type="float" office:value="91.183868">
                <text:p>91.1838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825012">
                <text:p>7.825012</text:p>
              </table:table-cell>
              <table:table-cell office:value-type="float" office:value="91.435196">
                <text:p>91.4351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398804">
                <text:p>9.398804</text:p>
              </table:table-cell>
              <table:table-cell office:value-type="float" office:value="92.002464">
                <text:p>92.0024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379089">
                <text:p>11.379089</text:p>
              </table:table-cell>
              <table:table-cell office:value-type="float" office:value="92.592651">
                <text:p>92.5926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694702">
                <text:p>12.694702</text:p>
              </table:table-cell>
              <table:table-cell office:value-type="float" office:value="93.836571">
                <text:p>93.8365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273987">
                <text:p>14.273987</text:p>
              </table:table-cell>
              <table:table-cell office:value-type="float" office:value="94.28466">
                <text:p>94.284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235046">
                <text:p>16.235046</text:p>
              </table:table-cell>
              <table:table-cell office:value-type="float" office:value="95.658546">
                <text:p>95.6585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.866516">
                <text:p>17.866516</text:p>
              </table:table-cell>
              <table:table-cell office:value-type="float" office:value="95.449944">
                <text:p>95.4499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